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1.907cm"/>
    </style:style>
    <style:style style:name="co4" style:family="table-column">
      <style:table-column-properties fo:break-before="auto" style:column-width="1.5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58cm"/>
    </style:style>
    <style:style style:name="co7" style:family="table-column">
      <style:table-column-properties fo:break-before="auto" style:column-width="6.44cm"/>
    </style:style>
    <style:style style:name="co8" style:family="table-column">
      <style:table-column-properties fo:break-before="auto" style:column-width="8.04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rakto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5"/>
          <table:table-cell office:value-type="string">
            <text:p>Channel</text:p>
          </table:table-cell>
          <table:table-cell office:value-type="string">
            <text:p>data1</text:p>
          </table:table-cell>
          <table:table-cell office:value-type="string">
            <text:p>data2</text:p>
          </table:table-cell>
          <table:table-cell table:number-columns-repeated="2"/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]&amp;[.B2]&amp;[.C2]" office:value-type="string" office:string-value="GlobalUnused1">
            <text:p>GlobalUnused1</text:p>
          </table:table-cell>
          <table:table-cell table:formula="of:=[.I2]&amp;&quot;,&quot;&amp;&quot;176&quot;&amp;&quot;,&quot;&amp;[.F2]&amp;&quot;,&quot;&amp;[.G2]&amp;&quot;,&quot;&amp;[.H2]" office:value-type="string" office:string-value="GlobalUnused1,176,0,0,1">
            <text:p>GlobalUnused1,176,0,0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[.A3]&amp;[.B3]&amp;[.C3]" office:value-type="string" office:string-value="GlobalUnused2">
            <text:p>GlobalUnused2</text:p>
          </table:table-cell>
          <table:table-cell table:formula="of:=[.I3]&amp;&quot;,&quot;&amp;&quot;176&quot;&amp;&quot;,&quot;&amp;[.F3]&amp;&quot;,&quot;&amp;[.G3]&amp;&quot;,&quot;&amp;[.H3]" office:value-type="string" office:string-value="GlobalUnused2,176,0,1,1">
            <text:p>GlobalUnused2,176,0,1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4]&amp;[.B4]&amp;[.C4]" office:value-type="string" office:string-value="GlobalUnused3">
            <text:p>GlobalUnused3</text:p>
          </table:table-cell>
          <table:table-cell table:formula="of:=[.I4]&amp;&quot;,&quot;&amp;&quot;176&quot;&amp;&quot;,&quot;&amp;[.F4]&amp;&quot;,&quot;&amp;[.G4]&amp;&quot;,&quot;&amp;[.H4]" office:value-type="string" office:string-value="GlobalUnused3,176,0,2,1">
            <text:p>GlobalUnused3,176,0,2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5]&amp;[.B5]&amp;[.C5]" office:value-type="string" office:string-value="GlobalUnused4">
            <text:p>GlobalUnused4</text:p>
          </table:table-cell>
          <table:table-cell table:formula="of:=[.I5]&amp;&quot;,&quot;&amp;&quot;176&quot;&amp;&quot;,&quot;&amp;[.F5]&amp;&quot;,&quot;&amp;[.G5]&amp;&quot;,&quot;&amp;[.H5]" office:value-type="string" office:string-value="GlobalUnused4,176,0,3,1">
            <text:p>GlobalUnused4,176,0,3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6]&amp;[.B6]&amp;[.C6]" office:value-type="string" office:string-value="GlobalUnused5">
            <text:p>GlobalUnused5</text:p>
          </table:table-cell>
          <table:table-cell table:formula="of:=[.I6]&amp;&quot;,&quot;&amp;&quot;176&quot;&amp;&quot;,&quot;&amp;[.F6]&amp;&quot;,&quot;&amp;[.G6]&amp;&quot;,&quot;&amp;[.H6]" office:value-type="string" office:string-value="GlobalUnused5,176,0,4,1">
            <text:p>GlobalUnused5,176,0,4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CoarseDe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7]" office:value-type="string" office:string-value="SetMasterTempoCoarseDec">
            <text:p>SetMasterTempoCoarseDec</text:p>
          </table:table-cell>
          <table:table-cell table:formula="of:=[.I7]&amp;&quot;,&quot;&amp;&quot;176&quot;&amp;&quot;,&quot;&amp;[.F7]&amp;&quot;,&quot;&amp;[.G7]&amp;&quot;,&quot;&amp;[.H7]" office:value-type="string" office:string-value="SetMasterTempoCoarseDec,176,0,5,1">
            <text:p>SetMasterTempoCoarseDec,176,0,5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CoarseIn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8]" office:value-type="string" office:string-value="SetMasterTempoCoarseInc">
            <text:p>SetMasterTempoCoarseInc</text:p>
          </table:table-cell>
          <table:table-cell table:formula="of:=[.I8]&amp;&quot;,&quot;&amp;&quot;176&quot;&amp;&quot;,&quot;&amp;[.F8]&amp;&quot;,&quot;&amp;[.G8]&amp;&quot;,&quot;&amp;[.H8]" office:value-type="string" office:string-value="SetMasterTempoCoarseInc,176,0,6,1">
            <text:p>SetMasterTempoCoarseInc,176,0,6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FineDe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9]" office:value-type="string" office:string-value="SetMasterTempoFineDec">
            <text:p>SetMasterTempoFineDec</text:p>
          </table:table-cell>
          <table:table-cell table:formula="of:=[.I9]&amp;&quot;,&quot;&amp;&quot;176&quot;&amp;&quot;,&quot;&amp;[.F9]&amp;&quot;,&quot;&amp;[.G9]&amp;&quot;,&quot;&amp;[.H9]" office:value-type="string" office:string-value="SetMasterTempoFineDec,176,0,7,1">
            <text:p>SetMasterTempoFineDec,176,0,7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FineIn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10]" office:value-type="string" office:string-value="SetMasterTempoFineInc">
            <text:p>SetMasterTempoFineInc</text:p>
          </table:table-cell>
          <table:table-cell table:formula="of:=[.I10]&amp;&quot;,&quot;&amp;&quot;176&quot;&amp;&quot;,&quot;&amp;[.F10]&amp;&quot;,&quot;&amp;[.G10]&amp;&quot;,&quot;&amp;[.H10]" office:value-type="string" office:string-value="SetMasterTempoFineInc,176,0,8,1">
            <text:p>SetMasterTempoFineInc,176,0,8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Down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11]&amp;[.C11]" office:value-type="string" office:string-value="BrowserDownPress">
            <text:p>BrowserDownPress</text:p>
          </table:table-cell>
          <table:table-cell table:formula="of:=[.I11]&amp;&quot;,&quot;&amp;&quot;176&quot;&amp;&quot;,&quot;&amp;[.F11]&amp;&quot;,&quot;&amp;[.G11]&amp;&quot;,&quot;&amp;[.H11]" office:value-type="string" office:string-value="BrowserDownPress,176,0,9,1">
            <text:p>BrowserDownPress,176,0,9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Down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12]&amp;[.C12]" office:value-type="string" office:string-value="BrowserDownRelease">
            <text:p>BrowserDownRelease</text:p>
          </table:table-cell>
          <table:table-cell table:formula="of:=[.I12]&amp;&quot;,&quot;&amp;&quot;176&quot;&amp;&quot;,&quot;&amp;[.F12]&amp;&quot;,&quot;&amp;[.G12]&amp;&quot;,&quot;&amp;[.H12]" office:value-type="string" office:string-value="BrowserDownRelease,176,0,9,0">
            <text:p>BrowserDownRelease,176,0,9,0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Up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13]&amp;[.C13]" office:value-type="string" office:string-value="BrowserUpPress">
            <text:p>BrowserUpPress</text:p>
          </table:table-cell>
          <table:table-cell table:formula="of:=[.I13]&amp;&quot;,&quot;&amp;&quot;176&quot;&amp;&quot;,&quot;&amp;[.F13]&amp;&quot;,&quot;&amp;[.G13]&amp;&quot;,&quot;&amp;[.H13]" office:value-type="string" office:string-value="BrowserUpPress,176,0,10,1">
            <text:p>BrowserUpPress,176,0,10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Up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14]&amp;[.C14]" office:value-type="string" office:string-value="BrowserUpRelease">
            <text:p>BrowserUpRelease</text:p>
          </table:table-cell>
          <table:table-cell table:formula="of:=[.I14]&amp;&quot;,&quot;&amp;&quot;176&quot;&amp;&quot;,&quot;&amp;[.F14]&amp;&quot;,&quot;&amp;[.G14]&amp;&quot;,&quot;&amp;[.H14]" office:value-type="string" office:string-value="BrowserUpRelease,176,0,10,0">
            <text:p>BrowserUpRelease,176,0,10,0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15]&amp;[.E15]&amp;[.C15]&amp;[.D15]" office:value-type="string" office:string-value="TempoMasterFineInc">
            <text:p>TempoMasterFineInc</text:p>
          </table:table-cell>
          <table:table-cell table:formula="of:=[.I15]&amp;&quot;,&quot;&amp;&quot;176&quot;&amp;&quot;,&quot;&amp;[.F15]&amp;&quot;,&quot;&amp;[.G15]&amp;&quot;,&quot;&amp;[.H15]" office:value-type="string" office:string-value="TempoMasterFineInc,176,0,11,1">
            <text:p>TempoMasterFineInc,176,0,11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16]&amp;[.E16]&amp;[.C16]&amp;[.D16]" office:value-type="string" office:string-value="TempoMasterFineDec">
            <text:p>TempoMasterFineDec</text:p>
          </table:table-cell>
          <table:table-cell table:formula="of:=[.I16]&amp;&quot;,&quot;&amp;&quot;176&quot;&amp;&quot;,&quot;&amp;[.F16]&amp;&quot;,&quot;&amp;[.G16]&amp;&quot;,&quot;&amp;[.H16]" office:value-type="string" office:string-value="TempoMasterFineDec,176,0,12,1">
            <text:p>TempoMasterFineDec,176,0,12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17]&amp;[.E17]&amp;[.C17]&amp;[.D17]" office:value-type="string" office:string-value="TempoMasterCoarseInc">
            <text:p>TempoMasterCoarseInc</text:p>
          </table:table-cell>
          <table:table-cell table:formula="of:=[.I17]&amp;&quot;,&quot;&amp;&quot;176&quot;&amp;&quot;,&quot;&amp;[.F17]&amp;&quot;,&quot;&amp;[.G17]&amp;&quot;,&quot;&amp;[.H17]" office:value-type="string" office:string-value="TempoMasterCoarseInc,176,0,13,1">
            <text:p>TempoMasterCoarseInc,176,0,13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18]&amp;[.E18]&amp;[.C18]&amp;[.D18]" office:value-type="string" office:string-value="TempoMasterCoarseDec">
            <text:p>TempoMasterCoarseDec</text:p>
          </table:table-cell>
          <table:table-cell table:formula="of:=[.I18]&amp;&quot;,&quot;&amp;&quot;176&quot;&amp;&quot;,&quot;&amp;[.F18]&amp;&quot;,&quot;&amp;[.G18]&amp;&quot;,&quot;&amp;[.H18]" office:value-type="string" office:string-value="TempoMasterCoarseDec,176,0,14,1">
            <text:p>TempoMasterCoarseDec,176,0,14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19]&amp;[.E19]&amp;[.C19]&amp;[.D19]" office:value-type="string" office:string-value="TempoDeckAFineInc">
            <text:p>TempoDeckAFineInc</text:p>
          </table:table-cell>
          <table:table-cell table:formula="of:=[.I19]&amp;&quot;,&quot;&amp;&quot;176&quot;&amp;&quot;,&quot;&amp;[.F19]&amp;&quot;,&quot;&amp;[.G19]&amp;&quot;,&quot;&amp;[.H19]" office:value-type="string" office:string-value="TempoDeckAFineInc,176,0,15,1">
            <text:p>TempoDeckAFineInc,176,0,15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20]&amp;[.E20]&amp;[.C20]&amp;[.D20]" office:value-type="string" office:string-value="TempoDeckAFineDec">
            <text:p>TempoDeckAFineDec</text:p>
          </table:table-cell>
          <table:table-cell table:formula="of:=[.I20]&amp;&quot;,&quot;&amp;&quot;176&quot;&amp;&quot;,&quot;&amp;[.F20]&amp;&quot;,&quot;&amp;[.G20]&amp;&quot;,&quot;&amp;[.H20]" office:value-type="string" office:string-value="TempoDeckAFineDec,176,0,16,1">
            <text:p>TempoDeckAFineDec,176,0,16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21]&amp;[.E21]&amp;[.C21]&amp;[.D21]" office:value-type="string" office:string-value="TempoDeckACoarseInc">
            <text:p>TempoDeckACoarseInc</text:p>
          </table:table-cell>
          <table:table-cell table:formula="of:=[.I21]&amp;&quot;,&quot;&amp;&quot;176&quot;&amp;&quot;,&quot;&amp;[.F21]&amp;&quot;,&quot;&amp;[.G21]&amp;&quot;,&quot;&amp;[.H21]" office:value-type="string" office:string-value="TempoDeckACoarseInc,176,0,17,1">
            <text:p>TempoDeckACoarseInc,176,0,17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22]&amp;[.E22]&amp;[.C22]&amp;[.D22]" office:value-type="string" office:string-value="TempoDeckACoarseDec">
            <text:p>TempoDeckACoarseDec</text:p>
          </table:table-cell>
          <table:table-cell table:formula="of:=[.I22]&amp;&quot;,&quot;&amp;&quot;176&quot;&amp;&quot;,&quot;&amp;[.F22]&amp;&quot;,&quot;&amp;[.G22]&amp;&quot;,&quot;&amp;[.H22]" office:value-type="string" office:string-value="TempoDeckACoarseDec,176,0,18,1">
            <text:p>TempoDeckACoarseDec,176,0,18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23]&amp;[.E23]&amp;[.C23]&amp;[.D23]" office:value-type="string" office:string-value="TempoDeckBFineInc">
            <text:p>TempoDeckBFineInc</text:p>
          </table:table-cell>
          <table:table-cell table:formula="of:=[.I23]&amp;&quot;,&quot;&amp;&quot;176&quot;&amp;&quot;,&quot;&amp;[.F23]&amp;&quot;,&quot;&amp;[.G23]&amp;&quot;,&quot;&amp;[.H23]" office:value-type="string" office:string-value="TempoDeckBFineInc,176,0,19,1">
            <text:p>TempoDeckBFineInc,176,0,19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24]&amp;[.E24]&amp;[.C24]&amp;[.D24]" office:value-type="string" office:string-value="TempoDeckBFineDec">
            <text:p>TempoDeckBFineDec</text:p>
          </table:table-cell>
          <table:table-cell table:formula="of:=[.I24]&amp;&quot;,&quot;&amp;&quot;176&quot;&amp;&quot;,&quot;&amp;[.F24]&amp;&quot;,&quot;&amp;[.G24]&amp;&quot;,&quot;&amp;[.H24]" office:value-type="string" office:string-value="TempoDeckBFineDec,176,0,20,1">
            <text:p>TempoDeckBFineDec,176,0,20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25]&amp;[.E25]&amp;[.C25]&amp;[.D25]" office:value-type="string" office:string-value="TempoDeckBCoarseInc">
            <text:p>TempoDeckBCoarseInc</text:p>
          </table:table-cell>
          <table:table-cell table:formula="of:=[.I25]&amp;&quot;,&quot;&amp;&quot;176&quot;&amp;&quot;,&quot;&amp;[.F25]&amp;&quot;,&quot;&amp;[.G25]&amp;&quot;,&quot;&amp;[.H25]" office:value-type="string" office:string-value="TempoDeckBCoarseInc,176,0,21,1">
            <text:p>TempoDeckBCoarseInc,176,0,21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26]&amp;[.E26]&amp;[.C26]&amp;[.D26]" office:value-type="string" office:string-value="TempoDeckBCoarseDec">
            <text:p>TempoDeckBCoarseDec</text:p>
          </table:table-cell>
          <table:table-cell table:formula="of:=[.I26]&amp;&quot;,&quot;&amp;&quot;176&quot;&amp;&quot;,&quot;&amp;[.F26]&amp;&quot;,&quot;&amp;[.G26]&amp;&quot;,&quot;&amp;[.H26]" office:value-type="string" office:string-value="TempoDeckBCoarseDec,176,0,22,1">
            <text:p>TempoDeckBCoarseDec,176,0,22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27]&amp;[.E27]&amp;[.C27]&amp;[.D27]" office:value-type="string" office:string-value="TempoDeckCFineInc">
            <text:p>TempoDeckCFineInc</text:p>
          </table:table-cell>
          <table:table-cell table:formula="of:=[.I27]&amp;&quot;,&quot;&amp;&quot;176&quot;&amp;&quot;,&quot;&amp;[.F27]&amp;&quot;,&quot;&amp;[.G27]&amp;&quot;,&quot;&amp;[.H27]" office:value-type="string" office:string-value="TempoDeckCFineInc,176,0,23,1">
            <text:p>TempoDeckCFineInc,176,0,23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28]&amp;[.E28]&amp;[.C28]&amp;[.D28]" office:value-type="string" office:string-value="TempoDeckCFineDec">
            <text:p>TempoDeckCFineDec</text:p>
          </table:table-cell>
          <table:table-cell table:formula="of:=[.I28]&amp;&quot;,&quot;&amp;&quot;176&quot;&amp;&quot;,&quot;&amp;[.F28]&amp;&quot;,&quot;&amp;[.G28]&amp;&quot;,&quot;&amp;[.H28]" office:value-type="string" office:string-value="TempoDeckCFineDec,176,0,24,1">
            <text:p>TempoDeckCFineDec,176,0,24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29]&amp;[.E29]&amp;[.C29]&amp;[.D29]" office:value-type="string" office:string-value="TempoDeckCCoarseInc">
            <text:p>TempoDeckCCoarseInc</text:p>
          </table:table-cell>
          <table:table-cell table:formula="of:=[.I29]&amp;&quot;,&quot;&amp;&quot;176&quot;&amp;&quot;,&quot;&amp;[.F29]&amp;&quot;,&quot;&amp;[.G29]&amp;&quot;,&quot;&amp;[.H29]" office:value-type="string" office:string-value="TempoDeckCCoarseInc,176,0,25,1">
            <text:p>TempoDeckCCoarseInc,176,0,25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30]&amp;[.E30]&amp;[.C30]&amp;[.D30]" office:value-type="string" office:string-value="TempoDeckCCoarseDec">
            <text:p>TempoDeckCCoarseDec</text:p>
          </table:table-cell>
          <table:table-cell table:formula="of:=[.I30]&amp;&quot;,&quot;&amp;&quot;176&quot;&amp;&quot;,&quot;&amp;[.F30]&amp;&quot;,&quot;&amp;[.G30]&amp;&quot;,&quot;&amp;[.H30]" office:value-type="string" office:string-value="TempoDeckCCoarseDec,176,0,26,1">
            <text:p>TempoDeckCCoarseDec,176,0,26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31]&amp;[.E31]&amp;[.C31]&amp;[.D31]" office:value-type="string" office:string-value="TempoDeckDFineInc">
            <text:p>TempoDeckDFineInc</text:p>
          </table:table-cell>
          <table:table-cell table:formula="of:=[.I31]&amp;&quot;,&quot;&amp;&quot;176&quot;&amp;&quot;,&quot;&amp;[.F31]&amp;&quot;,&quot;&amp;[.G31]&amp;&quot;,&quot;&amp;[.H31]" office:value-type="string" office:string-value="TempoDeckDFineInc,176,0,27,1">
            <text:p>TempoDeckDFineInc,176,0,27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32]&amp;[.E32]&amp;[.C32]&amp;[.D32]" office:value-type="string" office:string-value="TempoDeckDFineDec">
            <text:p>TempoDeckDFineDec</text:p>
          </table:table-cell>
          <table:table-cell table:formula="of:=[.I32]&amp;&quot;,&quot;&amp;&quot;176&quot;&amp;&quot;,&quot;&amp;[.F32]&amp;&quot;,&quot;&amp;[.G32]&amp;&quot;,&quot;&amp;[.H32]" office:value-type="string" office:string-value="TempoDeckDFineDec,176,0,28,1">
            <text:p>TempoDeckDFineDec,176,0,28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33]&amp;[.E33]&amp;[.C33]&amp;[.D33]" office:value-type="string" office:string-value="TempoDeckDCoarseInc">
            <text:p>TempoDeckDCoarseInc</text:p>
          </table:table-cell>
          <table:table-cell table:formula="of:=[.I33]&amp;&quot;,&quot;&amp;&quot;176&quot;&amp;&quot;,&quot;&amp;[.F33]&amp;&quot;,&quot;&amp;[.G33]&amp;&quot;,&quot;&amp;[.H33]" office:value-type="string" office:string-value="TempoDeckDCoarseInc,176,0,29,1">
            <text:p>TempoDeckDCoarseInc,176,0,29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34]&amp;[.E34]&amp;[.C34]&amp;[.D34]" office:value-type="string" office:string-value="TempoDeckDCoarseDec">
            <text:p>TempoDeckDCoarseDec</text:p>
          </table:table-cell>
          <table:table-cell table:formula="of:=[.I34]&amp;&quot;,&quot;&amp;&quot;176&quot;&amp;&quot;,&quot;&amp;[.F34]&amp;&quot;,&quot;&amp;[.G34]&amp;&quot;,&quot;&amp;[.H34]" office:value-type="string" office:string-value="TempoDeckDCoarseDec,176,0,30,1">
            <text:p>TempoDeckDCoarseDec,176,0,30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ndMonitorStat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35]" office:value-type="string" office:string-value="SendMonitorState">
            <text:p>SendMonitorState</text:p>
          </table:table-cell>
          <table:table-cell table:formula="of:=[.I35]&amp;&quot;,&quot;&amp;&quot;176&quot;&amp;&quot;,&quot;&amp;[.F35]&amp;&quot;,&quot;&amp;[.G35]&amp;&quot;,&quot;&amp;[.H35]" office:value-type="string" office:string-value="SendMonitorState,176,0,31,1">
            <text:p>SendMonitorState,176,0,31,1</text:p>
          </table:table-cell>
        </table:table-row>
        <table:table-row table:style-name="ro1" table:number-rows-repeated="15">
          <table:table-cell table:number-columns-repeated="10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DeckA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56]&amp;[.A56]" office:value-type="string" office:string-value="loadDeckA">
            <text:p>loadDeckA</text:p>
          </table:table-cell>
          <table:table-cell table:formula="of:=[.I56]&amp;&quot;,&quot;&amp;&quot;176&quot;&amp;&quot;,&quot;&amp;[.F56]&amp;&quot;,&quot;&amp;[.G56]&amp;&quot;,&quot;&amp;[.H56]" office:value-type="string" office:string-value="loadDeckA,176,1,0,1">
            <text:p>loadDeckA,176,1,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play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formula="of:=[.B57]&amp;[.A57]" office:value-type="string" office:string-value="playDeckA">
            <text:p>playDeckA</text:p>
          </table:table-cell>
          <table:table-cell table:formula="of:=[.I57]&amp;&quot;,&quot;&amp;&quot;176&quot;&amp;&quot;,&quot;&amp;[.F57]&amp;&quot;,&quot;&amp;[.G57]&amp;&quot;,&quot;&amp;[.H57]" office:value-type="string" office:string-value="playDeckA,176,1,1,1">
            <text:p>playDeckA,176,1,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paus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58]&amp;[.A58]" office:value-type="string" office:string-value="pauseDeckA">
            <text:p>pauseDeckA</text:p>
          </table:table-cell>
          <table:table-cell table:formula="of:=[.I58]&amp;&quot;,&quot;&amp;&quot;176&quot;&amp;&quot;,&quot;&amp;[.F58]&amp;&quot;,&quot;&amp;[.G58]&amp;&quot;,&quot;&amp;[.H58]" office:value-type="string" office:string-value="pauseDeckA,176,1,2,1">
            <text:p>pauseDeckA,176,1,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59]&amp;[.A59]&amp;[.C59]" office:value-type="string" office:string-value="cueDeckAPress">
            <text:p>cueDeckAPress</text:p>
          </table:table-cell>
          <table:table-cell table:formula="of:=[.I59]&amp;&quot;,&quot;&amp;&quot;176&quot;&amp;&quot;,&quot;&amp;[.F59]&amp;&quot;,&quot;&amp;[.G59]&amp;&quot;,&quot;&amp;[.H59]" office:value-type="string" office:string-value="cueDeckAPress,176,1,3,1">
            <text:p>cueDeckAPress,176,1,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60]&amp;[.A60]&amp;[.C60]" office:value-type="string" office:string-value="cueDeckARelease">
            <text:p>cueDeckARelease</text:p>
          </table:table-cell>
          <table:table-cell table:formula="of:=[.I60]&amp;&quot;,&quot;&amp;&quot;176&quot;&amp;&quot;,&quot;&amp;[.F60]&amp;&quot;,&quot;&amp;[.G60]&amp;&quot;,&quot;&amp;[.H60]" office:value-type="string" office:string-value="cueDeckARelease,176,1,3,0">
            <text:p>cueDeckARelease,176,1,3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61]&amp;[.A61]" office:value-type="string" office:string-value="UnusedDeckA">
            <text:p>UnusedDeckA</text:p>
          </table:table-cell>
          <table:table-cell table:formula="of:=[.I61]&amp;&quot;,&quot;&amp;&quot;176&quot;&amp;&quot;,&quot;&amp;[.F61]&amp;&quot;,&quot;&amp;[.G61]&amp;&quot;,&quot;&amp;[.H61]" office:value-type="string" office:string-value="UnusedDeckA,176,1,4,1">
            <text:p>UnusedDeckA,176,1,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Mod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62]&amp;[.A62]&amp;[.D62]&amp;[.C62]&amp;[.E62]" office:value-type="string" office:string-value="moveModeDeckA">
            <text:p>moveModeDeckA</text:p>
          </table:table-cell>
          <table:table-cell table:formula="of:=[.I62]&amp;&quot;,&quot;&amp;&quot;176&quot;&amp;&quot;,&quot;&amp;[.F62]&amp;&quot;,&quot;&amp;[.G62]&amp;&quot;,&quot;&amp;[.H62]" office:value-type="string" office:string-value="moveModeDeckA,176,1,5,1">
            <text:p>moveModeDeckA,176,1,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Mode</text:p>
          </table:table-cell>
          <table:table-cell office:value-type="string">
            <text:p>Retur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f:=[.B63]&amp;[.A63]&amp;[.D63]&amp;[.C63]&amp;[.E63]" office:value-type="string" office:string-value="moveModeDeckAReturn">
            <text:p>moveModeDeckAReturn</text:p>
          </table:table-cell>
          <table:table-cell table:formula="of:=[.I63]&amp;&quot;,&quot;&amp;&quot;176&quot;&amp;&quot;,&quot;&amp;[.F63]&amp;&quot;,&quot;&amp;[.G63]&amp;&quot;,&quot;&amp;[.H63]" office:value-type="string" office:string-value="moveModeDeckAReturn,176,1,47,1">
            <text:p>moveModeDeckAReturn,176,1,4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Size</text:p>
          </table:table-cell>
          <table:table-cell office:value-type="string">
            <text:p>Forward</text:p>
          </table:table-cell>
          <table:table-cell/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64]&amp;[.A64]&amp;[.D64]&amp;[.C64]&amp;[.E64]" office:value-type="string" office:string-value="moveSizeDeckAForwardPress">
            <text:p>moveSizeDeckAForwardPress</text:p>
          </table:table-cell>
          <table:table-cell table:formula="of:=[.I64]&amp;&quot;,&quot;&amp;&quot;176&quot;&amp;&quot;,&quot;&amp;[.F64]&amp;&quot;,&quot;&amp;[.G64]&amp;&quot;,&quot;&amp;[.H64]" office:value-type="string" office:string-value="moveSizeDeckAForwardPress,176,1,6,1">
            <text:p>moveSizeDeckAForwardPress,176,1,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Size</text:p>
          </table:table-cell>
          <table:table-cell office:value-type="string">
            <text:p>Forward</text:p>
          </table:table-cell>
          <table:table-cell/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65]&amp;[.A65]&amp;[.D65]&amp;[.C65]&amp;[.E65]" office:value-type="string" office:string-value="moveSizeDeckAForwardRelease">
            <text:p>moveSizeDeckAForwardRelease</text:p>
          </table:table-cell>
          <table:table-cell table:formula="of:=[.I65]&amp;&quot;,&quot;&amp;&quot;176&quot;&amp;&quot;,&quot;&amp;[.F65]&amp;&quot;,&quot;&amp;[.G65]&amp;&quot;,&quot;&amp;[.H65]" office:value-type="string" office:string-value="moveSizeDeckAForwardRelease,176,1,6,0">
            <text:p>moveSizeDeckAForwardRelease,176,1,6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Size</text:p>
          </table:table-cell>
          <table:table-cell office:value-type="string">
            <text:p>Backward</text:p>
          </table:table-cell>
          <table:table-cell/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66]&amp;[.A66]&amp;[.D66]&amp;[.C66]&amp;[.E66]" office:value-type="string" office:string-value="moveSizeDeckABackwardPress">
            <text:p>moveSizeDeckABackwardPress</text:p>
          </table:table-cell>
          <table:table-cell table:formula="of:=[.I66]&amp;&quot;,&quot;&amp;&quot;176&quot;&amp;&quot;,&quot;&amp;[.F66]&amp;&quot;,&quot;&amp;[.G66]&amp;&quot;,&quot;&amp;[.H66]" office:value-type="string" office:string-value="moveSizeDeckABackwardPress,176,1,7,1">
            <text:p>moveSizeDeckABackwardPress,176,1,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Size</text:p>
          </table:table-cell>
          <table:table-cell office:value-type="string">
            <text:p>Backward</text:p>
          </table:table-cell>
          <table:table-cell/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67]&amp;[.A67]&amp;[.D67]&amp;[.C67]&amp;[.E67]" office:value-type="string" office:string-value="moveSizeDeckABackwardRelease">
            <text:p>moveSizeDeckABackwardRelease</text:p>
          </table:table-cell>
          <table:table-cell table:formula="of:=[.I67]&amp;&quot;,&quot;&amp;&quot;176&quot;&amp;&quot;,&quot;&amp;[.F67]&amp;&quot;,&quot;&amp;[.G67]&amp;&quot;,&quot;&amp;[.H67]" office:value-type="string" office:string-value="moveSizeDeckABackwardRelease,176,1,7,0">
            <text:p>moveSizeDeckABackwardRelease,176,1,7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</text:p>
          </table:table-cell>
          <table:table-cell office:value-type="string">
            <text:p>Forward</text:p>
          </table:table-cell>
          <table:table-cell/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68]&amp;[.A68]&amp;[.D68]&amp;[.C68]&amp;[.E68]" office:value-type="string" office:string-value="moveDeckAForwardPress">
            <text:p>moveDeckAForwardPress</text:p>
          </table:table-cell>
          <table:table-cell table:formula="of:=[.I68]&amp;&quot;,&quot;&amp;&quot;176&quot;&amp;&quot;,&quot;&amp;[.F68]&amp;&quot;,&quot;&amp;[.G68]&amp;&quot;,&quot;&amp;[.H68]" office:value-type="string" office:string-value="moveDeckAForwardPress,176,1,8,1">
            <text:p>moveDeckAForwardPress,176,1,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</text:p>
          </table:table-cell>
          <table:table-cell office:value-type="string">
            <text:p>Forward</text:p>
          </table:table-cell>
          <table:table-cell/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69]&amp;[.A69]&amp;[.D69]&amp;[.C69]&amp;[.E69]" office:value-type="string" office:string-value="moveDeckAForwardRelease">
            <text:p>moveDeckAForwardRelease</text:p>
          </table:table-cell>
          <table:table-cell table:formula="of:=[.I69]&amp;&quot;,&quot;&amp;&quot;176&quot;&amp;&quot;,&quot;&amp;[.F69]&amp;&quot;,&quot;&amp;[.G69]&amp;&quot;,&quot;&amp;[.H69]" office:value-type="string" office:string-value="moveDeckAForwardRelease,176,1,8,0">
            <text:p>moveDeckAForwardRelease,176,1,8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</text:p>
          </table:table-cell>
          <table:table-cell office:value-type="string">
            <text:p>Backward</text:p>
          </table:table-cell>
          <table:table-cell/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70]&amp;[.A70]&amp;[.D70]&amp;[.C70]&amp;[.E70]" office:value-type="string" office:string-value="moveDeckABackwardPress">
            <text:p>moveDeckABackwardPress</text:p>
          </table:table-cell>
          <table:table-cell table:formula="of:=[.I70]&amp;&quot;,&quot;&amp;&quot;176&quot;&amp;&quot;,&quot;&amp;[.F70]&amp;&quot;,&quot;&amp;[.G70]&amp;&quot;,&quot;&amp;[.H70]" office:value-type="string" office:string-value="moveDeckABackwardPress,176,1,9,1">
            <text:p>moveDeckABackwardPress,176,1,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</text:p>
          </table:table-cell>
          <table:table-cell office:value-type="string">
            <text:p>Backward</text:p>
          </table:table-cell>
          <table:table-cell/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71]&amp;[.A71]&amp;[.D71]&amp;[.C71]&amp;[.E71]" office:value-type="string" office:string-value="moveDeckABackwardRelease">
            <text:p>moveDeckABackwardRelease</text:p>
          </table:table-cell>
          <table:table-cell table:formula="of:=[.I71]&amp;&quot;,&quot;&amp;&quot;176&quot;&amp;&quot;,&quot;&amp;[.F71]&amp;&quot;,&quot;&amp;[.G71]&amp;&quot;,&quot;&amp;[.H71]" office:value-type="string" office:string-value="moveDeckABackwardRelease,176,1,9,0">
            <text:p>moveDeckABackwardRelease,176,1,9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Size</text:p>
          </table:table-cell>
          <table:table-cell office:value-type="string">
            <text:p>Retur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f:=[.B72]&amp;[.A72]&amp;[.D72]&amp;[.C72]&amp;[.E72]" office:value-type="string" office:string-value="moveSizeDeckAReturn">
            <text:p>moveSizeDeckAReturn</text:p>
          </table:table-cell>
          <table:table-cell table:formula="of:=[.I72]&amp;&quot;,&quot;&amp;&quot;176&quot;&amp;&quot;,&quot;&amp;[.F72]&amp;&quot;,&quot;&amp;[.G72]&amp;&quot;,&quot;&amp;[.H72]" office:value-type="string" office:string-value="moveSizeDeckAReturn,176,1,48,1">
            <text:p>moveSizeDeckAReturn,176,1,4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73]&amp;[.A73]&amp;[.D73]&amp;[.C73]&amp;[.E73]" office:value-type="string" office:string-value="UnusedDeckA">
            <text:p>UnusedDeckA</text:p>
          </table:table-cell>
          <table:table-cell table:formula="of:=[.I73]&amp;&quot;,&quot;&amp;&quot;176&quot;&amp;&quot;,&quot;&amp;[.F73]&amp;&quot;,&quot;&amp;[.G73]&amp;&quot;,&quot;&amp;[.H73]" office:value-type="string" office:string-value="UnusedDeckA,176,1,11,1">
            <text:p>UnusedDeckA,176,1,1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74]&amp;[.A74]&amp;[.D74]&amp;[.C74]&amp;[.E74]" office:value-type="string" office:string-value="UnusedDeckA">
            <text:p>UnusedDeckA</text:p>
          </table:table-cell>
          <table:table-cell table:formula="of:=[.I74]&amp;&quot;,&quot;&amp;&quot;176&quot;&amp;&quot;,&quot;&amp;[.F74]&amp;&quot;,&quot;&amp;[.G74]&amp;&quot;,&quot;&amp;[.H74]" office:value-type="string" office:string-value="UnusedDeckA,176,1,11,0">
            <text:p>UnusedDeckA,176,1,11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75]&amp;[.A75]&amp;[.D75]&amp;[.C75]&amp;[.E75]" office:value-type="string" office:string-value="UnusedDeckA">
            <text:p>UnusedDeckA</text:p>
          </table:table-cell>
          <table:table-cell table:formula="of:=[.I75]&amp;&quot;,&quot;&amp;&quot;176&quot;&amp;&quot;,&quot;&amp;[.F75]&amp;&quot;,&quot;&amp;[.G75]&amp;&quot;,&quot;&amp;[.H75]" office:value-type="string" office:string-value="UnusedDeckA,176,1,12,1">
            <text:p>UnusedDeckA,176,1,1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76]&amp;[.A76]&amp;[.D76]&amp;[.C76]&amp;[.E76]" office:value-type="string" office:string-value="UnusedDeckA">
            <text:p>UnusedDeckA</text:p>
          </table:table-cell>
          <table:table-cell table:formula="of:=[.I76]&amp;&quot;,&quot;&amp;&quot;176&quot;&amp;&quot;,&quot;&amp;[.F76]&amp;&quot;,&quot;&amp;[.G76]&amp;&quot;,&quot;&amp;[.H76]" office:value-type="string" office:string-value="UnusedDeckA,176,1,12,0">
            <text:p>UnusedDeckA,176,1,12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77]&amp;[.A77]&amp;[.C77]&amp;[.D77]" office:value-type="string" office:string-value="selectSetHotcueDeckA1Press">
            <text:p>selectSetHotcueDeckA1Press</text:p>
          </table:table-cell>
          <table:table-cell table:formula="of:=[.I77]&amp;&quot;,&quot;&amp;&quot;176&quot;&amp;&quot;,&quot;&amp;[.F77]&amp;&quot;,&quot;&amp;[.G77]&amp;&quot;,&quot;&amp;[.H77]" office:value-type="string" office:string-value="selectSetHotcueDeckA1Press,176,1,13,1">
            <text:p>selectSetHotcueDeckA1Press,176,1,1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78]&amp;[.A78]&amp;[.C78]&amp;[.D78]" office:value-type="string" office:string-value="selectSetHotcueDeckA1Release">
            <text:p>selectSetHotcueDeckA1Release</text:p>
          </table:table-cell>
          <table:table-cell table:formula="of:=[.I78]&amp;&quot;,&quot;&amp;&quot;176&quot;&amp;&quot;,&quot;&amp;[.F78]&amp;&quot;,&quot;&amp;[.G78]&amp;&quot;,&quot;&amp;[.H78]" office:value-type="string" office:string-value="selectSetHotcueDeckA1Release,176,1,13,0">
            <text:p>selectSetHotcueDeckA1Release,176,1,13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79]&amp;[.A79]&amp;[.C79]&amp;[.D79]" office:value-type="string" office:string-value="selectSetHotcueDeckA2Press">
            <text:p>selectSetHotcueDeckA2Press</text:p>
          </table:table-cell>
          <table:table-cell table:formula="of:=[.I79]&amp;&quot;,&quot;&amp;&quot;176&quot;&amp;&quot;,&quot;&amp;[.F79]&amp;&quot;,&quot;&amp;[.G79]&amp;&quot;,&quot;&amp;[.H79]" office:value-type="string" office:string-value="selectSetHotcueDeckA2Press,176,1,14,1">
            <text:p>selectSetHotcueDeckA2Press,176,1,1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80]&amp;[.A80]&amp;[.C80]&amp;[.D80]" office:value-type="string" office:string-value="selectSetHotcueDeckA2Release">
            <text:p>selectSetHotcueDeckA2Release</text:p>
          </table:table-cell>
          <table:table-cell table:formula="of:=[.I80]&amp;&quot;,&quot;&amp;&quot;176&quot;&amp;&quot;,&quot;&amp;[.F80]&amp;&quot;,&quot;&amp;[.G80]&amp;&quot;,&quot;&amp;[.H80]" office:value-type="string" office:string-value="selectSetHotcueDeckA2Release,176,1,14,0">
            <text:p>selectSetHotcueDeckA2Release,176,1,14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81]&amp;[.A81]&amp;[.C81]&amp;[.D81]" office:value-type="string" office:string-value="selectSetHotcueDeckA3Press">
            <text:p>selectSetHotcueDeckA3Press</text:p>
          </table:table-cell>
          <table:table-cell table:formula="of:=[.I81]&amp;&quot;,&quot;&amp;&quot;176&quot;&amp;&quot;,&quot;&amp;[.F81]&amp;&quot;,&quot;&amp;[.G81]&amp;&quot;,&quot;&amp;[.H81]" office:value-type="string" office:string-value="selectSetHotcueDeckA3Press,176,1,15,1">
            <text:p>selectSetHotcueDeckA3Press,176,1,1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82]&amp;[.A82]&amp;[.C82]&amp;[.D82]" office:value-type="string" office:string-value="selectSetHotcueDeckA3Release">
            <text:p>selectSetHotcueDeckA3Release</text:p>
          </table:table-cell>
          <table:table-cell table:formula="of:=[.I82]&amp;&quot;,&quot;&amp;&quot;176&quot;&amp;&quot;,&quot;&amp;[.F82]&amp;&quot;,&quot;&amp;[.G82]&amp;&quot;,&quot;&amp;[.H82]" office:value-type="string" office:string-value="selectSetHotcueDeckA3Release,176,1,15,0">
            <text:p>selectSetHotcueDeckA3Release,176,1,15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83]&amp;[.A83]&amp;[.C83]&amp;[.D83]" office:value-type="string" office:string-value="selectSetHotcueDeckA4Press">
            <text:p>selectSetHotcueDeckA4Press</text:p>
          </table:table-cell>
          <table:table-cell table:formula="of:=[.I83]&amp;&quot;,&quot;&amp;&quot;176&quot;&amp;&quot;,&quot;&amp;[.F83]&amp;&quot;,&quot;&amp;[.G83]&amp;&quot;,&quot;&amp;[.H83]" office:value-type="string" office:string-value="selectSetHotcueDeckA4Press,176,1,16,1">
            <text:p>selectSetHotcueDeckA4Press,176,1,1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84]&amp;[.A84]&amp;[.C84]&amp;[.D84]" office:value-type="string" office:string-value="selectSetHotcueDeckA4Release">
            <text:p>selectSetHotcueDeckA4Release</text:p>
          </table:table-cell>
          <table:table-cell table:formula="of:=[.I84]&amp;&quot;,&quot;&amp;&quot;176&quot;&amp;&quot;,&quot;&amp;[.F84]&amp;&quot;,&quot;&amp;[.G84]&amp;&quot;,&quot;&amp;[.H84]" office:value-type="string" office:string-value="selectSetHotcueDeckA4Release,176,1,16,0">
            <text:p>selectSetHotcueDeckA4Release,176,1,16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85]&amp;[.A85]&amp;[.C85]&amp;[.D85]" office:value-type="string" office:string-value="selectSetHotcueDeckA5Press">
            <text:p>selectSetHotcueDeckA5Press</text:p>
          </table:table-cell>
          <table:table-cell table:formula="of:=[.I85]&amp;&quot;,&quot;&amp;&quot;176&quot;&amp;&quot;,&quot;&amp;[.F85]&amp;&quot;,&quot;&amp;[.G85]&amp;&quot;,&quot;&amp;[.H85]" office:value-type="string" office:string-value="selectSetHotcueDeckA5Press,176,1,17,1">
            <text:p>selectSetHotcueDeckA5Press,176,1,1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86]&amp;[.A86]&amp;[.C86]&amp;[.D86]" office:value-type="string" office:string-value="selectSetHotcueDeckA5Release">
            <text:p>selectSetHotcueDeckA5Release</text:p>
          </table:table-cell>
          <table:table-cell table:formula="of:=[.I86]&amp;&quot;,&quot;&amp;&quot;176&quot;&amp;&quot;,&quot;&amp;[.F86]&amp;&quot;,&quot;&amp;[.G86]&amp;&quot;,&quot;&amp;[.H86]" office:value-type="string" office:string-value="selectSetHotcueDeckA5Release,176,1,17,0">
            <text:p>selectSetHotcueDeckA5Release,176,1,17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87]&amp;[.A87]&amp;[.C87]&amp;[.D87]" office:value-type="string" office:string-value="selectSetHotcueDeckA6Press">
            <text:p>selectSetHotcueDeckA6Press</text:p>
          </table:table-cell>
          <table:table-cell table:formula="of:=[.I87]&amp;&quot;,&quot;&amp;&quot;176&quot;&amp;&quot;,&quot;&amp;[.F87]&amp;&quot;,&quot;&amp;[.G87]&amp;&quot;,&quot;&amp;[.H87]" office:value-type="string" office:string-value="selectSetHotcueDeckA6Press,176,1,18,1">
            <text:p>selectSetHotcueDeckA6Press,176,1,1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88]&amp;[.A88]&amp;[.C88]&amp;[.D88]" office:value-type="string" office:string-value="selectSetHotcueDeckA6Release">
            <text:p>selectSetHotcueDeckA6Release</text:p>
          </table:table-cell>
          <table:table-cell table:formula="of:=[.I88]&amp;&quot;,&quot;&amp;&quot;176&quot;&amp;&quot;,&quot;&amp;[.F88]&amp;&quot;,&quot;&amp;[.G88]&amp;&quot;,&quot;&amp;[.H88]" office:value-type="string" office:string-value="selectSetHotcueDeckA6Release,176,1,18,0">
            <text:p>selectSetHotcueDeckA6Release,176,1,18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89]&amp;[.A89]&amp;[.C89]&amp;[.D89]" office:value-type="string" office:string-value="selectSetHotcueDeckA7Press">
            <text:p>selectSetHotcueDeckA7Press</text:p>
          </table:table-cell>
          <table:table-cell table:formula="of:=[.I89]&amp;&quot;,&quot;&amp;&quot;176&quot;&amp;&quot;,&quot;&amp;[.F89]&amp;&quot;,&quot;&amp;[.G89]&amp;&quot;,&quot;&amp;[.H89]" office:value-type="string" office:string-value="selectSetHotcueDeckA7Press,176,1,19,1">
            <text:p>selectSetHotcueDeckA7Press,176,1,1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90]&amp;[.A90]&amp;[.C90]&amp;[.D90]" office:value-type="string" office:string-value="selectSetHotcueDeckA7Release">
            <text:p>selectSetHotcueDeckA7Release</text:p>
          </table:table-cell>
          <table:table-cell table:formula="of:=[.I90]&amp;&quot;,&quot;&amp;&quot;176&quot;&amp;&quot;,&quot;&amp;[.F90]&amp;&quot;,&quot;&amp;[.G90]&amp;&quot;,&quot;&amp;[.H90]" office:value-type="string" office:string-value="selectSetHotcueDeckA7Release,176,1,19,0">
            <text:p>selectSetHotcueDeckA7Release,176,1,19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91]&amp;[.A91]&amp;[.C91]&amp;[.D91]" office:value-type="string" office:string-value="selectSetHotcueDeckA8Press">
            <text:p>selectSetHotcueDeckA8Press</text:p>
          </table:table-cell>
          <table:table-cell table:formula="of:=[.I91]&amp;&quot;,&quot;&amp;&quot;176&quot;&amp;&quot;,&quot;&amp;[.F91]&amp;&quot;,&quot;&amp;[.G91]&amp;&quot;,&quot;&amp;[.H91]" office:value-type="string" office:string-value="selectSetHotcueDeckA8Press,176,1,20,1">
            <text:p>selectSetHotcueDeckA8Press,176,1,2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92]&amp;[.A92]&amp;[.C92]&amp;[.D92]" office:value-type="string" office:string-value="selectSetHotcueDeckA8Release">
            <text:p>selectSetHotcueDeckA8Release</text:p>
          </table:table-cell>
          <table:table-cell table:formula="of:=[.I92]&amp;&quot;,&quot;&amp;&quot;176&quot;&amp;&quot;,&quot;&amp;[.F92]&amp;&quot;,&quot;&amp;[.G92]&amp;&quot;,&quot;&amp;[.H92]" office:value-type="string" office:string-value="selectSetHotcueDeckA8Release,176,1,20,0">
            <text:p>selectSetHotcueDeckA8Release,176,1,20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93]&amp;[.A93]&amp;[.C93]" office:value-type="string" office:string-value="deleteHotcueDeckA1">
            <text:p>deleteHotcueDeckA1</text:p>
          </table:table-cell>
          <table:table-cell table:formula="of:=[.I93]&amp;&quot;,&quot;&amp;&quot;176&quot;&amp;&quot;,&quot;&amp;[.F93]&amp;&quot;,&quot;&amp;[.G93]&amp;&quot;,&quot;&amp;[.H93]" office:value-type="string" office:string-value="deleteHotcueDeckA1,176,1,21,1">
            <text:p>deleteHotcueDeckA1,176,1,2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94]&amp;[.A94]&amp;[.C94]" office:value-type="string" office:string-value="deleteHotcueDeckA2">
            <text:p>deleteHotcueDeckA2</text:p>
          </table:table-cell>
          <table:table-cell table:formula="of:=[.I94]&amp;&quot;,&quot;&amp;&quot;176&quot;&amp;&quot;,&quot;&amp;[.F94]&amp;&quot;,&quot;&amp;[.G94]&amp;&quot;,&quot;&amp;[.H94]" office:value-type="string" office:string-value="deleteHotcueDeckA2,176,1,22,1">
            <text:p>deleteHotcueDeckA2,176,1,2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95]&amp;[.A95]&amp;[.C95]" office:value-type="string" office:string-value="deleteHotcueDeckA3">
            <text:p>deleteHotcueDeckA3</text:p>
          </table:table-cell>
          <table:table-cell table:formula="of:=[.I95]&amp;&quot;,&quot;&amp;&quot;176&quot;&amp;&quot;,&quot;&amp;[.F95]&amp;&quot;,&quot;&amp;[.G95]&amp;&quot;,&quot;&amp;[.H95]" office:value-type="string" office:string-value="deleteHotcueDeckA3,176,1,23,1">
            <text:p>deleteHotcueDeckA3,176,1,2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96]&amp;[.A96]&amp;[.C96]" office:value-type="string" office:string-value="deleteHotcueDeckA4">
            <text:p>deleteHotcueDeckA4</text:p>
          </table:table-cell>
          <table:table-cell table:formula="of:=[.I96]&amp;&quot;,&quot;&amp;&quot;176&quot;&amp;&quot;,&quot;&amp;[.F96]&amp;&quot;,&quot;&amp;[.G96]&amp;&quot;,&quot;&amp;[.H96]" office:value-type="string" office:string-value="deleteHotcueDeckA4,176,1,24,1">
            <text:p>deleteHotcueDeckA4,176,1,2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97]&amp;[.A97]&amp;[.C97]" office:value-type="string" office:string-value="deleteHotcueDeckA5">
            <text:p>deleteHotcueDeckA5</text:p>
          </table:table-cell>
          <table:table-cell table:formula="of:=[.I97]&amp;&quot;,&quot;&amp;&quot;176&quot;&amp;&quot;,&quot;&amp;[.F97]&amp;&quot;,&quot;&amp;[.G97]&amp;&quot;,&quot;&amp;[.H97]" office:value-type="string" office:string-value="deleteHotcueDeckA5,176,1,25,1">
            <text:p>deleteHotcueDeckA5,176,1,2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98]&amp;[.A98]&amp;[.C98]" office:value-type="string" office:string-value="deleteHotcueDeckA6">
            <text:p>deleteHotcueDeckA6</text:p>
          </table:table-cell>
          <table:table-cell table:formula="of:=[.I98]&amp;&quot;,&quot;&amp;&quot;176&quot;&amp;&quot;,&quot;&amp;[.F98]&amp;&quot;,&quot;&amp;[.G98]&amp;&quot;,&quot;&amp;[.H98]" office:value-type="string" office:string-value="deleteHotcueDeckA6,176,1,26,1">
            <text:p>deleteHotcueDeckA6,176,1,2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99]&amp;[.A99]&amp;[.C99]" office:value-type="string" office:string-value="deleteHotcueDeckA7">
            <text:p>deleteHotcueDeckA7</text:p>
          </table:table-cell>
          <table:table-cell table:formula="of:=[.I99]&amp;&quot;,&quot;&amp;&quot;176&quot;&amp;&quot;,&quot;&amp;[.F99]&amp;&quot;,&quot;&amp;[.G99]&amp;&quot;,&quot;&amp;[.H99]" office:value-type="string" office:string-value="deleteHotcueDeckA7,176,1,27,1">
            <text:p>deleteHotcueDeckA7,176,1,2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100]&amp;[.A100]&amp;[.C100]" office:value-type="string" office:string-value="deleteHotcueDeckA8">
            <text:p>deleteHotcueDeckA8</text:p>
          </table:table-cell>
          <table:table-cell table:formula="of:=[.I100]&amp;&quot;,&quot;&amp;&quot;176&quot;&amp;&quot;,&quot;&amp;[.F100]&amp;&quot;,&quot;&amp;[.G100]&amp;&quot;,&quot;&amp;[.H100]" office:value-type="string" office:string-value="deleteHotcueDeckA8,176,1,28,1">
            <text:p>deleteHotcueDeckA8,176,1,2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101]&amp;[.A101]&amp;[.C101]" office:value-type="string" office:string-value="hotcueTypeDeckA1">
            <text:p>hotcueTypeDeckA1</text:p>
          </table:table-cell>
          <table:table-cell table:formula="of:=[.I101]&amp;&quot;,&quot;&amp;&quot;176&quot;&amp;&quot;,&quot;&amp;[.F101]&amp;&quot;,&quot;&amp;[.G101]&amp;&quot;,&quot;&amp;[.H101]" office:value-type="string" office:string-value="hotcueTypeDeckA1,176,1,29,1">
            <text:p>hotcueTypeDeckA1,176,1,2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102]&amp;[.A102]&amp;[.C102]" office:value-type="string" office:string-value="hotcueTypeDeckA2">
            <text:p>hotcueTypeDeckA2</text:p>
          </table:table-cell>
          <table:table-cell table:formula="of:=[.I102]&amp;&quot;,&quot;&amp;&quot;176&quot;&amp;&quot;,&quot;&amp;[.F102]&amp;&quot;,&quot;&amp;[.G102]&amp;&quot;,&quot;&amp;[.H102]" office:value-type="string" office:string-value="hotcueTypeDeckA2,176,1,30,1">
            <text:p>hotcueTypeDeckA2,176,1,3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103]&amp;[.A103]&amp;[.C103]" office:value-type="string" office:string-value="hotcueTypeDeckA3">
            <text:p>hotcueTypeDeckA3</text:p>
          </table:table-cell>
          <table:table-cell table:formula="of:=[.I103]&amp;&quot;,&quot;&amp;&quot;176&quot;&amp;&quot;,&quot;&amp;[.F103]&amp;&quot;,&quot;&amp;[.G103]&amp;&quot;,&quot;&amp;[.H103]" office:value-type="string" office:string-value="hotcueTypeDeckA3,176,1,31,1">
            <text:p>hotcueTypeDeckA3,176,1,3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104]&amp;[.A104]&amp;[.C104]" office:value-type="string" office:string-value="hotcueTypeDeckA4">
            <text:p>hotcueTypeDeckA4</text:p>
          </table:table-cell>
          <table:table-cell table:formula="of:=[.I104]&amp;&quot;,&quot;&amp;&quot;176&quot;&amp;&quot;,&quot;&amp;[.F104]&amp;&quot;,&quot;&amp;[.G104]&amp;&quot;,&quot;&amp;[.H104]" office:value-type="string" office:string-value="hotcueTypeDeckA4,176,1,32,1">
            <text:p>hotcueTypeDeckA4,176,1,3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105]&amp;[.A105]&amp;[.C105]" office:value-type="string" office:string-value="hotcueTypeDeckA5">
            <text:p>hotcueTypeDeckA5</text:p>
          </table:table-cell>
          <table:table-cell table:formula="of:=[.I105]&amp;&quot;,&quot;&amp;&quot;176&quot;&amp;&quot;,&quot;&amp;[.F105]&amp;&quot;,&quot;&amp;[.G105]&amp;&quot;,&quot;&amp;[.H105]" office:value-type="string" office:string-value="hotcueTypeDeckA5,176,1,33,1">
            <text:p>hotcueTypeDeckA5,176,1,3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106]&amp;[.A106]&amp;[.C106]" office:value-type="string" office:string-value="hotcueTypeDeckA6">
            <text:p>hotcueTypeDeckA6</text:p>
          </table:table-cell>
          <table:table-cell table:formula="of:=[.I106]&amp;&quot;,&quot;&amp;&quot;176&quot;&amp;&quot;,&quot;&amp;[.F106]&amp;&quot;,&quot;&amp;[.G106]&amp;&quot;,&quot;&amp;[.H106]" office:value-type="string" office:string-value="hotcueTypeDeckA6,176,1,34,1">
            <text:p>hotcueTypeDeckA6,176,1,3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107]&amp;[.A107]&amp;[.C107]" office:value-type="string" office:string-value="hotcueTypeDeckA7">
            <text:p>hotcueTypeDeckA7</text:p>
          </table:table-cell>
          <table:table-cell table:formula="of:=[.I107]&amp;&quot;,&quot;&amp;&quot;176&quot;&amp;&quot;,&quot;&amp;[.F107]&amp;&quot;,&quot;&amp;[.G107]&amp;&quot;,&quot;&amp;[.H107]" office:value-type="string" office:string-value="hotcueTypeDeckA7,176,1,35,1">
            <text:p>hotcueTypeDeckA7,176,1,3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108]&amp;[.A108]&amp;[.C108]" office:value-type="string" office:string-value="hotcueTypeDeckA8">
            <text:p>hotcueTypeDeckA8</text:p>
          </table:table-cell>
          <table:table-cell table:formula="of:=[.I108]&amp;&quot;,&quot;&amp;&quot;176&quot;&amp;&quot;,&quot;&amp;[.F108]&amp;&quot;,&quot;&amp;[.G108]&amp;&quot;,&quot;&amp;[.H108]" office:value-type="string" office:string-value="hotcueTypeDeckA8,176,1,36,1">
            <text:p>hotcueTypeDeckA8,176,1,3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109]&amp;[.A109]" office:value-type="string" office:string-value="playReturnDeckA">
            <text:p>playReturnDeckA</text:p>
          </table:table-cell>
          <table:table-cell table:formula="of:=[.I109]&amp;&quot;,&quot;&amp;&quot;176&quot;&amp;&quot;,&quot;&amp;[.F109]&amp;&quot;,&quot;&amp;[.G109]&amp;&quot;,&quot;&amp;[.H109]" office:value-type="string" office:string-value="playReturnDeckA,176,1,37,1">
            <text:p>playReturnDeckA,176,1,3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110]&amp;[.A110]&amp;[.C110]&amp;[.D110]" office:value-type="string" office:string-value="jogTurnDeckAFineForward">
            <text:p>jogTurnDeckAFineForward</text:p>
          </table:table-cell>
          <table:table-cell table:formula="of:=[.I110]&amp;&quot;,&quot;&amp;&quot;176&quot;&amp;&quot;,&quot;&amp;[.F110]&amp;&quot;,&quot;&amp;[.G110]&amp;&quot;,&quot;&amp;[.H110]" office:value-type="string" office:string-value="jogTurnDeckAFineForward,176,1,38,1">
            <text:p>jogTurnDeckAFineForward,176,1,3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111]&amp;[.A111]&amp;[.C111]&amp;[.D111]" office:value-type="string" office:string-value="jogTurnDeckAFineBackward">
            <text:p>jogTurnDeckAFineBackward</text:p>
          </table:table-cell>
          <table:table-cell table:formula="of:=[.I111]&amp;&quot;,&quot;&amp;&quot;176&quot;&amp;&quot;,&quot;&amp;[.F111]&amp;&quot;,&quot;&amp;[.G111]&amp;&quot;,&quot;&amp;[.H111]" office:value-type="string" office:string-value="jogTurnDeckAFineBackward,176,1,39,1">
            <text:p>jogTurnDeckAFineBackward,176,1,3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112]&amp;[.A112]&amp;[.C112]&amp;[.D112]" office:value-type="string" office:string-value="jogTurnDeckACoarseForward">
            <text:p>jogTurnDeckACoarseForward</text:p>
          </table:table-cell>
          <table:table-cell table:formula="of:=[.I112]&amp;&quot;,&quot;&amp;&quot;176&quot;&amp;&quot;,&quot;&amp;[.F112]&amp;&quot;,&quot;&amp;[.G112]&amp;&quot;,&quot;&amp;[.H112]" office:value-type="string" office:string-value="jogTurnDeckACoarseForward,176,1,40,1">
            <text:p>jogTurnDeckACoarseForward,176,1,4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113]&amp;[.A113]&amp;[.C113]&amp;[.D113]" office:value-type="string" office:string-value="jogTurnDeckACoarseBackward">
            <text:p>jogTurnDeckACoarseBackward</text:p>
          </table:table-cell>
          <table:table-cell table:formula="of:=[.I113]&amp;&quot;,&quot;&amp;&quot;176&quot;&amp;&quot;,&quot;&amp;[.F113]&amp;&quot;,&quot;&amp;[.G113]&amp;&quot;,&quot;&amp;[.H113]" office:value-type="string" office:string-value="jogTurnDeckACoarseBackward,176,1,41,1">
            <text:p>jogTurnDeckACoarseBackward,176,1,4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114]&amp;[.A114]" office:value-type="string" office:string-value="phaseSyncDeckA">
            <text:p>phaseSyncDeckA</text:p>
          </table:table-cell>
          <table:table-cell table:formula="of:=[.I114]&amp;&quot;,&quot;&amp;&quot;176&quot;&amp;&quot;,&quot;&amp;[.F114]&amp;&quot;,&quot;&amp;[.G114]&amp;&quot;,&quot;&amp;[.H114]" office:value-type="string" office:string-value="phaseSyncDeckA,176,1,42,1">
            <text:p>phaseSyncDeckA,176,1,4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yncOn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115]&amp;[.A115]" office:value-type="string" office:string-value="syncOnDeckA">
            <text:p>syncOnDeckA</text:p>
          </table:table-cell>
          <table:table-cell table:formula="of:=[.I115]&amp;&quot;,&quot;&amp;&quot;176&quot;&amp;&quot;,&quot;&amp;[.F115]&amp;&quot;,&quot;&amp;[.G115]&amp;&quot;,&quot;&amp;[.H115]" office:value-type="string" office:string-value="syncOnDeckA,176,1,43,1">
            <text:p>syncOnDeckA,176,1,4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yncOnReturn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116]&amp;[.A116]" office:value-type="string" office:string-value="syncOnReturnDeckA">
            <text:p>syncOnReturnDeckA</text:p>
          </table:table-cell>
          <table:table-cell table:formula="of:=[.I116]&amp;&quot;,&quot;&amp;&quot;176&quot;&amp;&quot;,&quot;&amp;[.F116]&amp;&quot;,&quot;&amp;[.G116]&amp;&quot;,&quot;&amp;[.H116]" office:value-type="string" office:string-value="syncOnReturnDeckA,176,1,44,1">
            <text:p>syncOnReturnDeckA,176,1,4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117]&amp;[.A117]" office:value-type="string" office:string-value="tempoMasterDeckA">
            <text:p>tempoMasterDeckA</text:p>
          </table:table-cell>
          <table:table-cell table:formula="of:=[.I117]&amp;&quot;,&quot;&amp;&quot;176&quot;&amp;&quot;,&quot;&amp;[.F117]&amp;&quot;,&quot;&amp;[.G117]&amp;&quot;,&quot;&amp;[.H117]" office:value-type="string" office:string-value="tempoMasterDeckA,176,1,45,1">
            <text:p>tempoMasterDeckA,176,1,4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118]&amp;[.A118]" office:value-type="string" office:string-value="tempoMasterReturnDeckA">
            <text:p>tempoMasterReturnDeckA</text:p>
          </table:table-cell>
          <table:table-cell table:formula="of:=[.I118]&amp;&quot;,&quot;&amp;&quot;176&quot;&amp;&quot;,&quot;&amp;[.F118]&amp;&quot;,&quot;&amp;[.G118]&amp;&quot;,&quot;&amp;[.H118]" office:value-type="string" office:string-value="tempoMasterReturnDeckA,176,1,46,1">
            <text:p>tempoMasterReturnDeckA,176,1,4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loopActive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formula="of:=[.B119]&amp;[.A119]" office:value-type="string" office:string-value="loopActiveDeckA">
            <text:p>loopActiveDeckA</text:p>
          </table:table-cell>
          <table:table-cell table:formula="of:=[.I119]&amp;&quot;,&quot;&amp;&quot;176&quot;&amp;&quot;,&quot;&amp;[.F119]&amp;&quot;,&quot;&amp;[.G119]&amp;&quot;,&quot;&amp;[.H119]" office:value-type="string" office:string-value="loopActiveDeckA,176,1,49,1">
            <text:p>loopActiveDeckA,176,1,4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</text:p>
          </table:table-cell>
          <table:table-cell table:style-name="Default" office:value-type="string">
            <text:p>Inc</text:p>
          </table:table-cell>
          <table:table-cell table:style-name="Default"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B120]&amp;[.C120]&amp;[.A120]&amp;[.D120]" office:value-type="string" office:string-value="loopSizeIncDeckAPress">
            <text:p>loopSizeIncDeckAPress</text:p>
          </table:table-cell>
          <table:table-cell table:formula="of:=[.I120]&amp;&quot;,&quot;&amp;&quot;176&quot;&amp;&quot;,&quot;&amp;[.F120]&amp;&quot;,&quot;&amp;[.G120]&amp;&quot;,&quot;&amp;[.H120]" office:value-type="string" office:string-value="loopSizeIncDeckAPress,176,1,50,1">
            <text:p>loopSizeIncDeckAPress,176,1,5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</text:p>
          </table:table-cell>
          <table:table-cell table:style-name="Default" office:value-type="string">
            <text:p>Dec</text:p>
          </table:table-cell>
          <table:table-cell table:style-name="Default"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formula="of:=[.B121]&amp;[.C121]&amp;[.A121]&amp;[.D121]" office:value-type="string" office:string-value="loopSizeDecDeckAPress">
            <text:p>loopSizeDecDeckAPress</text:p>
          </table:table-cell>
          <table:table-cell table:formula="of:=[.I121]&amp;&quot;,&quot;&amp;&quot;176&quot;&amp;&quot;,&quot;&amp;[.F121]&amp;&quot;,&quot;&amp;[.G121]&amp;&quot;,&quot;&amp;[.H121]" office:value-type="string" office:string-value="loopSizeDecDeckAPress,176,1,51,1">
            <text:p>loopSizeDecDeckAPress,176,1,5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</text:p>
          </table:table-cell>
          <table:table-cell table:style-name="Default" office:value-type="string">
            <text:p>Inc</text:p>
          </table:table-cell>
          <table:table-cell table:style-name="Default"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B122]&amp;[.C122]&amp;[.A122]&amp;[.D122]" office:value-type="string" office:string-value="loopSizeIncDeckARelease">
            <text:p>loopSizeIncDeckARelease</text:p>
          </table:table-cell>
          <table:table-cell table:formula="of:=[.I122]&amp;&quot;,&quot;&amp;&quot;176&quot;&amp;&quot;,&quot;&amp;[.F122]&amp;&quot;,&quot;&amp;[.G122]&amp;&quot;,&quot;&amp;[.H122]" office:value-type="string" office:string-value="loopSizeIncDeckARelease,176,1,50,0">
            <text:p>loopSizeIncDeckARelease,176,1,50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</text:p>
          </table:table-cell>
          <table:table-cell table:style-name="Default" office:value-type="string">
            <text:p>Dec</text:p>
          </table:table-cell>
          <table:table-cell table:style-name="Default"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f:=[.B123]&amp;[.C123]&amp;[.A123]&amp;[.D123]" office:value-type="string" office:string-value="loopSizeDecDeckARelease">
            <text:p>loopSizeDecDeckARelease</text:p>
          </table:table-cell>
          <table:table-cell table:formula="of:=[.I123]&amp;&quot;,&quot;&amp;&quot;176&quot;&amp;&quot;,&quot;&amp;[.F123]&amp;&quot;,&quot;&amp;[.G123]&amp;&quot;,&quot;&amp;[.H123]" office:value-type="string" office:string-value="loopSizeDecDeckARelease,176,1,51,0">
            <text:p>loopSizeDecDeckARelease,176,1,51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loopIn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formula="of:=[.B124]&amp;[.A124]" office:value-type="string" office:string-value="loopInDeckA">
            <text:p>loopInDeckA</text:p>
          </table:table-cell>
          <table:table-cell table:formula="of:=[.I124]&amp;&quot;,&quot;&amp;&quot;176&quot;&amp;&quot;,&quot;&amp;[.F124]&amp;&quot;,&quot;&amp;[.G124]&amp;&quot;,&quot;&amp;[.H124]" office:value-type="string" office:string-value="loopInDeckA,176,1,54,1">
            <text:p>loopInDeckA,176,1,5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loopOut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formula="of:=[.B125]&amp;[.A125]" office:value-type="string" office:string-value="loopOutDeckA">
            <text:p>loopOutDeckA</text:p>
          </table:table-cell>
          <table:table-cell table:formula="of:=[.I125]&amp;&quot;,&quot;&amp;&quot;176&quot;&amp;&quot;,&quot;&amp;[.F125]&amp;&quot;,&quot;&amp;[.G125]&amp;&quot;,&quot;&amp;[.H125]" office:value-type="string" office:string-value="loopOutDeckA,176,1,55,1">
            <text:p>loopOutDeckA,176,1,5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loopActive</text:p>
          </table:table-cell>
          <table:table-cell table:style-name="Default"/>
          <table:table-cell table:style-name="Default" office:value-type="string">
            <text:p>Return</text:p>
          </table:table-cell>
          <table:table-cell/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table:formula="of:=[.B126]&amp;[.D126]&amp;[.A126]" office:value-type="string" office:string-value="loopActiveReturnDeckA">
            <text:p>loopActiveReturnDeckA</text:p>
          </table:table-cell>
          <table:table-cell table:formula="of:=[.I126]&amp;&quot;,&quot;&amp;&quot;176&quot;&amp;&quot;,&quot;&amp;[.F126]&amp;&quot;,&quot;&amp;[.G126]&amp;&quot;,&quot;&amp;[.H126]" office:value-type="string" office:string-value="loopActiveReturnDeckA,176,1,56,1">
            <text:p>loopActiveReturnDeckA,176,1,5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</text:p>
          </table:table-cell>
          <table:table-cell table:style-name="Default"/>
          <table:table-cell table:style-name="Default" office:value-type="string">
            <text:p>Return</text:p>
          </table:table-cell>
          <table:table-cell/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formula="of:=[.B127]&amp;[.C127]&amp;[.D127]&amp;[.A127]" office:value-type="string" office:string-value="loopSizeReturnDeckA">
            <text:p>loopSizeReturnDeckA</text:p>
          </table:table-cell>
          <table:table-cell table:formula="of:=[.I127]&amp;&quot;,&quot;&amp;&quot;176&quot;&amp;&quot;,&quot;&amp;[.F127]&amp;&quot;,&quot;&amp;[.G127]&amp;&quot;,&quot;&amp;[.H127]" office:value-type="string" office:string-value="loopSizeReturnDeckA,176,1,57,1">
            <text:p>loopSizeReturnDeckA,176,1,57,1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DeckB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133]&amp;[.A133]" office:value-type="string" office:string-value="loadDeckB">
            <text:p>loadDeckB</text:p>
          </table:table-cell>
          <table:table-cell table:formula="of:=[.I133]&amp;&quot;,&quot;&amp;&quot;176&quot;&amp;&quot;,&quot;&amp;[.F133]&amp;&quot;,&quot;&amp;[.G133]&amp;&quot;,&quot;&amp;[.H133]" office:value-type="string" office:string-value="loadDeckB,176,2,0,1">
            <text:p>loadDeckB,176,2,0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play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134]&amp;[.A134]" office:value-type="string" office:string-value="playDeckB">
            <text:p>playDeckB</text:p>
          </table:table-cell>
          <table:table-cell table:formula="of:=[.I134]&amp;&quot;,&quot;&amp;&quot;176&quot;&amp;&quot;,&quot;&amp;[.F134]&amp;&quot;,&quot;&amp;[.G134]&amp;&quot;,&quot;&amp;[.H134]" office:value-type="string" office:string-value="playDeckB,176,2,1,1">
            <text:p>playDeckB,176,2,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pause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135]&amp;[.A135]" office:value-type="string" office:string-value="pauseDeckB">
            <text:p>pauseDeckB</text:p>
          </table:table-cell>
          <table:table-cell table:formula="of:=[.I135]&amp;&quot;,&quot;&amp;&quot;176&quot;&amp;&quot;,&quot;&amp;[.F135]&amp;&quot;,&quot;&amp;[.G135]&amp;&quot;,&quot;&amp;[.H135]" office:value-type="string" office:string-value="pauseDeckB,176,2,2,1">
            <text:p>pauseDeckB,176,2,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136]&amp;[.A136]&amp;[.C136]" office:value-type="string" office:string-value="cueDeckBPress">
            <text:p>cueDeckBPress</text:p>
          </table:table-cell>
          <table:table-cell table:formula="of:=[.I136]&amp;&quot;,&quot;&amp;&quot;176&quot;&amp;&quot;,&quot;&amp;[.F136]&amp;&quot;,&quot;&amp;[.G136]&amp;&quot;,&quot;&amp;[.H136]" office:value-type="string" office:string-value="cueDeckBPress,176,2,3,1">
            <text:p>cueDeckBPress,176,2,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137]&amp;[.A137]&amp;[.C137]" office:value-type="string" office:string-value="cueDeckBRelease">
            <text:p>cueDeckBRelease</text:p>
          </table:table-cell>
          <table:table-cell table:formula="of:=[.I137]&amp;&quot;,&quot;&amp;&quot;176&quot;&amp;&quot;,&quot;&amp;[.F137]&amp;&quot;,&quot;&amp;[.G137]&amp;&quot;,&quot;&amp;[.H137]" office:value-type="string" office:string-value="cueDeckBRelease,176,2,3,0">
            <text:p>cueDeckBRelease,176,2,3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138]&amp;[.A138]" office:value-type="string" office:string-value="UnusedDeckB">
            <text:p>UnusedDeckB</text:p>
          </table:table-cell>
          <table:table-cell table:formula="of:=[.I138]&amp;&quot;,&quot;&amp;&quot;176&quot;&amp;&quot;,&quot;&amp;[.F138]&amp;&quot;,&quot;&amp;[.G138]&amp;&quot;,&quot;&amp;[.H138]" office:value-type="string" office:string-value="UnusedDeckB,176,2,4,1">
            <text:p>UnusedDeckB,176,2,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Mode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139]&amp;[.A139]&amp;[.D139]&amp;[.C139]&amp;[.E139]" office:value-type="string" office:string-value="moveModeDeckB">
            <text:p>moveModeDeckB</text:p>
          </table:table-cell>
          <table:table-cell table:formula="of:=[.I139]&amp;&quot;,&quot;&amp;&quot;176&quot;&amp;&quot;,&quot;&amp;[.F139]&amp;&quot;,&quot;&amp;[.G139]&amp;&quot;,&quot;&amp;[.H139]" office:value-type="string" office:string-value="moveModeDeckB,176,2,5,1">
            <text:p>moveModeDeckB,176,2,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Mode</text:p>
          </table:table-cell>
          <table:table-cell office:value-type="string">
            <text:p>Retur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f:=[.B140]&amp;[.A140]&amp;[.D140]&amp;[.C140]&amp;[.E140]" office:value-type="string" office:string-value="moveModeDeckBReturn">
            <text:p>moveModeDeckBReturn</text:p>
          </table:table-cell>
          <table:table-cell table:formula="of:=[.I140]&amp;&quot;,&quot;&amp;&quot;176&quot;&amp;&quot;,&quot;&amp;[.F140]&amp;&quot;,&quot;&amp;[.G140]&amp;&quot;,&quot;&amp;[.H140]" office:value-type="string" office:string-value="moveModeDeckBReturn,176,2,47,1">
            <text:p>moveModeDeckBReturn,176,2,4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Size</text:p>
          </table:table-cell>
          <table:table-cell office:value-type="string">
            <text:p>Forward</text:p>
          </table:table-cell>
          <table:table-cell/>
          <table:table-cell office:value-type="string">
            <text:p>Pres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141]&amp;[.A141]&amp;[.D141]&amp;[.C141]&amp;[.E141]" office:value-type="string" office:string-value="moveSizeDeckBForwardPress">
            <text:p>moveSizeDeckBForwardPress</text:p>
          </table:table-cell>
          <table:table-cell table:formula="of:=[.I141]&amp;&quot;,&quot;&amp;&quot;176&quot;&amp;&quot;,&quot;&amp;[.F141]&amp;&quot;,&quot;&amp;[.G141]&amp;&quot;,&quot;&amp;[.H141]" office:value-type="string" office:string-value="moveSizeDeckBForwardPress,176,2,6,1">
            <text:p>moveSizeDeckBForwardPress,176,2,6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Size</text:p>
          </table:table-cell>
          <table:table-cell office:value-type="string">
            <text:p>Forward</text:p>
          </table:table-cell>
          <table:table-cell/>
          <table:table-cell office:value-type="string">
            <text:p>Releas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142]&amp;[.A142]&amp;[.D142]&amp;[.C142]&amp;[.E142]" office:value-type="string" office:string-value="moveSizeDeckBForwardRelease">
            <text:p>moveSizeDeckBForwardRelease</text:p>
          </table:table-cell>
          <table:table-cell table:formula="of:=[.I142]&amp;&quot;,&quot;&amp;&quot;176&quot;&amp;&quot;,&quot;&amp;[.F142]&amp;&quot;,&quot;&amp;[.G142]&amp;&quot;,&quot;&amp;[.H142]" office:value-type="string" office:string-value="moveSizeDeckBForwardRelease,176,2,6,0">
            <text:p>moveSizeDeckBForwardRelease,176,2,6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Size</text:p>
          </table:table-cell>
          <table:table-cell office:value-type="string">
            <text:p>Backward</text:p>
          </table:table-cell>
          <table:table-cell/>
          <table:table-cell office:value-type="string">
            <text:p>Press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143]&amp;[.A143]&amp;[.D143]&amp;[.C143]&amp;[.E143]" office:value-type="string" office:string-value="moveSizeDeckBBackwardPress">
            <text:p>moveSizeDeckBBackwardPress</text:p>
          </table:table-cell>
          <table:table-cell table:formula="of:=[.I143]&amp;&quot;,&quot;&amp;&quot;176&quot;&amp;&quot;,&quot;&amp;[.F143]&amp;&quot;,&quot;&amp;[.G143]&amp;&quot;,&quot;&amp;[.H143]" office:value-type="string" office:string-value="moveSizeDeckBBackwardPress,176,2,7,1">
            <text:p>moveSizeDeckBBackwardPress,176,2,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Size</text:p>
          </table:table-cell>
          <table:table-cell office:value-type="string">
            <text:p>Backward</text:p>
          </table:table-cell>
          <table:table-cell/>
          <table:table-cell office:value-type="string">
            <text:p>Releas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144]&amp;[.A144]&amp;[.D144]&amp;[.C144]&amp;[.E144]" office:value-type="string" office:string-value="moveSizeDeckBBackwardRelease">
            <text:p>moveSizeDeckBBackwardRelease</text:p>
          </table:table-cell>
          <table:table-cell table:formula="of:=[.I144]&amp;&quot;,&quot;&amp;&quot;176&quot;&amp;&quot;,&quot;&amp;[.F144]&amp;&quot;,&quot;&amp;[.G144]&amp;&quot;,&quot;&amp;[.H144]" office:value-type="string" office:string-value="moveSizeDeckBBackwardRelease,176,2,7,0">
            <text:p>moveSizeDeckBBackwardRelease,176,2,7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</text:p>
          </table:table-cell>
          <table:table-cell office:value-type="string">
            <text:p>Forward</text:p>
          </table:table-cell>
          <table:table-cell/>
          <table:table-cell office:value-type="string">
            <text:p>Pres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145]&amp;[.A145]&amp;[.D145]&amp;[.C145]&amp;[.E145]" office:value-type="string" office:string-value="moveDeckBForwardPress">
            <text:p>moveDeckBForwardPress</text:p>
          </table:table-cell>
          <table:table-cell table:formula="of:=[.I145]&amp;&quot;,&quot;&amp;&quot;176&quot;&amp;&quot;,&quot;&amp;[.F145]&amp;&quot;,&quot;&amp;[.G145]&amp;&quot;,&quot;&amp;[.H145]" office:value-type="string" office:string-value="moveDeckBForwardPress,176,2,8,1">
            <text:p>moveDeckBForwardPress,176,2,8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</text:p>
          </table:table-cell>
          <table:table-cell office:value-type="string">
            <text:p>Forward</text:p>
          </table:table-cell>
          <table:table-cell/>
          <table:table-cell office:value-type="string">
            <text:p>Release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146]&amp;[.A146]&amp;[.D146]&amp;[.C146]&amp;[.E146]" office:value-type="string" office:string-value="moveDeckBForwardRelease">
            <text:p>moveDeckBForwardRelease</text:p>
          </table:table-cell>
          <table:table-cell table:formula="of:=[.I146]&amp;&quot;,&quot;&amp;&quot;176&quot;&amp;&quot;,&quot;&amp;[.F146]&amp;&quot;,&quot;&amp;[.G146]&amp;&quot;,&quot;&amp;[.H146]" office:value-type="string" office:string-value="moveDeckBForwardRelease,176,2,8,0">
            <text:p>moveDeckBForwardRelease,176,2,8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</text:p>
          </table:table-cell>
          <table:table-cell office:value-type="string">
            <text:p>Backward</text:p>
          </table:table-cell>
          <table:table-cell/>
          <table:table-cell office:value-type="string">
            <text:p>Press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147]&amp;[.A147]&amp;[.D147]&amp;[.C147]&amp;[.E147]" office:value-type="string" office:string-value="moveDeckBBackwardPress">
            <text:p>moveDeckBBackwardPress</text:p>
          </table:table-cell>
          <table:table-cell table:formula="of:=[.I147]&amp;&quot;,&quot;&amp;&quot;176&quot;&amp;&quot;,&quot;&amp;[.F147]&amp;&quot;,&quot;&amp;[.G147]&amp;&quot;,&quot;&amp;[.H147]" office:value-type="string" office:string-value="moveDeckBBackwardPress,176,2,9,1">
            <text:p>moveDeckBBackwardPress,176,2,9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</text:p>
          </table:table-cell>
          <table:table-cell office:value-type="string">
            <text:p>Backward</text:p>
          </table:table-cell>
          <table:table-cell/>
          <table:table-cell office:value-type="string">
            <text:p>Release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148]&amp;[.A148]&amp;[.D148]&amp;[.C148]&amp;[.E148]" office:value-type="string" office:string-value="moveDeckBBackwardRelease">
            <text:p>moveDeckBBackwardRelease</text:p>
          </table:table-cell>
          <table:table-cell table:formula="of:=[.I148]&amp;&quot;,&quot;&amp;&quot;176&quot;&amp;&quot;,&quot;&amp;[.F148]&amp;&quot;,&quot;&amp;[.G148]&amp;&quot;,&quot;&amp;[.H148]" office:value-type="string" office:string-value="moveDeckBBackwardRelease,176,2,9,0">
            <text:p>moveDeckBBackwardRelease,176,2,9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Size</text:p>
          </table:table-cell>
          <table:table-cell office:value-type="string">
            <text:p>Retur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f:=[.B149]&amp;[.A149]&amp;[.D149]&amp;[.C149]&amp;[.E149]" office:value-type="string" office:string-value="moveSizeDeckBReturn">
            <text:p>moveSizeDeckBReturn</text:p>
          </table:table-cell>
          <table:table-cell table:formula="of:=[.I149]&amp;&quot;,&quot;&amp;&quot;176&quot;&amp;&quot;,&quot;&amp;[.F149]&amp;&quot;,&quot;&amp;[.G149]&amp;&quot;,&quot;&amp;[.H149]" office:value-type="string" office:string-value="moveSizeDeckBReturn,176,2,48,1">
            <text:p>moveSizeDeckBReturn,176,2,48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150]&amp;[.A150]&amp;[.D150]&amp;[.C150]&amp;[.E150]" office:value-type="string" office:string-value="UnusedDeckB">
            <text:p>UnusedDeckB</text:p>
          </table:table-cell>
          <table:table-cell table:formula="of:=[.I150]&amp;&quot;,&quot;&amp;&quot;176&quot;&amp;&quot;,&quot;&amp;[.F150]&amp;&quot;,&quot;&amp;[.G150]&amp;&quot;,&quot;&amp;[.H150]" office:value-type="string" office:string-value="UnusedDeckB,176,2,11,1">
            <text:p>UnusedDeckB,176,2,1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151]&amp;[.A151]&amp;[.D151]&amp;[.C151]&amp;[.E151]" office:value-type="string" office:string-value="UnusedDeckB">
            <text:p>UnusedDeckB</text:p>
          </table:table-cell>
          <table:table-cell table:formula="of:=[.I151]&amp;&quot;,&quot;&amp;&quot;176&quot;&amp;&quot;,&quot;&amp;[.F151]&amp;&quot;,&quot;&amp;[.G151]&amp;&quot;,&quot;&amp;[.H151]" office:value-type="string" office:string-value="UnusedDeckB,176,2,11,0">
            <text:p>UnusedDeckB,176,2,11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152]&amp;[.A152]&amp;[.D152]&amp;[.C152]&amp;[.E152]" office:value-type="string" office:string-value="UnusedDeckB">
            <text:p>UnusedDeckB</text:p>
          </table:table-cell>
          <table:table-cell table:formula="of:=[.I152]&amp;&quot;,&quot;&amp;&quot;176&quot;&amp;&quot;,&quot;&amp;[.F152]&amp;&quot;,&quot;&amp;[.G152]&amp;&quot;,&quot;&amp;[.H152]" office:value-type="string" office:string-value="UnusedDeckB,176,2,12,1">
            <text:p>UnusedDeckB,176,2,1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153]&amp;[.A153]&amp;[.D153]&amp;[.C153]&amp;[.E153]" office:value-type="string" office:string-value="UnusedDeckB">
            <text:p>UnusedDeckB</text:p>
          </table:table-cell>
          <table:table-cell table:formula="of:=[.I153]&amp;&quot;,&quot;&amp;&quot;176&quot;&amp;&quot;,&quot;&amp;[.F153]&amp;&quot;,&quot;&amp;[.G153]&amp;&quot;,&quot;&amp;[.H153]" office:value-type="string" office:string-value="UnusedDeckB,176,2,12,0">
            <text:p>UnusedDeckB,176,2,12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154]&amp;[.A154]&amp;[.C154]&amp;[.D154]" office:value-type="string" office:string-value="selectSetHotcueDeckB1Press">
            <text:p>selectSetHotcueDeckB1Press</text:p>
          </table:table-cell>
          <table:table-cell table:formula="of:=[.I154]&amp;&quot;,&quot;&amp;&quot;176&quot;&amp;&quot;,&quot;&amp;[.F154]&amp;&quot;,&quot;&amp;[.G154]&amp;&quot;,&quot;&amp;[.H154]" office:value-type="string" office:string-value="selectSetHotcueDeckB1Press,176,2,13,1">
            <text:p>selectSetHotcueDeckB1Press,176,2,1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155]&amp;[.A155]&amp;[.C155]&amp;[.D155]" office:value-type="string" office:string-value="selectSetHotcueDeckB1Release">
            <text:p>selectSetHotcueDeckB1Release</text:p>
          </table:table-cell>
          <table:table-cell table:formula="of:=[.I155]&amp;&quot;,&quot;&amp;&quot;176&quot;&amp;&quot;,&quot;&amp;[.F155]&amp;&quot;,&quot;&amp;[.G155]&amp;&quot;,&quot;&amp;[.H155]" office:value-type="string" office:string-value="selectSetHotcueDeckB1Release,176,2,13,0">
            <text:p>selectSetHotcueDeckB1Release,176,2,13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156]&amp;[.A156]&amp;[.C156]&amp;[.D156]" office:value-type="string" office:string-value="selectSetHotcueDeckB2Press">
            <text:p>selectSetHotcueDeckB2Press</text:p>
          </table:table-cell>
          <table:table-cell table:formula="of:=[.I156]&amp;&quot;,&quot;&amp;&quot;176&quot;&amp;&quot;,&quot;&amp;[.F156]&amp;&quot;,&quot;&amp;[.G156]&amp;&quot;,&quot;&amp;[.H156]" office:value-type="string" office:string-value="selectSetHotcueDeckB2Press,176,2,14,1">
            <text:p>selectSetHotcueDeckB2Press,176,2,1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157]&amp;[.A157]&amp;[.C157]&amp;[.D157]" office:value-type="string" office:string-value="selectSetHotcueDeckB2Release">
            <text:p>selectSetHotcueDeckB2Release</text:p>
          </table:table-cell>
          <table:table-cell table:formula="of:=[.I157]&amp;&quot;,&quot;&amp;&quot;176&quot;&amp;&quot;,&quot;&amp;[.F157]&amp;&quot;,&quot;&amp;[.G157]&amp;&quot;,&quot;&amp;[.H157]" office:value-type="string" office:string-value="selectSetHotcueDeckB2Release,176,2,14,0">
            <text:p>selectSetHotcueDeckB2Release,176,2,14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158]&amp;[.A158]&amp;[.C158]&amp;[.D158]" office:value-type="string" office:string-value="selectSetHotcueDeckB3Press">
            <text:p>selectSetHotcueDeckB3Press</text:p>
          </table:table-cell>
          <table:table-cell table:formula="of:=[.I158]&amp;&quot;,&quot;&amp;&quot;176&quot;&amp;&quot;,&quot;&amp;[.F158]&amp;&quot;,&quot;&amp;[.G158]&amp;&quot;,&quot;&amp;[.H158]" office:value-type="string" office:string-value="selectSetHotcueDeckB3Press,176,2,15,1">
            <text:p>selectSetHotcueDeckB3Press,176,2,1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159]&amp;[.A159]&amp;[.C159]&amp;[.D159]" office:value-type="string" office:string-value="selectSetHotcueDeckB3Release">
            <text:p>selectSetHotcueDeckB3Release</text:p>
          </table:table-cell>
          <table:table-cell table:formula="of:=[.I159]&amp;&quot;,&quot;&amp;&quot;176&quot;&amp;&quot;,&quot;&amp;[.F159]&amp;&quot;,&quot;&amp;[.G159]&amp;&quot;,&quot;&amp;[.H159]" office:value-type="string" office:string-value="selectSetHotcueDeckB3Release,176,2,15,0">
            <text:p>selectSetHotcueDeckB3Release,176,2,15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160]&amp;[.A160]&amp;[.C160]&amp;[.D160]" office:value-type="string" office:string-value="selectSetHotcueDeckB4Press">
            <text:p>selectSetHotcueDeckB4Press</text:p>
          </table:table-cell>
          <table:table-cell table:formula="of:=[.I160]&amp;&quot;,&quot;&amp;&quot;176&quot;&amp;&quot;,&quot;&amp;[.F160]&amp;&quot;,&quot;&amp;[.G160]&amp;&quot;,&quot;&amp;[.H160]" office:value-type="string" office:string-value="selectSetHotcueDeckB4Press,176,2,16,1">
            <text:p>selectSetHotcueDeckB4Press,176,2,16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161]&amp;[.A161]&amp;[.C161]&amp;[.D161]" office:value-type="string" office:string-value="selectSetHotcueDeckB4Release">
            <text:p>selectSetHotcueDeckB4Release</text:p>
          </table:table-cell>
          <table:table-cell table:formula="of:=[.I161]&amp;&quot;,&quot;&amp;&quot;176&quot;&amp;&quot;,&quot;&amp;[.F161]&amp;&quot;,&quot;&amp;[.G161]&amp;&quot;,&quot;&amp;[.H161]" office:value-type="string" office:string-value="selectSetHotcueDeckB4Release,176,2,16,0">
            <text:p>selectSetHotcueDeckB4Release,176,2,16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162]&amp;[.A162]&amp;[.C162]&amp;[.D162]" office:value-type="string" office:string-value="selectSetHotcueDeckB5Press">
            <text:p>selectSetHotcueDeckB5Press</text:p>
          </table:table-cell>
          <table:table-cell table:formula="of:=[.I162]&amp;&quot;,&quot;&amp;&quot;176&quot;&amp;&quot;,&quot;&amp;[.F162]&amp;&quot;,&quot;&amp;[.G162]&amp;&quot;,&quot;&amp;[.H162]" office:value-type="string" office:string-value="selectSetHotcueDeckB5Press,176,2,17,1">
            <text:p>selectSetHotcueDeckB5Press,176,2,1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163]&amp;[.A163]&amp;[.C163]&amp;[.D163]" office:value-type="string" office:string-value="selectSetHotcueDeckB5Release">
            <text:p>selectSetHotcueDeckB5Release</text:p>
          </table:table-cell>
          <table:table-cell table:formula="of:=[.I163]&amp;&quot;,&quot;&amp;&quot;176&quot;&amp;&quot;,&quot;&amp;[.F163]&amp;&quot;,&quot;&amp;[.G163]&amp;&quot;,&quot;&amp;[.H163]" office:value-type="string" office:string-value="selectSetHotcueDeckB5Release,176,2,17,0">
            <text:p>selectSetHotcueDeckB5Release,176,2,17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164]&amp;[.A164]&amp;[.C164]&amp;[.D164]" office:value-type="string" office:string-value="selectSetHotcueDeckB6Press">
            <text:p>selectSetHotcueDeckB6Press</text:p>
          </table:table-cell>
          <table:table-cell table:formula="of:=[.I164]&amp;&quot;,&quot;&amp;&quot;176&quot;&amp;&quot;,&quot;&amp;[.F164]&amp;&quot;,&quot;&amp;[.G164]&amp;&quot;,&quot;&amp;[.H164]" office:value-type="string" office:string-value="selectSetHotcueDeckB6Press,176,2,18,1">
            <text:p>selectSetHotcueDeckB6Press,176,2,18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165]&amp;[.A165]&amp;[.C165]&amp;[.D165]" office:value-type="string" office:string-value="selectSetHotcueDeckB6Release">
            <text:p>selectSetHotcueDeckB6Release</text:p>
          </table:table-cell>
          <table:table-cell table:formula="of:=[.I165]&amp;&quot;,&quot;&amp;&quot;176&quot;&amp;&quot;,&quot;&amp;[.F165]&amp;&quot;,&quot;&amp;[.G165]&amp;&quot;,&quot;&amp;[.H165]" office:value-type="string" office:string-value="selectSetHotcueDeckB6Release,176,2,18,0">
            <text:p>selectSetHotcueDeckB6Release,176,2,18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166]&amp;[.A166]&amp;[.C166]&amp;[.D166]" office:value-type="string" office:string-value="selectSetHotcueDeckB7Press">
            <text:p>selectSetHotcueDeckB7Press</text:p>
          </table:table-cell>
          <table:table-cell table:formula="of:=[.I166]&amp;&quot;,&quot;&amp;&quot;176&quot;&amp;&quot;,&quot;&amp;[.F166]&amp;&quot;,&quot;&amp;[.G166]&amp;&quot;,&quot;&amp;[.H166]" office:value-type="string" office:string-value="selectSetHotcueDeckB7Press,176,2,19,1">
            <text:p>selectSetHotcueDeckB7Press,176,2,19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167]&amp;[.A167]&amp;[.C167]&amp;[.D167]" office:value-type="string" office:string-value="selectSetHotcueDeckB7Release">
            <text:p>selectSetHotcueDeckB7Release</text:p>
          </table:table-cell>
          <table:table-cell table:formula="of:=[.I167]&amp;&quot;,&quot;&amp;&quot;176&quot;&amp;&quot;,&quot;&amp;[.F167]&amp;&quot;,&quot;&amp;[.G167]&amp;&quot;,&quot;&amp;[.H167]" office:value-type="string" office:string-value="selectSetHotcueDeckB7Release,176,2,19,0">
            <text:p>selectSetHotcueDeckB7Release,176,2,19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168]&amp;[.A168]&amp;[.C168]&amp;[.D168]" office:value-type="string" office:string-value="selectSetHotcueDeckB8Press">
            <text:p>selectSetHotcueDeckB8Press</text:p>
          </table:table-cell>
          <table:table-cell table:formula="of:=[.I168]&amp;&quot;,&quot;&amp;&quot;176&quot;&amp;&quot;,&quot;&amp;[.F168]&amp;&quot;,&quot;&amp;[.G168]&amp;&quot;,&quot;&amp;[.H168]" office:value-type="string" office:string-value="selectSetHotcueDeckB8Press,176,2,20,1">
            <text:p>selectSetHotcueDeckB8Press,176,2,20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169]&amp;[.A169]&amp;[.C169]&amp;[.D169]" office:value-type="string" office:string-value="selectSetHotcueDeckB8Release">
            <text:p>selectSetHotcueDeckB8Release</text:p>
          </table:table-cell>
          <table:table-cell table:formula="of:=[.I169]&amp;&quot;,&quot;&amp;&quot;176&quot;&amp;&quot;,&quot;&amp;[.F169]&amp;&quot;,&quot;&amp;[.G169]&amp;&quot;,&quot;&amp;[.H169]" office:value-type="string" office:string-value="selectSetHotcueDeckB8Release,176,2,20,0">
            <text:p>selectSetHotcueDeckB8Release,176,2,20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170]&amp;[.A170]&amp;[.C170]" office:value-type="string" office:string-value="deleteHotcueDeckB1">
            <text:p>deleteHotcueDeckB1</text:p>
          </table:table-cell>
          <table:table-cell table:formula="of:=[.I170]&amp;&quot;,&quot;&amp;&quot;176&quot;&amp;&quot;,&quot;&amp;[.F170]&amp;&quot;,&quot;&amp;[.G170]&amp;&quot;,&quot;&amp;[.H170]" office:value-type="string" office:string-value="deleteHotcueDeckB1,176,2,21,1">
            <text:p>deleteHotcueDeckB1,176,2,2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171]&amp;[.A171]&amp;[.C171]" office:value-type="string" office:string-value="deleteHotcueDeckB2">
            <text:p>deleteHotcueDeckB2</text:p>
          </table:table-cell>
          <table:table-cell table:formula="of:=[.I171]&amp;&quot;,&quot;&amp;&quot;176&quot;&amp;&quot;,&quot;&amp;[.F171]&amp;&quot;,&quot;&amp;[.G171]&amp;&quot;,&quot;&amp;[.H171]" office:value-type="string" office:string-value="deleteHotcueDeckB2,176,2,22,1">
            <text:p>deleteHotcueDeckB2,176,2,2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172]&amp;[.A172]&amp;[.C172]" office:value-type="string" office:string-value="deleteHotcueDeckB3">
            <text:p>deleteHotcueDeckB3</text:p>
          </table:table-cell>
          <table:table-cell table:formula="of:=[.I172]&amp;&quot;,&quot;&amp;&quot;176&quot;&amp;&quot;,&quot;&amp;[.F172]&amp;&quot;,&quot;&amp;[.G172]&amp;&quot;,&quot;&amp;[.H172]" office:value-type="string" office:string-value="deleteHotcueDeckB3,176,2,23,1">
            <text:p>deleteHotcueDeckB3,176,2,2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173]&amp;[.A173]&amp;[.C173]" office:value-type="string" office:string-value="deleteHotcueDeckB4">
            <text:p>deleteHotcueDeckB4</text:p>
          </table:table-cell>
          <table:table-cell table:formula="of:=[.I173]&amp;&quot;,&quot;&amp;&quot;176&quot;&amp;&quot;,&quot;&amp;[.F173]&amp;&quot;,&quot;&amp;[.G173]&amp;&quot;,&quot;&amp;[.H173]" office:value-type="string" office:string-value="deleteHotcueDeckB4,176,2,24,1">
            <text:p>deleteHotcueDeckB4,176,2,2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174]&amp;[.A174]&amp;[.C174]" office:value-type="string" office:string-value="deleteHotcueDeckB5">
            <text:p>deleteHotcueDeckB5</text:p>
          </table:table-cell>
          <table:table-cell table:formula="of:=[.I174]&amp;&quot;,&quot;&amp;&quot;176&quot;&amp;&quot;,&quot;&amp;[.F174]&amp;&quot;,&quot;&amp;[.G174]&amp;&quot;,&quot;&amp;[.H174]" office:value-type="string" office:string-value="deleteHotcueDeckB5,176,2,25,1">
            <text:p>deleteHotcueDeckB5,176,2,2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175]&amp;[.A175]&amp;[.C175]" office:value-type="string" office:string-value="deleteHotcueDeckB6">
            <text:p>deleteHotcueDeckB6</text:p>
          </table:table-cell>
          <table:table-cell table:formula="of:=[.I175]&amp;&quot;,&quot;&amp;&quot;176&quot;&amp;&quot;,&quot;&amp;[.F175]&amp;&quot;,&quot;&amp;[.G175]&amp;&quot;,&quot;&amp;[.H175]" office:value-type="string" office:string-value="deleteHotcueDeckB6,176,2,26,1">
            <text:p>deleteHotcueDeckB6,176,2,26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176]&amp;[.A176]&amp;[.C176]" office:value-type="string" office:string-value="deleteHotcueDeckB7">
            <text:p>deleteHotcueDeckB7</text:p>
          </table:table-cell>
          <table:table-cell table:formula="of:=[.I176]&amp;&quot;,&quot;&amp;&quot;176&quot;&amp;&quot;,&quot;&amp;[.F176]&amp;&quot;,&quot;&amp;[.G176]&amp;&quot;,&quot;&amp;[.H176]" office:value-type="string" office:string-value="deleteHotcueDeckB7,176,2,27,1">
            <text:p>deleteHotcueDeckB7,176,2,2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177]&amp;[.A177]&amp;[.C177]" office:value-type="string" office:string-value="deleteHotcueDeckB8">
            <text:p>deleteHotcueDeckB8</text:p>
          </table:table-cell>
          <table:table-cell table:formula="of:=[.I177]&amp;&quot;,&quot;&amp;&quot;176&quot;&amp;&quot;,&quot;&amp;[.F177]&amp;&quot;,&quot;&amp;[.G177]&amp;&quot;,&quot;&amp;[.H177]" office:value-type="string" office:string-value="deleteHotcueDeckB8,176,2,28,1">
            <text:p>deleteHotcueDeckB8,176,2,28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178]&amp;[.A178]&amp;[.C178]" office:value-type="string" office:string-value="hotcueTypeDeckB1">
            <text:p>hotcueTypeDeckB1</text:p>
          </table:table-cell>
          <table:table-cell table:formula="of:=[.I178]&amp;&quot;,&quot;&amp;&quot;176&quot;&amp;&quot;,&quot;&amp;[.F178]&amp;&quot;,&quot;&amp;[.G178]&amp;&quot;,&quot;&amp;[.H178]" office:value-type="string" office:string-value="hotcueTypeDeckB1,176,2,29,1">
            <text:p>hotcueTypeDeckB1,176,2,29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179]&amp;[.A179]&amp;[.C179]" office:value-type="string" office:string-value="hotcueTypeDeckB2">
            <text:p>hotcueTypeDeckB2</text:p>
          </table:table-cell>
          <table:table-cell table:formula="of:=[.I179]&amp;&quot;,&quot;&amp;&quot;176&quot;&amp;&quot;,&quot;&amp;[.F179]&amp;&quot;,&quot;&amp;[.G179]&amp;&quot;,&quot;&amp;[.H179]" office:value-type="string" office:string-value="hotcueTypeDeckB2,176,2,30,1">
            <text:p>hotcueTypeDeckB2,176,2,30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180]&amp;[.A180]&amp;[.C180]" office:value-type="string" office:string-value="hotcueTypeDeckB3">
            <text:p>hotcueTypeDeckB3</text:p>
          </table:table-cell>
          <table:table-cell table:formula="of:=[.I180]&amp;&quot;,&quot;&amp;&quot;176&quot;&amp;&quot;,&quot;&amp;[.F180]&amp;&quot;,&quot;&amp;[.G180]&amp;&quot;,&quot;&amp;[.H180]" office:value-type="string" office:string-value="hotcueTypeDeckB3,176,2,31,1">
            <text:p>hotcueTypeDeckB3,176,2,3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181]&amp;[.A181]&amp;[.C181]" office:value-type="string" office:string-value="hotcueTypeDeckB4">
            <text:p>hotcueTypeDeckB4</text:p>
          </table:table-cell>
          <table:table-cell table:formula="of:=[.I181]&amp;&quot;,&quot;&amp;&quot;176&quot;&amp;&quot;,&quot;&amp;[.F181]&amp;&quot;,&quot;&amp;[.G181]&amp;&quot;,&quot;&amp;[.H181]" office:value-type="string" office:string-value="hotcueTypeDeckB4,176,2,32,1">
            <text:p>hotcueTypeDeckB4,176,2,3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182]&amp;[.A182]&amp;[.C182]" office:value-type="string" office:string-value="hotcueTypeDeckB5">
            <text:p>hotcueTypeDeckB5</text:p>
          </table:table-cell>
          <table:table-cell table:formula="of:=[.I182]&amp;&quot;,&quot;&amp;&quot;176&quot;&amp;&quot;,&quot;&amp;[.F182]&amp;&quot;,&quot;&amp;[.G182]&amp;&quot;,&quot;&amp;[.H182]" office:value-type="string" office:string-value="hotcueTypeDeckB5,176,2,33,1">
            <text:p>hotcueTypeDeckB5,176,2,3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183]&amp;[.A183]&amp;[.C183]" office:value-type="string" office:string-value="hotcueTypeDeckB6">
            <text:p>hotcueTypeDeckB6</text:p>
          </table:table-cell>
          <table:table-cell table:formula="of:=[.I183]&amp;&quot;,&quot;&amp;&quot;176&quot;&amp;&quot;,&quot;&amp;[.F183]&amp;&quot;,&quot;&amp;[.G183]&amp;&quot;,&quot;&amp;[.H183]" office:value-type="string" office:string-value="hotcueTypeDeckB6,176,2,34,1">
            <text:p>hotcueTypeDeckB6,176,2,3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184]&amp;[.A184]&amp;[.C184]" office:value-type="string" office:string-value="hotcueTypeDeckB7">
            <text:p>hotcueTypeDeckB7</text:p>
          </table:table-cell>
          <table:table-cell table:formula="of:=[.I184]&amp;&quot;,&quot;&amp;&quot;176&quot;&amp;&quot;,&quot;&amp;[.F184]&amp;&quot;,&quot;&amp;[.G184]&amp;&quot;,&quot;&amp;[.H184]" office:value-type="string" office:string-value="hotcueTypeDeckB7,176,2,35,1">
            <text:p>hotcueTypeDeckB7,176,2,3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185]&amp;[.A185]&amp;[.C185]" office:value-type="string" office:string-value="hotcueTypeDeckB8">
            <text:p>hotcueTypeDeckB8</text:p>
          </table:table-cell>
          <table:table-cell table:formula="of:=[.I185]&amp;&quot;,&quot;&amp;&quot;176&quot;&amp;&quot;,&quot;&amp;[.F185]&amp;&quot;,&quot;&amp;[.G185]&amp;&quot;,&quot;&amp;[.H185]" office:value-type="string" office:string-value="hotcueTypeDeckB8,176,2,36,1">
            <text:p>hotcueTypeDeckB8,176,2,36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186]&amp;[.A186]" office:value-type="string" office:string-value="playReturnDeckB">
            <text:p>playReturnDeckB</text:p>
          </table:table-cell>
          <table:table-cell table:formula="of:=[.I186]&amp;&quot;,&quot;&amp;&quot;176&quot;&amp;&quot;,&quot;&amp;[.F186]&amp;&quot;,&quot;&amp;[.G186]&amp;&quot;,&quot;&amp;[.H186]" office:value-type="string" office:string-value="playReturnDeckB,176,2,37,1">
            <text:p>playReturnDeckB,176,2,3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187]&amp;[.A187]&amp;[.C187]&amp;[.D187]" office:value-type="string" office:string-value="jogTurnDeckBFineForward">
            <text:p>jogTurnDeckBFineForward</text:p>
          </table:table-cell>
          <table:table-cell table:formula="of:=[.I187]&amp;&quot;,&quot;&amp;&quot;176&quot;&amp;&quot;,&quot;&amp;[.F187]&amp;&quot;,&quot;&amp;[.G187]&amp;&quot;,&quot;&amp;[.H187]" office:value-type="string" office:string-value="jogTurnDeckBFineForward,176,2,38,1">
            <text:p>jogTurnDeckBFineForward,176,2,38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188]&amp;[.A188]&amp;[.C188]&amp;[.D188]" office:value-type="string" office:string-value="jogTurnDeckBFineBackward">
            <text:p>jogTurnDeckBFineBackward</text:p>
          </table:table-cell>
          <table:table-cell table:formula="of:=[.I188]&amp;&quot;,&quot;&amp;&quot;176&quot;&amp;&quot;,&quot;&amp;[.F188]&amp;&quot;,&quot;&amp;[.G188]&amp;&quot;,&quot;&amp;[.H188]" office:value-type="string" office:string-value="jogTurnDeckBFineBackward,176,2,39,1">
            <text:p>jogTurnDeckBFineBackward,176,2,39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189]&amp;[.A189]&amp;[.C189]&amp;[.D189]" office:value-type="string" office:string-value="jogTurnDeckBCoarseForward">
            <text:p>jogTurnDeckBCoarseForward</text:p>
          </table:table-cell>
          <table:table-cell table:formula="of:=[.I189]&amp;&quot;,&quot;&amp;&quot;176&quot;&amp;&quot;,&quot;&amp;[.F189]&amp;&quot;,&quot;&amp;[.G189]&amp;&quot;,&quot;&amp;[.H189]" office:value-type="string" office:string-value="jogTurnDeckBCoarseForward,176,2,40,1">
            <text:p>jogTurnDeckBCoarseForward,176,2,40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190]&amp;[.A190]&amp;[.C190]&amp;[.D190]" office:value-type="string" office:string-value="jogTurnDeckBCoarseBackward">
            <text:p>jogTurnDeckBCoarseBackward</text:p>
          </table:table-cell>
          <table:table-cell table:formula="of:=[.I190]&amp;&quot;,&quot;&amp;&quot;176&quot;&amp;&quot;,&quot;&amp;[.F190]&amp;&quot;,&quot;&amp;[.G190]&amp;&quot;,&quot;&amp;[.H190]" office:value-type="string" office:string-value="jogTurnDeckBCoarseBackward,176,2,41,1">
            <text:p>jogTurnDeckBCoarseBackward,176,2,4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191]&amp;[.A191]" office:value-type="string" office:string-value="phaseSyncDeckB">
            <text:p>phaseSyncDeckB</text:p>
          </table:table-cell>
          <table:table-cell table:formula="of:=[.I191]&amp;&quot;,&quot;&amp;&quot;176&quot;&amp;&quot;,&quot;&amp;[.F191]&amp;&quot;,&quot;&amp;[.G191]&amp;&quot;,&quot;&amp;[.H191]" office:value-type="string" office:string-value="phaseSyncDeckB,176,2,42,1">
            <text:p>phaseSyncDeckB,176,2,4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yncOn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192]&amp;[.A192]" office:value-type="string" office:string-value="syncOnDeckB">
            <text:p>syncOnDeckB</text:p>
          </table:table-cell>
          <table:table-cell table:formula="of:=[.I192]&amp;&quot;,&quot;&amp;&quot;176&quot;&amp;&quot;,&quot;&amp;[.F192]&amp;&quot;,&quot;&amp;[.G192]&amp;&quot;,&quot;&amp;[.H192]" office:value-type="string" office:string-value="syncOnDeckB,176,2,43,1">
            <text:p>syncOnDeckB,176,2,4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yncOnReturn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193]&amp;[.A193]" office:value-type="string" office:string-value="syncOnReturnDeckB">
            <text:p>syncOnReturnDeckB</text:p>
          </table:table-cell>
          <table:table-cell table:formula="of:=[.I193]&amp;&quot;,&quot;&amp;&quot;176&quot;&amp;&quot;,&quot;&amp;[.F193]&amp;&quot;,&quot;&amp;[.G193]&amp;&quot;,&quot;&amp;[.H193]" office:value-type="string" office:string-value="syncOnReturnDeckB,176,2,44,1">
            <text:p>syncOnReturnDeckB,176,2,4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194]&amp;[.A194]" office:value-type="string" office:string-value="tempoMasterDeckB">
            <text:p>tempoMasterDeckB</text:p>
          </table:table-cell>
          <table:table-cell table:formula="of:=[.I194]&amp;&quot;,&quot;&amp;&quot;176&quot;&amp;&quot;,&quot;&amp;[.F194]&amp;&quot;,&quot;&amp;[.G194]&amp;&quot;,&quot;&amp;[.H194]" office:value-type="string" office:string-value="tempoMasterDeckB,176,2,45,1">
            <text:p>tempoMasterDeckB,176,2,4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195]&amp;[.A195]" office:value-type="string" office:string-value="tempoMasterReturnDeckB">
            <text:p>tempoMasterReturnDeckB</text:p>
          </table:table-cell>
          <table:table-cell table:formula="of:=[.I195]&amp;&quot;,&quot;&amp;&quot;176&quot;&amp;&quot;,&quot;&amp;[.F195]&amp;&quot;,&quot;&amp;[.G195]&amp;&quot;,&quot;&amp;[.H195]" office:value-type="string" office:string-value="tempoMasterReturnDeckB,176,2,46,1">
            <text:p>tempoMasterReturnDeckB,176,2,46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loopActive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formula="of:=[.B196]&amp;[.A196]" office:value-type="string" office:string-value="loopActiveDeckB">
            <text:p>loopActiveDeckB</text:p>
          </table:table-cell>
          <table:table-cell table:formula="of:=[.I196]&amp;&quot;,&quot;&amp;&quot;176&quot;&amp;&quot;,&quot;&amp;[.F196]&amp;&quot;,&quot;&amp;[.G196]&amp;&quot;,&quot;&amp;[.H196]" office:value-type="string" office:string-value="loopActiveDeckB,176,2,49,1">
            <text:p>loopActiveDeckB,176,2,49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</text:p>
          </table:table-cell>
          <table:table-cell table:style-name="Default" office:value-type="string">
            <text:p>Inc</text:p>
          </table:table-cell>
          <table:table-cell table:style-name="Default"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B197]&amp;[.C197]&amp;[.A197]&amp;[.D197]" office:value-type="string" office:string-value="loopSizeIncDeckBPress">
            <text:p>loopSizeIncDeckBPress</text:p>
          </table:table-cell>
          <table:table-cell table:formula="of:=[.I197]&amp;&quot;,&quot;&amp;&quot;176&quot;&amp;&quot;,&quot;&amp;[.F197]&amp;&quot;,&quot;&amp;[.G197]&amp;&quot;,&quot;&amp;[.H197]" office:value-type="string" office:string-value="loopSizeIncDeckBPress,176,2,50,1">
            <text:p>loopSizeIncDeckBPress,176,2,50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</text:p>
          </table:table-cell>
          <table:table-cell table:style-name="Default" office:value-type="string">
            <text:p>Dec</text:p>
          </table:table-cell>
          <table:table-cell table:style-name="Default"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formula="of:=[.B198]&amp;[.C198]&amp;[.A198]&amp;[.D198]" office:value-type="string" office:string-value="loopSizeDecDeckBPress">
            <text:p>loopSizeDecDeckBPress</text:p>
          </table:table-cell>
          <table:table-cell table:formula="of:=[.I198]&amp;&quot;,&quot;&amp;&quot;176&quot;&amp;&quot;,&quot;&amp;[.F198]&amp;&quot;,&quot;&amp;[.G198]&amp;&quot;,&quot;&amp;[.H198]" office:value-type="string" office:string-value="loopSizeDecDeckBPress,176,2,51,1">
            <text:p>loopSizeDecDeckBPress,176,2,5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</text:p>
          </table:table-cell>
          <table:table-cell table:style-name="Default" office:value-type="string">
            <text:p>Inc</text:p>
          </table:table-cell>
          <table:table-cell table:style-name="Default"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B199]&amp;[.C199]&amp;[.A199]&amp;[.D199]" office:value-type="string" office:string-value="loopSizeIncDeckBRelease">
            <text:p>loopSizeIncDeckBRelease</text:p>
          </table:table-cell>
          <table:table-cell table:formula="of:=[.I199]&amp;&quot;,&quot;&amp;&quot;176&quot;&amp;&quot;,&quot;&amp;[.F199]&amp;&quot;,&quot;&amp;[.G199]&amp;&quot;,&quot;&amp;[.H199]" office:value-type="string" office:string-value="loopSizeIncDeckBRelease,176,2,50,0">
            <text:p>loopSizeIncDeckBRelease,176,2,50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</text:p>
          </table:table-cell>
          <table:table-cell table:style-name="Default" office:value-type="string">
            <text:p>Dec</text:p>
          </table:table-cell>
          <table:table-cell table:style-name="Default"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f:=[.B200]&amp;[.C200]&amp;[.A200]&amp;[.D200]" office:value-type="string" office:string-value="loopSizeDecDeckBRelease">
            <text:p>loopSizeDecDeckBRelease</text:p>
          </table:table-cell>
          <table:table-cell table:formula="of:=[.I200]&amp;&quot;,&quot;&amp;&quot;176&quot;&amp;&quot;,&quot;&amp;[.F200]&amp;&quot;,&quot;&amp;[.G200]&amp;&quot;,&quot;&amp;[.H200]" office:value-type="string" office:string-value="loopSizeDecDeckBRelease,176,2,51,0">
            <text:p>loopSizeDecDeckBRelease,176,2,51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loopIn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formula="of:=[.B201]&amp;[.A201]" office:value-type="string" office:string-value="loopInDeckB">
            <text:p>loopInDeckB</text:p>
          </table:table-cell>
          <table:table-cell table:formula="of:=[.I201]&amp;&quot;,&quot;&amp;&quot;176&quot;&amp;&quot;,&quot;&amp;[.F201]&amp;&quot;,&quot;&amp;[.G201]&amp;&quot;,&quot;&amp;[.H201]" office:value-type="string" office:string-value="loopInDeckB,176,2,54,1">
            <text:p>loopInDeckB,176,2,5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loopOut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formula="of:=[.B202]&amp;[.A202]" office:value-type="string" office:string-value="loopOutDeckB">
            <text:p>loopOutDeckB</text:p>
          </table:table-cell>
          <table:table-cell table:formula="of:=[.I202]&amp;&quot;,&quot;&amp;&quot;176&quot;&amp;&quot;,&quot;&amp;[.F202]&amp;&quot;,&quot;&amp;[.G202]&amp;&quot;,&quot;&amp;[.H202]" office:value-type="string" office:string-value="loopOutDeckB,176,2,55,1">
            <text:p>loopOutDeckB,176,2,5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loopActive</text:p>
          </table:table-cell>
          <table:table-cell table:style-name="Default"/>
          <table:table-cell table:style-name="Default" office:value-type="string">
            <text:p>Return</text:p>
          </table:table-cell>
          <table:table-cell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table:formula="of:=[.B203]&amp;[.D203]&amp;[.A203]" office:value-type="string" office:string-value="loopActiveReturnDeckB">
            <text:p>loopActiveReturnDeckB</text:p>
          </table:table-cell>
          <table:table-cell table:formula="of:=[.I203]&amp;&quot;,&quot;&amp;&quot;176&quot;&amp;&quot;,&quot;&amp;[.F203]&amp;&quot;,&quot;&amp;[.G203]&amp;&quot;,&quot;&amp;[.H203]" office:value-type="string" office:string-value="loopActiveReturnDeckB,176,2,56,1">
            <text:p>loopActiveReturnDeckB,176,2,56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</text:p>
          </table:table-cell>
          <table:table-cell table:style-name="Default"/>
          <table:table-cell table:style-name="Default" office:value-type="string">
            <text:p>Return</text:p>
          </table:table-cell>
          <table:table-cell/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formula="of:=[.B204]&amp;[.C204]&amp;[.D204]&amp;[.A204]" office:value-type="string" office:string-value="loopSizeReturnDeckB">
            <text:p>loopSizeReturnDeckB</text:p>
          </table:table-cell>
          <table:table-cell table:formula="of:=[.I204]&amp;&quot;,&quot;&amp;&quot;176&quot;&amp;&quot;,&quot;&amp;[.F204]&amp;&quot;,&quot;&amp;[.G204]&amp;&quot;,&quot;&amp;[.H204]" office:value-type="string" office:string-value="loopSizeReturnDeckB,176,2,57,1">
            <text:p>loopSizeReturnDeckB,176,2,57,1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>
            <text:p>DeckC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214]&amp;[.A214]" office:value-type="string" office:string-value="loadDeckC">
            <text:p>loadDeckC</text:p>
          </table:table-cell>
          <table:table-cell table:formula="of:=[.I214]&amp;&quot;,&quot;&amp;&quot;176&quot;&amp;&quot;,&quot;&amp;[.F214]&amp;&quot;,&quot;&amp;[.G214]&amp;&quot;,&quot;&amp;[.H214]" office:value-type="string" office:string-value="loadDeckC,176,3,0,1">
            <text:p>loadDeckC,176,3,0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play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B215]&amp;[.A215]" office:value-type="string" office:string-value="playDeckC">
            <text:p>playDeckC</text:p>
          </table:table-cell>
          <table:table-cell table:formula="of:=[.I215]&amp;&quot;,&quot;&amp;&quot;176&quot;&amp;&quot;,&quot;&amp;[.F215]&amp;&quot;,&quot;&amp;[.G215]&amp;&quot;,&quot;&amp;[.H215]" office:value-type="string" office:string-value="playDeckC,176,3,1,1">
            <text:p>playDeckC,176,3,1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pause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216]&amp;[.A216]" office:value-type="string" office:string-value="pauseDeckC">
            <text:p>pauseDeckC</text:p>
          </table:table-cell>
          <table:table-cell table:formula="of:=[.I216]&amp;&quot;,&quot;&amp;&quot;176&quot;&amp;&quot;,&quot;&amp;[.F216]&amp;&quot;,&quot;&amp;[.G216]&amp;&quot;,&quot;&amp;[.H216]" office:value-type="string" office:string-value="pauseDeckC,176,3,2,1">
            <text:p>pauseDeckC,176,3,2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217]&amp;[.A217]&amp;[.C217]" office:value-type="string" office:string-value="cueDeckCPress">
            <text:p>cueDeckCPress</text:p>
          </table:table-cell>
          <table:table-cell table:formula="of:=[.I217]&amp;&quot;,&quot;&amp;&quot;176&quot;&amp;&quot;,&quot;&amp;[.F217]&amp;&quot;,&quot;&amp;[.G217]&amp;&quot;,&quot;&amp;[.H217]" office:value-type="string" office:string-value="cueDeckCPress,176,3,3,1">
            <text:p>cueDeckCPress,176,3,3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218]&amp;[.A218]&amp;[.C218]" office:value-type="string" office:string-value="cueDeckCRelease">
            <text:p>cueDeckCRelease</text:p>
          </table:table-cell>
          <table:table-cell table:formula="of:=[.I218]&amp;&quot;,&quot;&amp;&quot;176&quot;&amp;&quot;,&quot;&amp;[.F218]&amp;&quot;,&quot;&amp;[.G218]&amp;&quot;,&quot;&amp;[.H218]" office:value-type="string" office:string-value="cueDeckCRelease,176,3,3,0">
            <text:p>cueDeckCRelease,176,3,3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219]&amp;[.A219]" office:value-type="string" office:string-value="UnusedDeckC">
            <text:p>UnusedDeckC</text:p>
          </table:table-cell>
          <table:table-cell table:formula="of:=[.I219]&amp;&quot;,&quot;&amp;&quot;176&quot;&amp;&quot;,&quot;&amp;[.F219]&amp;&quot;,&quot;&amp;[.G219]&amp;&quot;,&quot;&amp;[.H219]" office:value-type="string" office:string-value="UnusedDeckC,176,3,4,1">
            <text:p>UnusedDeckC,176,3,4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220]&amp;[.A220]&amp;[.D220]&amp;[.C220]&amp;[.E220]" office:value-type="string" office:string-value="beatjumpDeckC1ForwardPress">
            <text:p>beatjumpDeckC1ForwardPress</text:p>
          </table:table-cell>
          <table:table-cell table:formula="of:=[.I220]&amp;&quot;,&quot;&amp;&quot;176&quot;&amp;&quot;,&quot;&amp;[.F220]&amp;&quot;,&quot;&amp;[.G220]&amp;&quot;,&quot;&amp;[.H220]" office:value-type="string" office:string-value="beatjumpDeckC1ForwardPress,176,3,5,1">
            <text:p>beatjumpDeckC1ForwardPress,176,3,5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221]&amp;[.A221]&amp;[.D221]&amp;[.C221]&amp;[.E221]" office:value-type="string" office:string-value="beatjumpDeckC1ForwardRelease">
            <text:p>beatjumpDeckC1ForwardRelease</text:p>
          </table:table-cell>
          <table:table-cell table:formula="of:=[.I221]&amp;&quot;,&quot;&amp;&quot;176&quot;&amp;&quot;,&quot;&amp;[.F221]&amp;&quot;,&quot;&amp;[.G221]&amp;&quot;,&quot;&amp;[.H221]" office:value-type="string" office:string-value="beatjumpDeckC1ForwardRelease,176,3,5,0">
            <text:p>beatjumpDeckC1ForwardRelease,176,3,5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222]&amp;[.A222]&amp;[.D222]&amp;[.C222]&amp;[.E222]" office:value-type="string" office:string-value="beatjumpDeckC4ForwardPress">
            <text:p>beatjumpDeckC4ForwardPress</text:p>
          </table:table-cell>
          <table:table-cell table:formula="of:=[.I222]&amp;&quot;,&quot;&amp;&quot;176&quot;&amp;&quot;,&quot;&amp;[.F222]&amp;&quot;,&quot;&amp;[.G222]&amp;&quot;,&quot;&amp;[.H222]" office:value-type="string" office:string-value="beatjumpDeckC4ForwardPress,176,3,6,1">
            <text:p>beatjumpDeckC4ForwardPress,176,3,6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223]&amp;[.A223]&amp;[.D223]&amp;[.C223]&amp;[.E223]" office:value-type="string" office:string-value="beatjumpDeckC4ForwardRelease">
            <text:p>beatjumpDeckC4ForwardRelease</text:p>
          </table:table-cell>
          <table:table-cell table:formula="of:=[.I223]&amp;&quot;,&quot;&amp;&quot;176&quot;&amp;&quot;,&quot;&amp;[.F223]&amp;&quot;,&quot;&amp;[.G223]&amp;&quot;,&quot;&amp;[.H223]" office:value-type="string" office:string-value="beatjumpDeckC4ForwardRelease,176,3,6,0">
            <text:p>beatjumpDeckC4ForwardRelease,176,3,6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224]&amp;[.A224]&amp;[.D224]&amp;[.C224]&amp;[.E224]" office:value-type="string" office:string-value="beatjumpDeckC16ForwardPress">
            <text:p>beatjumpDeckC16ForwardPress</text:p>
          </table:table-cell>
          <table:table-cell table:formula="of:=[.I224]&amp;&quot;,&quot;&amp;&quot;176&quot;&amp;&quot;,&quot;&amp;[.F224]&amp;&quot;,&quot;&amp;[.G224]&amp;&quot;,&quot;&amp;[.H224]" office:value-type="string" office:string-value="beatjumpDeckC16ForwardPress,176,3,7,1">
            <text:p>beatjumpDeckC16ForwardPress,176,3,7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225]&amp;[.A225]&amp;[.D225]&amp;[.C225]&amp;[.E225]" office:value-type="string" office:string-value="beatjumpDeckC16ForwardRelease">
            <text:p>beatjumpDeckC16ForwardRelease</text:p>
          </table:table-cell>
          <table:table-cell table:formula="of:=[.I225]&amp;&quot;,&quot;&amp;&quot;176&quot;&amp;&quot;,&quot;&amp;[.F225]&amp;&quot;,&quot;&amp;[.G225]&amp;&quot;,&quot;&amp;[.H225]" office:value-type="string" office:string-value="beatjumpDeckC16ForwardRelease,176,3,7,0">
            <text:p>beatjumpDeckC16ForwardRelease,176,3,7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226]&amp;[.A226]&amp;[.D226]&amp;[.C226]&amp;[.E226]" office:value-type="string" office:string-value="beatjumpDeckC32ForwardPress">
            <text:p>beatjumpDeckC32ForwardPress</text:p>
          </table:table-cell>
          <table:table-cell table:formula="of:=[.I226]&amp;&quot;,&quot;&amp;&quot;176&quot;&amp;&quot;,&quot;&amp;[.F226]&amp;&quot;,&quot;&amp;[.G226]&amp;&quot;,&quot;&amp;[.H226]" office:value-type="string" office:string-value="beatjumpDeckC32ForwardPress,176,3,8,1">
            <text:p>beatjumpDeckC32ForwardPress,176,3,8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227]&amp;[.A227]&amp;[.D227]&amp;[.C227]&amp;[.E227]" office:value-type="string" office:string-value="beatjumpDeckC32ForwardRelease">
            <text:p>beatjumpDeckC32ForwardRelease</text:p>
          </table:table-cell>
          <table:table-cell table:formula="of:=[.I227]&amp;&quot;,&quot;&amp;&quot;176&quot;&amp;&quot;,&quot;&amp;[.F227]&amp;&quot;,&quot;&amp;[.G227]&amp;&quot;,&quot;&amp;[.H227]" office:value-type="string" office:string-value="beatjumpDeckC32ForwardRelease,176,3,8,0">
            <text:p>beatjumpDeckC32ForwardRelease,176,3,8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228]&amp;[.A228]&amp;[.D228]&amp;[.C228]&amp;[.E228]" office:value-type="string" office:string-value="beatjumpDeckC1BackwardPress">
            <text:p>beatjumpDeckC1BackwardPress</text:p>
          </table:table-cell>
          <table:table-cell table:formula="of:=[.I228]&amp;&quot;,&quot;&amp;&quot;176&quot;&amp;&quot;,&quot;&amp;[.F228]&amp;&quot;,&quot;&amp;[.G228]&amp;&quot;,&quot;&amp;[.H228]" office:value-type="string" office:string-value="beatjumpDeckC1BackwardPress,176,3,9,1">
            <text:p>beatjumpDeckC1BackwardPress,176,3,9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229]&amp;[.A229]&amp;[.D229]&amp;[.C229]&amp;[.E229]" office:value-type="string" office:string-value="beatjumpDeckC1BackwardRelease">
            <text:p>beatjumpDeckC1BackwardRelease</text:p>
          </table:table-cell>
          <table:table-cell table:formula="of:=[.I229]&amp;&quot;,&quot;&amp;&quot;176&quot;&amp;&quot;,&quot;&amp;[.F229]&amp;&quot;,&quot;&amp;[.G229]&amp;&quot;,&quot;&amp;[.H229]" office:value-type="string" office:string-value="beatjumpDeckC1BackwardRelease,176,3,9,0">
            <text:p>beatjumpDeckC1BackwardRelease,176,3,9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230]&amp;[.A230]&amp;[.D230]&amp;[.C230]&amp;[.E230]" office:value-type="string" office:string-value="beatjumpDeckC4BackwardPress">
            <text:p>beatjumpDeckC4BackwardPress</text:p>
          </table:table-cell>
          <table:table-cell table:formula="of:=[.I230]&amp;&quot;,&quot;&amp;&quot;176&quot;&amp;&quot;,&quot;&amp;[.F230]&amp;&quot;,&quot;&amp;[.G230]&amp;&quot;,&quot;&amp;[.H230]" office:value-type="string" office:string-value="beatjumpDeckC4BackwardPress,176,3,10,1">
            <text:p>beatjumpDeckC4BackwardPress,176,3,10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231]&amp;[.A231]&amp;[.D231]&amp;[.C231]&amp;[.E231]" office:value-type="string" office:string-value="beatjumpDeckC4BackwardRelease">
            <text:p>beatjumpDeckC4BackwardRelease</text:p>
          </table:table-cell>
          <table:table-cell table:formula="of:=[.I231]&amp;&quot;,&quot;&amp;&quot;176&quot;&amp;&quot;,&quot;&amp;[.F231]&amp;&quot;,&quot;&amp;[.G231]&amp;&quot;,&quot;&amp;[.H231]" office:value-type="string" office:string-value="beatjumpDeckC4BackwardRelease,176,3,10,0">
            <text:p>beatjumpDeckC4BackwardRelease,176,3,10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232]&amp;[.A232]&amp;[.D232]&amp;[.C232]&amp;[.E232]" office:value-type="string" office:string-value="beatjumpDeckC16BackwardPress">
            <text:p>beatjumpDeckC16BackwardPress</text:p>
          </table:table-cell>
          <table:table-cell table:formula="of:=[.I232]&amp;&quot;,&quot;&amp;&quot;176&quot;&amp;&quot;,&quot;&amp;[.F232]&amp;&quot;,&quot;&amp;[.G232]&amp;&quot;,&quot;&amp;[.H232]" office:value-type="string" office:string-value="beatjumpDeckC16BackwardPress,176,3,11,1">
            <text:p>beatjumpDeckC16BackwardPress,176,3,11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233]&amp;[.A233]&amp;[.D233]&amp;[.C233]&amp;[.E233]" office:value-type="string" office:string-value="beatjumpDeckC16BackwardRelease">
            <text:p>beatjumpDeckC16BackwardRelease</text:p>
          </table:table-cell>
          <table:table-cell table:formula="of:=[.I233]&amp;&quot;,&quot;&amp;&quot;176&quot;&amp;&quot;,&quot;&amp;[.F233]&amp;&quot;,&quot;&amp;[.G233]&amp;&quot;,&quot;&amp;[.H233]" office:value-type="string" office:string-value="beatjumpDeckC16BackwardRelease,176,3,11,0">
            <text:p>beatjumpDeckC16BackwardRelease,176,3,11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234]&amp;[.A234]&amp;[.D234]&amp;[.C234]&amp;[.E234]" office:value-type="string" office:string-value="beatjumpDeckC32BackwardPress">
            <text:p>beatjumpDeckC32BackwardPress</text:p>
          </table:table-cell>
          <table:table-cell table:formula="of:=[.I234]&amp;&quot;,&quot;&amp;&quot;176&quot;&amp;&quot;,&quot;&amp;[.F234]&amp;&quot;,&quot;&amp;[.G234]&amp;&quot;,&quot;&amp;[.H234]" office:value-type="string" office:string-value="beatjumpDeckC32BackwardPress,176,3,12,1">
            <text:p>beatjumpDeckC32BackwardPress,176,3,12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235]&amp;[.A235]&amp;[.D235]&amp;[.C235]&amp;[.E235]" office:value-type="string" office:string-value="beatjumpDeckC32BackwardRelease">
            <text:p>beatjumpDeckC32BackwardRelease</text:p>
          </table:table-cell>
          <table:table-cell table:formula="of:=[.I235]&amp;&quot;,&quot;&amp;&quot;176&quot;&amp;&quot;,&quot;&amp;[.F235]&amp;&quot;,&quot;&amp;[.G235]&amp;&quot;,&quot;&amp;[.H235]" office:value-type="string" office:string-value="beatjumpDeckC32BackwardRelease,176,3,12,0">
            <text:p>beatjumpDeckC32BackwardRelease,176,3,12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236]&amp;[.A236]&amp;[.C236]&amp;[.D236]" office:value-type="string" office:string-value="selectSetHotcueDeckC1Press">
            <text:p>selectSetHotcueDeckC1Press</text:p>
          </table:table-cell>
          <table:table-cell table:formula="of:=[.I236]&amp;&quot;,&quot;&amp;&quot;176&quot;&amp;&quot;,&quot;&amp;[.F236]&amp;&quot;,&quot;&amp;[.G236]&amp;&quot;,&quot;&amp;[.H236]" office:value-type="string" office:string-value="selectSetHotcueDeckC1Press,176,3,13,1">
            <text:p>selectSetHotcueDeckC1Press,176,3,13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237]&amp;[.A237]&amp;[.C237]&amp;[.D237]" office:value-type="string" office:string-value="selectSetHotcueDeckC1Release">
            <text:p>selectSetHotcueDeckC1Release</text:p>
          </table:table-cell>
          <table:table-cell table:formula="of:=[.I237]&amp;&quot;,&quot;&amp;&quot;176&quot;&amp;&quot;,&quot;&amp;[.F237]&amp;&quot;,&quot;&amp;[.G237]&amp;&quot;,&quot;&amp;[.H237]" office:value-type="string" office:string-value="selectSetHotcueDeckC1Release,176,3,13,0">
            <text:p>selectSetHotcueDeckC1Release,176,3,13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238]&amp;[.A238]&amp;[.C238]&amp;[.D238]" office:value-type="string" office:string-value="selectSetHotcueDeckC2Press">
            <text:p>selectSetHotcueDeckC2Press</text:p>
          </table:table-cell>
          <table:table-cell table:formula="of:=[.I238]&amp;&quot;,&quot;&amp;&quot;176&quot;&amp;&quot;,&quot;&amp;[.F238]&amp;&quot;,&quot;&amp;[.G238]&amp;&quot;,&quot;&amp;[.H238]" office:value-type="string" office:string-value="selectSetHotcueDeckC2Press,176,3,14,1">
            <text:p>selectSetHotcueDeckC2Press,176,3,14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239]&amp;[.A239]&amp;[.C239]&amp;[.D239]" office:value-type="string" office:string-value="selectSetHotcueDeckC2Release">
            <text:p>selectSetHotcueDeckC2Release</text:p>
          </table:table-cell>
          <table:table-cell table:formula="of:=[.I239]&amp;&quot;,&quot;&amp;&quot;176&quot;&amp;&quot;,&quot;&amp;[.F239]&amp;&quot;,&quot;&amp;[.G239]&amp;&quot;,&quot;&amp;[.H239]" office:value-type="string" office:string-value="selectSetHotcueDeckC2Release,176,3,14,0">
            <text:p>selectSetHotcueDeckC2Release,176,3,14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240]&amp;[.A240]&amp;[.C240]&amp;[.D240]" office:value-type="string" office:string-value="selectSetHotcueDeckC3Press">
            <text:p>selectSetHotcueDeckC3Press</text:p>
          </table:table-cell>
          <table:table-cell table:formula="of:=[.I240]&amp;&quot;,&quot;&amp;&quot;176&quot;&amp;&quot;,&quot;&amp;[.F240]&amp;&quot;,&quot;&amp;[.G240]&amp;&quot;,&quot;&amp;[.H240]" office:value-type="string" office:string-value="selectSetHotcueDeckC3Press,176,3,15,1">
            <text:p>selectSetHotcueDeckC3Press,176,3,15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241]&amp;[.A241]&amp;[.C241]&amp;[.D241]" office:value-type="string" office:string-value="selectSetHotcueDeckC3Release">
            <text:p>selectSetHotcueDeckC3Release</text:p>
          </table:table-cell>
          <table:table-cell table:formula="of:=[.I241]&amp;&quot;,&quot;&amp;&quot;176&quot;&amp;&quot;,&quot;&amp;[.F241]&amp;&quot;,&quot;&amp;[.G241]&amp;&quot;,&quot;&amp;[.H241]" office:value-type="string" office:string-value="selectSetHotcueDeckC3Release,176,3,15,0">
            <text:p>selectSetHotcueDeckC3Release,176,3,15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242]&amp;[.A242]&amp;[.C242]&amp;[.D242]" office:value-type="string" office:string-value="selectSetHotcueDeckC4Press">
            <text:p>selectSetHotcueDeckC4Press</text:p>
          </table:table-cell>
          <table:table-cell table:formula="of:=[.I242]&amp;&quot;,&quot;&amp;&quot;176&quot;&amp;&quot;,&quot;&amp;[.F242]&amp;&quot;,&quot;&amp;[.G242]&amp;&quot;,&quot;&amp;[.H242]" office:value-type="string" office:string-value="selectSetHotcueDeckC4Press,176,3,16,1">
            <text:p>selectSetHotcueDeckC4Press,176,3,16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243]&amp;[.A243]&amp;[.C243]&amp;[.D243]" office:value-type="string" office:string-value="selectSetHotcueDeckC4Release">
            <text:p>selectSetHotcueDeckC4Release</text:p>
          </table:table-cell>
          <table:table-cell table:formula="of:=[.I243]&amp;&quot;,&quot;&amp;&quot;176&quot;&amp;&quot;,&quot;&amp;[.F243]&amp;&quot;,&quot;&amp;[.G243]&amp;&quot;,&quot;&amp;[.H243]" office:value-type="string" office:string-value="selectSetHotcueDeckC4Release,176,3,16,0">
            <text:p>selectSetHotcueDeckC4Release,176,3,16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244]&amp;[.A244]&amp;[.C244]&amp;[.D244]" office:value-type="string" office:string-value="selectSetHotcueDeckC5Press">
            <text:p>selectSetHotcueDeckC5Press</text:p>
          </table:table-cell>
          <table:table-cell table:formula="of:=[.I244]&amp;&quot;,&quot;&amp;&quot;176&quot;&amp;&quot;,&quot;&amp;[.F244]&amp;&quot;,&quot;&amp;[.G244]&amp;&quot;,&quot;&amp;[.H244]" office:value-type="string" office:string-value="selectSetHotcueDeckC5Press,176,3,17,1">
            <text:p>selectSetHotcueDeckC5Press,176,3,17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245]&amp;[.A245]&amp;[.C245]&amp;[.D245]" office:value-type="string" office:string-value="selectSetHotcueDeckC5Release">
            <text:p>selectSetHotcueDeckC5Release</text:p>
          </table:table-cell>
          <table:table-cell table:formula="of:=[.I245]&amp;&quot;,&quot;&amp;&quot;176&quot;&amp;&quot;,&quot;&amp;[.F245]&amp;&quot;,&quot;&amp;[.G245]&amp;&quot;,&quot;&amp;[.H245]" office:value-type="string" office:string-value="selectSetHotcueDeckC5Release,176,3,17,0">
            <text:p>selectSetHotcueDeckC5Release,176,3,17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246]&amp;[.A246]&amp;[.C246]&amp;[.D246]" office:value-type="string" office:string-value="selectSetHotcueDeckC6Press">
            <text:p>selectSetHotcueDeckC6Press</text:p>
          </table:table-cell>
          <table:table-cell table:formula="of:=[.I246]&amp;&quot;,&quot;&amp;&quot;176&quot;&amp;&quot;,&quot;&amp;[.F246]&amp;&quot;,&quot;&amp;[.G246]&amp;&quot;,&quot;&amp;[.H246]" office:value-type="string" office:string-value="selectSetHotcueDeckC6Press,176,3,18,1">
            <text:p>selectSetHotcueDeckC6Press,176,3,18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247]&amp;[.A247]&amp;[.C247]&amp;[.D247]" office:value-type="string" office:string-value="selectSetHotcueDeckC6Release">
            <text:p>selectSetHotcueDeckC6Release</text:p>
          </table:table-cell>
          <table:table-cell table:formula="of:=[.I247]&amp;&quot;,&quot;&amp;&quot;176&quot;&amp;&quot;,&quot;&amp;[.F247]&amp;&quot;,&quot;&amp;[.G247]&amp;&quot;,&quot;&amp;[.H247]" office:value-type="string" office:string-value="selectSetHotcueDeckC6Release,176,3,18,0">
            <text:p>selectSetHotcueDeckC6Release,176,3,18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248]&amp;[.A248]&amp;[.C248]&amp;[.D248]" office:value-type="string" office:string-value="selectSetHotcueDeckC7Press">
            <text:p>selectSetHotcueDeckC7Press</text:p>
          </table:table-cell>
          <table:table-cell table:formula="of:=[.I248]&amp;&quot;,&quot;&amp;&quot;176&quot;&amp;&quot;,&quot;&amp;[.F248]&amp;&quot;,&quot;&amp;[.G248]&amp;&quot;,&quot;&amp;[.H248]" office:value-type="string" office:string-value="selectSetHotcueDeckC7Press,176,3,19,1">
            <text:p>selectSetHotcueDeckC7Press,176,3,19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249]&amp;[.A249]&amp;[.C249]&amp;[.D249]" office:value-type="string" office:string-value="selectSetHotcueDeckC7Release">
            <text:p>selectSetHotcueDeckC7Release</text:p>
          </table:table-cell>
          <table:table-cell table:formula="of:=[.I249]&amp;&quot;,&quot;&amp;&quot;176&quot;&amp;&quot;,&quot;&amp;[.F249]&amp;&quot;,&quot;&amp;[.G249]&amp;&quot;,&quot;&amp;[.H249]" office:value-type="string" office:string-value="selectSetHotcueDeckC7Release,176,3,19,0">
            <text:p>selectSetHotcueDeckC7Release,176,3,19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250]&amp;[.A250]&amp;[.C250]&amp;[.D250]" office:value-type="string" office:string-value="selectSetHotcueDeckC8Press">
            <text:p>selectSetHotcueDeckC8Press</text:p>
          </table:table-cell>
          <table:table-cell table:formula="of:=[.I250]&amp;&quot;,&quot;&amp;&quot;176&quot;&amp;&quot;,&quot;&amp;[.F250]&amp;&quot;,&quot;&amp;[.G250]&amp;&quot;,&quot;&amp;[.H250]" office:value-type="string" office:string-value="selectSetHotcueDeckC8Press,176,3,20,1">
            <text:p>selectSetHotcueDeckC8Press,176,3,20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251]&amp;[.A251]&amp;[.C251]&amp;[.D251]" office:value-type="string" office:string-value="selectSetHotcueDeckC8Release">
            <text:p>selectSetHotcueDeckC8Release</text:p>
          </table:table-cell>
          <table:table-cell table:formula="of:=[.I251]&amp;&quot;,&quot;&amp;&quot;176&quot;&amp;&quot;,&quot;&amp;[.F251]&amp;&quot;,&quot;&amp;[.G251]&amp;&quot;,&quot;&amp;[.H251]" office:value-type="string" office:string-value="selectSetHotcueDeckC8Release,176,3,20,0">
            <text:p>selectSetHotcueDeckC8Release,176,3,20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252]&amp;[.A252]&amp;[.C252]" office:value-type="string" office:string-value="deleteHotcueDeckC1">
            <text:p>deleteHotcueDeckC1</text:p>
          </table:table-cell>
          <table:table-cell table:formula="of:=[.I252]&amp;&quot;,&quot;&amp;&quot;176&quot;&amp;&quot;,&quot;&amp;[.F252]&amp;&quot;,&quot;&amp;[.G252]&amp;&quot;,&quot;&amp;[.H252]" office:value-type="string" office:string-value="deleteHotcueDeckC1,176,3,21,1">
            <text:p>deleteHotcueDeckC1,176,3,21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253]&amp;[.A253]&amp;[.C253]" office:value-type="string" office:string-value="deleteHotcueDeckC2">
            <text:p>deleteHotcueDeckC2</text:p>
          </table:table-cell>
          <table:table-cell table:formula="of:=[.I253]&amp;&quot;,&quot;&amp;&quot;176&quot;&amp;&quot;,&quot;&amp;[.F253]&amp;&quot;,&quot;&amp;[.G253]&amp;&quot;,&quot;&amp;[.H253]" office:value-type="string" office:string-value="deleteHotcueDeckC2,176,3,22,1">
            <text:p>deleteHotcueDeckC2,176,3,22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254]&amp;[.A254]&amp;[.C254]" office:value-type="string" office:string-value="deleteHotcueDeckC3">
            <text:p>deleteHotcueDeckC3</text:p>
          </table:table-cell>
          <table:table-cell table:formula="of:=[.I254]&amp;&quot;,&quot;&amp;&quot;176&quot;&amp;&quot;,&quot;&amp;[.F254]&amp;&quot;,&quot;&amp;[.G254]&amp;&quot;,&quot;&amp;[.H254]" office:value-type="string" office:string-value="deleteHotcueDeckC3,176,3,23,1">
            <text:p>deleteHotcueDeckC3,176,3,23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255]&amp;[.A255]&amp;[.C255]" office:value-type="string" office:string-value="deleteHotcueDeckC4">
            <text:p>deleteHotcueDeckC4</text:p>
          </table:table-cell>
          <table:table-cell table:formula="of:=[.I255]&amp;&quot;,&quot;&amp;&quot;176&quot;&amp;&quot;,&quot;&amp;[.F255]&amp;&quot;,&quot;&amp;[.G255]&amp;&quot;,&quot;&amp;[.H255]" office:value-type="string" office:string-value="deleteHotcueDeckC4,176,3,24,1">
            <text:p>deleteHotcueDeckC4,176,3,24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256]&amp;[.A256]&amp;[.C256]" office:value-type="string" office:string-value="deleteHotcueDeckC5">
            <text:p>deleteHotcueDeckC5</text:p>
          </table:table-cell>
          <table:table-cell table:formula="of:=[.I256]&amp;&quot;,&quot;&amp;&quot;176&quot;&amp;&quot;,&quot;&amp;[.F256]&amp;&quot;,&quot;&amp;[.G256]&amp;&quot;,&quot;&amp;[.H256]" office:value-type="string" office:string-value="deleteHotcueDeckC5,176,3,25,1">
            <text:p>deleteHotcueDeckC5,176,3,25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257]&amp;[.A257]&amp;[.C257]" office:value-type="string" office:string-value="deleteHotcueDeckC6">
            <text:p>deleteHotcueDeckC6</text:p>
          </table:table-cell>
          <table:table-cell table:formula="of:=[.I257]&amp;&quot;,&quot;&amp;&quot;176&quot;&amp;&quot;,&quot;&amp;[.F257]&amp;&quot;,&quot;&amp;[.G257]&amp;&quot;,&quot;&amp;[.H257]" office:value-type="string" office:string-value="deleteHotcueDeckC6,176,3,26,1">
            <text:p>deleteHotcueDeckC6,176,3,26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258]&amp;[.A258]&amp;[.C258]" office:value-type="string" office:string-value="deleteHotcueDeckC7">
            <text:p>deleteHotcueDeckC7</text:p>
          </table:table-cell>
          <table:table-cell table:formula="of:=[.I258]&amp;&quot;,&quot;&amp;&quot;176&quot;&amp;&quot;,&quot;&amp;[.F258]&amp;&quot;,&quot;&amp;[.G258]&amp;&quot;,&quot;&amp;[.H258]" office:value-type="string" office:string-value="deleteHotcueDeckC7,176,3,27,1">
            <text:p>deleteHotcueDeckC7,176,3,27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259]&amp;[.A259]&amp;[.C259]" office:value-type="string" office:string-value="deleteHotcueDeckC8">
            <text:p>deleteHotcueDeckC8</text:p>
          </table:table-cell>
          <table:table-cell table:formula="of:=[.I259]&amp;&quot;,&quot;&amp;&quot;176&quot;&amp;&quot;,&quot;&amp;[.F259]&amp;&quot;,&quot;&amp;[.G259]&amp;&quot;,&quot;&amp;[.H259]" office:value-type="string" office:string-value="deleteHotcueDeckC8,176,3,28,1">
            <text:p>deleteHotcueDeckC8,176,3,28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260]&amp;[.A260]&amp;[.C260]" office:value-type="string" office:string-value="hotcueTypeDeckC1">
            <text:p>hotcueTypeDeckC1</text:p>
          </table:table-cell>
          <table:table-cell table:formula="of:=[.I260]&amp;&quot;,&quot;&amp;&quot;176&quot;&amp;&quot;,&quot;&amp;[.F260]&amp;&quot;,&quot;&amp;[.G260]&amp;&quot;,&quot;&amp;[.H260]" office:value-type="string" office:string-value="hotcueTypeDeckC1,176,3,29,1">
            <text:p>hotcueTypeDeckC1,176,3,29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261]&amp;[.A261]&amp;[.C261]" office:value-type="string" office:string-value="hotcueTypeDeckC2">
            <text:p>hotcueTypeDeckC2</text:p>
          </table:table-cell>
          <table:table-cell table:formula="of:=[.I261]&amp;&quot;,&quot;&amp;&quot;176&quot;&amp;&quot;,&quot;&amp;[.F261]&amp;&quot;,&quot;&amp;[.G261]&amp;&quot;,&quot;&amp;[.H261]" office:value-type="string" office:string-value="hotcueTypeDeckC2,176,3,30,1">
            <text:p>hotcueTypeDeckC2,176,3,30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262]&amp;[.A262]&amp;[.C262]" office:value-type="string" office:string-value="hotcueTypeDeckC3">
            <text:p>hotcueTypeDeckC3</text:p>
          </table:table-cell>
          <table:table-cell table:formula="of:=[.I262]&amp;&quot;,&quot;&amp;&quot;176&quot;&amp;&quot;,&quot;&amp;[.F262]&amp;&quot;,&quot;&amp;[.G262]&amp;&quot;,&quot;&amp;[.H262]" office:value-type="string" office:string-value="hotcueTypeDeckC3,176,3,31,1">
            <text:p>hotcueTypeDeckC3,176,3,31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263]&amp;[.A263]&amp;[.C263]" office:value-type="string" office:string-value="hotcueTypeDeckC4">
            <text:p>hotcueTypeDeckC4</text:p>
          </table:table-cell>
          <table:table-cell table:formula="of:=[.I263]&amp;&quot;,&quot;&amp;&quot;176&quot;&amp;&quot;,&quot;&amp;[.F263]&amp;&quot;,&quot;&amp;[.G263]&amp;&quot;,&quot;&amp;[.H263]" office:value-type="string" office:string-value="hotcueTypeDeckC4,176,3,32,1">
            <text:p>hotcueTypeDeckC4,176,3,32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264]&amp;[.A264]&amp;[.C264]" office:value-type="string" office:string-value="hotcueTypeDeckC5">
            <text:p>hotcueTypeDeckC5</text:p>
          </table:table-cell>
          <table:table-cell table:formula="of:=[.I264]&amp;&quot;,&quot;&amp;&quot;176&quot;&amp;&quot;,&quot;&amp;[.F264]&amp;&quot;,&quot;&amp;[.G264]&amp;&quot;,&quot;&amp;[.H264]" office:value-type="string" office:string-value="hotcueTypeDeckC5,176,3,33,1">
            <text:p>hotcueTypeDeckC5,176,3,33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265]&amp;[.A265]&amp;[.C265]" office:value-type="string" office:string-value="hotcueTypeDeckC6">
            <text:p>hotcueTypeDeckC6</text:p>
          </table:table-cell>
          <table:table-cell table:formula="of:=[.I265]&amp;&quot;,&quot;&amp;&quot;176&quot;&amp;&quot;,&quot;&amp;[.F265]&amp;&quot;,&quot;&amp;[.G265]&amp;&quot;,&quot;&amp;[.H265]" office:value-type="string" office:string-value="hotcueTypeDeckC6,176,3,34,1">
            <text:p>hotcueTypeDeckC6,176,3,34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266]&amp;[.A266]&amp;[.C266]" office:value-type="string" office:string-value="hotcueTypeDeckC7">
            <text:p>hotcueTypeDeckC7</text:p>
          </table:table-cell>
          <table:table-cell table:formula="of:=[.I266]&amp;&quot;,&quot;&amp;&quot;176&quot;&amp;&quot;,&quot;&amp;[.F266]&amp;&quot;,&quot;&amp;[.G266]&amp;&quot;,&quot;&amp;[.H266]" office:value-type="string" office:string-value="hotcueTypeDeckC7,176,3,35,1">
            <text:p>hotcueTypeDeckC7,176,3,35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267]&amp;[.A267]&amp;[.C267]" office:value-type="string" office:string-value="hotcueTypeDeckC8">
            <text:p>hotcueTypeDeckC8</text:p>
          </table:table-cell>
          <table:table-cell table:formula="of:=[.I267]&amp;&quot;,&quot;&amp;&quot;176&quot;&amp;&quot;,&quot;&amp;[.F267]&amp;&quot;,&quot;&amp;[.G267]&amp;&quot;,&quot;&amp;[.H267]" office:value-type="string" office:string-value="hotcueTypeDeckC8,176,3,36,1">
            <text:p>hotcueTypeDeckC8,176,3,36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268]&amp;[.A268]" office:value-type="string" office:string-value="playReturnDeckC">
            <text:p>playReturnDeckC</text:p>
          </table:table-cell>
          <table:table-cell table:formula="of:=[.I268]&amp;&quot;,&quot;&amp;&quot;176&quot;&amp;&quot;,&quot;&amp;[.F268]&amp;&quot;,&quot;&amp;[.G268]&amp;&quot;,&quot;&amp;[.H268]" office:value-type="string" office:string-value="playReturnDeckC,176,3,37,1">
            <text:p>playReturnDeckC,176,3,37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269]&amp;[.A269]&amp;[.C269]&amp;[.D269]" office:value-type="string" office:string-value="jogTurnDeckCFineForward">
            <text:p>jogTurnDeckCFineForward</text:p>
          </table:table-cell>
          <table:table-cell table:formula="of:=[.I269]&amp;&quot;,&quot;&amp;&quot;176&quot;&amp;&quot;,&quot;&amp;[.F269]&amp;&quot;,&quot;&amp;[.G269]&amp;&quot;,&quot;&amp;[.H269]" office:value-type="string" office:string-value="jogTurnDeckCFineForward,176,3,38,1">
            <text:p>jogTurnDeckCFineForward,176,3,38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270]&amp;[.A270]&amp;[.C270]&amp;[.D270]" office:value-type="string" office:string-value="jogTurnDeckCFineBackward">
            <text:p>jogTurnDeckCFineBackward</text:p>
          </table:table-cell>
          <table:table-cell table:formula="of:=[.I270]&amp;&quot;,&quot;&amp;&quot;176&quot;&amp;&quot;,&quot;&amp;[.F270]&amp;&quot;,&quot;&amp;[.G270]&amp;&quot;,&quot;&amp;[.H270]" office:value-type="string" office:string-value="jogTurnDeckCFineBackward,176,3,39,1">
            <text:p>jogTurnDeckCFineBackward,176,3,39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271]&amp;[.A271]&amp;[.C271]&amp;[.D271]" office:value-type="string" office:string-value="jogTurnDeckCCoarseForward">
            <text:p>jogTurnDeckCCoarseForward</text:p>
          </table:table-cell>
          <table:table-cell table:formula="of:=[.I271]&amp;&quot;,&quot;&amp;&quot;176&quot;&amp;&quot;,&quot;&amp;[.F271]&amp;&quot;,&quot;&amp;[.G271]&amp;&quot;,&quot;&amp;[.H271]" office:value-type="string" office:string-value="jogTurnDeckCCoarseForward,176,3,40,1">
            <text:p>jogTurnDeckCCoarseForward,176,3,40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272]&amp;[.A272]&amp;[.C272]&amp;[.D272]" office:value-type="string" office:string-value="jogTurnDeckCCoarseBackward">
            <text:p>jogTurnDeckCCoarseBackward</text:p>
          </table:table-cell>
          <table:table-cell table:formula="of:=[.I272]&amp;&quot;,&quot;&amp;&quot;176&quot;&amp;&quot;,&quot;&amp;[.F272]&amp;&quot;,&quot;&amp;[.G272]&amp;&quot;,&quot;&amp;[.H272]" office:value-type="string" office:string-value="jogTurnDeckCCoarseBackward,176,3,41,1">
            <text:p>jogTurnDeckCCoarseBackward,176,3,41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273]&amp;[.A273]" office:value-type="string" office:string-value="phaseSyncDeckC">
            <text:p>phaseSyncDeckC</text:p>
          </table:table-cell>
          <table:table-cell table:formula="of:=[.I273]&amp;&quot;,&quot;&amp;&quot;176&quot;&amp;&quot;,&quot;&amp;[.F273]&amp;&quot;,&quot;&amp;[.G273]&amp;&quot;,&quot;&amp;[.H273]" office:value-type="string" office:string-value="phaseSyncDeckC,176,3,42,1">
            <text:p>phaseSyncDeckC,176,3,42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yncOn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274]&amp;[.A274]" office:value-type="string" office:string-value="syncOnDeckC">
            <text:p>syncOnDeckC</text:p>
          </table:table-cell>
          <table:table-cell table:formula="of:=[.I274]&amp;&quot;,&quot;&amp;&quot;176&quot;&amp;&quot;,&quot;&amp;[.F274]&amp;&quot;,&quot;&amp;[.G274]&amp;&quot;,&quot;&amp;[.H274]" office:value-type="string" office:string-value="syncOnDeckC,176,3,43,1">
            <text:p>syncOnDeckC,176,3,43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yncOnReturn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275]&amp;[.A275]" office:value-type="string" office:string-value="syncOnReturnDeckC">
            <text:p>syncOnReturnDeckC</text:p>
          </table:table-cell>
          <table:table-cell table:formula="of:=[.I275]&amp;&quot;,&quot;&amp;&quot;176&quot;&amp;&quot;,&quot;&amp;[.F275]&amp;&quot;,&quot;&amp;[.G275]&amp;&quot;,&quot;&amp;[.H275]" office:value-type="string" office:string-value="syncOnReturnDeckC,176,3,44,1">
            <text:p>syncOnReturnDeckC,176,3,44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276]&amp;[.A276]" office:value-type="string" office:string-value="tempoMasterDeckC">
            <text:p>tempoMasterDeckC</text:p>
          </table:table-cell>
          <table:table-cell table:formula="of:=[.I276]&amp;&quot;,&quot;&amp;&quot;176&quot;&amp;&quot;,&quot;&amp;[.F276]&amp;&quot;,&quot;&amp;[.G276]&amp;&quot;,&quot;&amp;[.H276]" office:value-type="string" office:string-value="tempoMasterDeckC,176,3,45,1">
            <text:p>tempoMasterDeckC,176,3,45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277]&amp;[.A277]" office:value-type="string" office:string-value="tempoMasterReturnDeckC">
            <text:p>tempoMasterReturnDeckC</text:p>
          </table:table-cell>
          <table:table-cell table:formula="of:=[.I277]&amp;&quot;,&quot;&amp;&quot;176&quot;&amp;&quot;,&quot;&amp;[.F277]&amp;&quot;,&quot;&amp;[.G277]&amp;&quot;,&quot;&amp;[.H277]" office:value-type="string" office:string-value="tempoMasterReturnDeckC,176,3,46,1">
            <text:p>tempoMasterReturnDeckC,176,3,46,1</text:p>
          </table:table-cell>
        </table:table-row>
        <table:table-row table:style-name="ro1" table:number-rows-repeated="10">
          <table:table-cell table:number-columns-repeated="10"/>
        </table:table-row>
        <table:table-row table:style-name="ro1">
          <table:table-cell office:value-type="string">
            <text:p>DeckD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288]&amp;[.A288]" office:value-type="string" office:string-value="loadDeckD">
            <text:p>loadDeckD</text:p>
          </table:table-cell>
          <table:table-cell table:formula="of:=[.I288]&amp;&quot;,&quot;&amp;&quot;176&quot;&amp;&quot;,&quot;&amp;[.F288]&amp;&quot;,&quot;&amp;[.G288]&amp;&quot;,&quot;&amp;[.H288]" office:value-type="string" office:string-value="loadDeckD,176,4,0,1">
            <text:p>loadDeckD,176,4,0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play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289]&amp;[.A289]" office:value-type="string" office:string-value="playDeckD">
            <text:p>playDeckD</text:p>
          </table:table-cell>
          <table:table-cell table:formula="of:=[.I289]&amp;&quot;,&quot;&amp;&quot;176&quot;&amp;&quot;,&quot;&amp;[.F289]&amp;&quot;,&quot;&amp;[.G289]&amp;&quot;,&quot;&amp;[.H289]" office:value-type="string" office:string-value="playDeckD,176,4,1,1">
            <text:p>playDeckD,176,4,1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pause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290]&amp;[.A290]" office:value-type="string" office:string-value="pauseDeckD">
            <text:p>pauseDeckD</text:p>
          </table:table-cell>
          <table:table-cell table:formula="of:=[.I290]&amp;&quot;,&quot;&amp;&quot;176&quot;&amp;&quot;,&quot;&amp;[.F290]&amp;&quot;,&quot;&amp;[.G290]&amp;&quot;,&quot;&amp;[.H290]" office:value-type="string" office:string-value="pauseDeckD,176,4,2,1">
            <text:p>pauseDeckD,176,4,2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291]&amp;[.A291]&amp;[.C291]" office:value-type="string" office:string-value="cueDeckDPress">
            <text:p>cueDeckDPress</text:p>
          </table:table-cell>
          <table:table-cell table:formula="of:=[.I291]&amp;&quot;,&quot;&amp;&quot;176&quot;&amp;&quot;,&quot;&amp;[.F291]&amp;&quot;,&quot;&amp;[.G291]&amp;&quot;,&quot;&amp;[.H291]" office:value-type="string" office:string-value="cueDeckDPress,176,4,3,1">
            <text:p>cueDeckDPress,176,4,3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292]&amp;[.A292]&amp;[.C292]" office:value-type="string" office:string-value="cueDeckDRelease">
            <text:p>cueDeckDRelease</text:p>
          </table:table-cell>
          <table:table-cell table:formula="of:=[.I292]&amp;&quot;,&quot;&amp;&quot;176&quot;&amp;&quot;,&quot;&amp;[.F292]&amp;&quot;,&quot;&amp;[.G292]&amp;&quot;,&quot;&amp;[.H292]" office:value-type="string" office:string-value="cueDeckDRelease,176,4,3,0">
            <text:p>cueDeckDRelease,176,4,3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Unused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293]&amp;[.A293]" office:value-type="string" office:string-value="UnusedDeckD">
            <text:p>UnusedDeckD</text:p>
          </table:table-cell>
          <table:table-cell table:formula="of:=[.I293]&amp;&quot;,&quot;&amp;&quot;176&quot;&amp;&quot;,&quot;&amp;[.F293]&amp;&quot;,&quot;&amp;[.G293]&amp;&quot;,&quot;&amp;[.H293]" office:value-type="string" office:string-value="UnusedDeckD,176,4,4,1">
            <text:p>UnusedDeckD,176,4,4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294]&amp;[.A294]&amp;[.D294]&amp;[.C294]&amp;[.E294]" office:value-type="string" office:string-value="beatjumpDeckD1ForwardPress">
            <text:p>beatjumpDeckD1ForwardPress</text:p>
          </table:table-cell>
          <table:table-cell table:formula="of:=[.I294]&amp;&quot;,&quot;&amp;&quot;176&quot;&amp;&quot;,&quot;&amp;[.F294]&amp;&quot;,&quot;&amp;[.G294]&amp;&quot;,&quot;&amp;[.H294]" office:value-type="string" office:string-value="beatjumpDeckD1ForwardPress,176,4,5,1">
            <text:p>beatjumpDeckD1ForwardPress,176,4,5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295]&amp;[.A295]&amp;[.D295]&amp;[.C295]&amp;[.E295]" office:value-type="string" office:string-value="beatjumpDeckD1ForwardRelease">
            <text:p>beatjumpDeckD1ForwardRelease</text:p>
          </table:table-cell>
          <table:table-cell table:formula="of:=[.I295]&amp;&quot;,&quot;&amp;&quot;176&quot;&amp;&quot;,&quot;&amp;[.F295]&amp;&quot;,&quot;&amp;[.G295]&amp;&quot;,&quot;&amp;[.H295]" office:value-type="string" office:string-value="beatjumpDeckD1ForwardRelease,176,4,5,0">
            <text:p>beatjumpDeckD1ForwardRelease,176,4,5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296]&amp;[.A296]&amp;[.D296]&amp;[.C296]&amp;[.E296]" office:value-type="string" office:string-value="beatjumpDeckD4ForwardPress">
            <text:p>beatjumpDeckD4ForwardPress</text:p>
          </table:table-cell>
          <table:table-cell table:formula="of:=[.I296]&amp;&quot;,&quot;&amp;&quot;176&quot;&amp;&quot;,&quot;&amp;[.F296]&amp;&quot;,&quot;&amp;[.G296]&amp;&quot;,&quot;&amp;[.H296]" office:value-type="string" office:string-value="beatjumpDeckD4ForwardPress,176,4,6,1">
            <text:p>beatjumpDeckD4ForwardPress,176,4,6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297]&amp;[.A297]&amp;[.D297]&amp;[.C297]&amp;[.E297]" office:value-type="string" office:string-value="beatjumpDeckD4ForwardRelease">
            <text:p>beatjumpDeckD4ForwardRelease</text:p>
          </table:table-cell>
          <table:table-cell table:formula="of:=[.I297]&amp;&quot;,&quot;&amp;&quot;176&quot;&amp;&quot;,&quot;&amp;[.F297]&amp;&quot;,&quot;&amp;[.G297]&amp;&quot;,&quot;&amp;[.H297]" office:value-type="string" office:string-value="beatjumpDeckD4ForwardRelease,176,4,6,0">
            <text:p>beatjumpDeckD4ForwardRelease,176,4,6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298]&amp;[.A298]&amp;[.D298]&amp;[.C298]&amp;[.E298]" office:value-type="string" office:string-value="beatjumpDeckD16ForwardPress">
            <text:p>beatjumpDeckD16ForwardPress</text:p>
          </table:table-cell>
          <table:table-cell table:formula="of:=[.I298]&amp;&quot;,&quot;&amp;&quot;176&quot;&amp;&quot;,&quot;&amp;[.F298]&amp;&quot;,&quot;&amp;[.G298]&amp;&quot;,&quot;&amp;[.H298]" office:value-type="string" office:string-value="beatjumpDeckD16ForwardPress,176,4,7,1">
            <text:p>beatjumpDeckD16ForwardPress,176,4,7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299]&amp;[.A299]&amp;[.D299]&amp;[.C299]&amp;[.E299]" office:value-type="string" office:string-value="beatjumpDeckD16ForwardRelease">
            <text:p>beatjumpDeckD16ForwardRelease</text:p>
          </table:table-cell>
          <table:table-cell table:formula="of:=[.I299]&amp;&quot;,&quot;&amp;&quot;176&quot;&amp;&quot;,&quot;&amp;[.F299]&amp;&quot;,&quot;&amp;[.G299]&amp;&quot;,&quot;&amp;[.H299]" office:value-type="string" office:string-value="beatjumpDeckD16ForwardRelease,176,4,7,0">
            <text:p>beatjumpDeckD16ForwardRelease,176,4,7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300]&amp;[.A300]&amp;[.D300]&amp;[.C300]&amp;[.E300]" office:value-type="string" office:string-value="beatjumpDeckD32ForwardPress">
            <text:p>beatjumpDeckD32ForwardPress</text:p>
          </table:table-cell>
          <table:table-cell table:formula="of:=[.I300]&amp;&quot;,&quot;&amp;&quot;176&quot;&amp;&quot;,&quot;&amp;[.F300]&amp;&quot;,&quot;&amp;[.G300]&amp;&quot;,&quot;&amp;[.H300]" office:value-type="string" office:string-value="beatjumpDeckD32ForwardPress,176,4,8,1">
            <text:p>beatjumpDeckD32ForwardPress,176,4,8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301]&amp;[.A301]&amp;[.D301]&amp;[.C301]&amp;[.E301]" office:value-type="string" office:string-value="beatjumpDeckD32ForwardRelease">
            <text:p>beatjumpDeckD32ForwardRelease</text:p>
          </table:table-cell>
          <table:table-cell table:formula="of:=[.I301]&amp;&quot;,&quot;&amp;&quot;176&quot;&amp;&quot;,&quot;&amp;[.F301]&amp;&quot;,&quot;&amp;[.G301]&amp;&quot;,&quot;&amp;[.H301]" office:value-type="string" office:string-value="beatjumpDeckD32ForwardRelease,176,4,8,0">
            <text:p>beatjumpDeckD32ForwardRelease,176,4,8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302]&amp;[.A302]&amp;[.D302]&amp;[.C302]&amp;[.E302]" office:value-type="string" office:string-value="beatjumpDeckD1BackwardPress">
            <text:p>beatjumpDeckD1BackwardPress</text:p>
          </table:table-cell>
          <table:table-cell table:formula="of:=[.I302]&amp;&quot;,&quot;&amp;&quot;176&quot;&amp;&quot;,&quot;&amp;[.F302]&amp;&quot;,&quot;&amp;[.G302]&amp;&quot;,&quot;&amp;[.H302]" office:value-type="string" office:string-value="beatjumpDeckD1BackwardPress,176,4,9,1">
            <text:p>beatjumpDeckD1BackwardPress,176,4,9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303]&amp;[.A303]&amp;[.D303]&amp;[.C303]&amp;[.E303]" office:value-type="string" office:string-value="beatjumpDeckD1BackwardRelease">
            <text:p>beatjumpDeckD1BackwardRelease</text:p>
          </table:table-cell>
          <table:table-cell table:formula="of:=[.I303]&amp;&quot;,&quot;&amp;&quot;176&quot;&amp;&quot;,&quot;&amp;[.F303]&amp;&quot;,&quot;&amp;[.G303]&amp;&quot;,&quot;&amp;[.H303]" office:value-type="string" office:string-value="beatjumpDeckD1BackwardRelease,176,4,9,0">
            <text:p>beatjumpDeckD1BackwardRelease,176,4,9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304]&amp;[.A304]&amp;[.D304]&amp;[.C304]&amp;[.E304]" office:value-type="string" office:string-value="beatjumpDeckD4BackwardPress">
            <text:p>beatjumpDeckD4BackwardPress</text:p>
          </table:table-cell>
          <table:table-cell table:formula="of:=[.I304]&amp;&quot;,&quot;&amp;&quot;176&quot;&amp;&quot;,&quot;&amp;[.F304]&amp;&quot;,&quot;&amp;[.G304]&amp;&quot;,&quot;&amp;[.H304]" office:value-type="string" office:string-value="beatjumpDeckD4BackwardPress,176,4,10,1">
            <text:p>beatjumpDeckD4BackwardPress,176,4,10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305]&amp;[.A305]&amp;[.D305]&amp;[.C305]&amp;[.E305]" office:value-type="string" office:string-value="beatjumpDeckD4BackwardRelease">
            <text:p>beatjumpDeckD4BackwardRelease</text:p>
          </table:table-cell>
          <table:table-cell table:formula="of:=[.I305]&amp;&quot;,&quot;&amp;&quot;176&quot;&amp;&quot;,&quot;&amp;[.F305]&amp;&quot;,&quot;&amp;[.G305]&amp;&quot;,&quot;&amp;[.H305]" office:value-type="string" office:string-value="beatjumpDeckD4BackwardRelease,176,4,10,0">
            <text:p>beatjumpDeckD4BackwardRelease,176,4,10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306]&amp;[.A306]&amp;[.D306]&amp;[.C306]&amp;[.E306]" office:value-type="string" office:string-value="beatjumpDeckD16BackwardPress">
            <text:p>beatjumpDeckD16BackwardPress</text:p>
          </table:table-cell>
          <table:table-cell table:formula="of:=[.I306]&amp;&quot;,&quot;&amp;&quot;176&quot;&amp;&quot;,&quot;&amp;[.F306]&amp;&quot;,&quot;&amp;[.G306]&amp;&quot;,&quot;&amp;[.H306]" office:value-type="string" office:string-value="beatjumpDeckD16BackwardPress,176,4,11,1">
            <text:p>beatjumpDeckD16BackwardPress,176,4,11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307]&amp;[.A307]&amp;[.D307]&amp;[.C307]&amp;[.E307]" office:value-type="string" office:string-value="beatjumpDeckD16BackwardRelease">
            <text:p>beatjumpDeckD16BackwardRelease</text:p>
          </table:table-cell>
          <table:table-cell table:formula="of:=[.I307]&amp;&quot;,&quot;&amp;&quot;176&quot;&amp;&quot;,&quot;&amp;[.F307]&amp;&quot;,&quot;&amp;[.G307]&amp;&quot;,&quot;&amp;[.H307]" office:value-type="string" office:string-value="beatjumpDeckD16BackwardRelease,176,4,11,0">
            <text:p>beatjumpDeckD16BackwardRelease,176,4,11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308]&amp;[.A308]&amp;[.D308]&amp;[.C308]&amp;[.E308]" office:value-type="string" office:string-value="beatjumpDeckD32BackwardPress">
            <text:p>beatjumpDeckD32BackwardPress</text:p>
          </table:table-cell>
          <table:table-cell table:formula="of:=[.I308]&amp;&quot;,&quot;&amp;&quot;176&quot;&amp;&quot;,&quot;&amp;[.F308]&amp;&quot;,&quot;&amp;[.G308]&amp;&quot;,&quot;&amp;[.H308]" office:value-type="string" office:string-value="beatjumpDeckD32BackwardPress,176,4,12,1">
            <text:p>beatjumpDeckD32BackwardPress,176,4,12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309]&amp;[.A309]&amp;[.D309]&amp;[.C309]&amp;[.E309]" office:value-type="string" office:string-value="beatjumpDeckD32BackwardRelease">
            <text:p>beatjumpDeckD32BackwardRelease</text:p>
          </table:table-cell>
          <table:table-cell table:formula="of:=[.I309]&amp;&quot;,&quot;&amp;&quot;176&quot;&amp;&quot;,&quot;&amp;[.F309]&amp;&quot;,&quot;&amp;[.G309]&amp;&quot;,&quot;&amp;[.H309]" office:value-type="string" office:string-value="beatjumpDeckD32BackwardRelease,176,4,12,0">
            <text:p>beatjumpDeckD32BackwardRelease,176,4,12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310]&amp;[.A310]&amp;[.C310]&amp;[.D310]" office:value-type="string" office:string-value="selectSetHotcueDeckD1Press">
            <text:p>selectSetHotcueDeckD1Press</text:p>
          </table:table-cell>
          <table:table-cell table:formula="of:=[.I310]&amp;&quot;,&quot;&amp;&quot;176&quot;&amp;&quot;,&quot;&amp;[.F310]&amp;&quot;,&quot;&amp;[.G310]&amp;&quot;,&quot;&amp;[.H310]" office:value-type="string" office:string-value="selectSetHotcueDeckD1Press,176,4,13,1">
            <text:p>selectSetHotcueDeckD1Press,176,4,13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311]&amp;[.A311]&amp;[.C311]&amp;[.D311]" office:value-type="string" office:string-value="selectSetHotcueDeckD1Release">
            <text:p>selectSetHotcueDeckD1Release</text:p>
          </table:table-cell>
          <table:table-cell table:formula="of:=[.I311]&amp;&quot;,&quot;&amp;&quot;176&quot;&amp;&quot;,&quot;&amp;[.F311]&amp;&quot;,&quot;&amp;[.G311]&amp;&quot;,&quot;&amp;[.H311]" office:value-type="string" office:string-value="selectSetHotcueDeckD1Release,176,4,13,0">
            <text:p>selectSetHotcueDeckD1Release,176,4,13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312]&amp;[.A312]&amp;[.C312]&amp;[.D312]" office:value-type="string" office:string-value="selectSetHotcueDeckD2Press">
            <text:p>selectSetHotcueDeckD2Press</text:p>
          </table:table-cell>
          <table:table-cell table:formula="of:=[.I312]&amp;&quot;,&quot;&amp;&quot;176&quot;&amp;&quot;,&quot;&amp;[.F312]&amp;&quot;,&quot;&amp;[.G312]&amp;&quot;,&quot;&amp;[.H312]" office:value-type="string" office:string-value="selectSetHotcueDeckD2Press,176,4,14,1">
            <text:p>selectSetHotcueDeckD2Press,176,4,14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313]&amp;[.A313]&amp;[.C313]&amp;[.D313]" office:value-type="string" office:string-value="selectSetHotcueDeckD2Release">
            <text:p>selectSetHotcueDeckD2Release</text:p>
          </table:table-cell>
          <table:table-cell table:formula="of:=[.I313]&amp;&quot;,&quot;&amp;&quot;176&quot;&amp;&quot;,&quot;&amp;[.F313]&amp;&quot;,&quot;&amp;[.G313]&amp;&quot;,&quot;&amp;[.H313]" office:value-type="string" office:string-value="selectSetHotcueDeckD2Release,176,4,14,0">
            <text:p>selectSetHotcueDeckD2Release,176,4,14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314]&amp;[.A314]&amp;[.C314]&amp;[.D314]" office:value-type="string" office:string-value="selectSetHotcueDeckD3Press">
            <text:p>selectSetHotcueDeckD3Press</text:p>
          </table:table-cell>
          <table:table-cell table:formula="of:=[.I314]&amp;&quot;,&quot;&amp;&quot;176&quot;&amp;&quot;,&quot;&amp;[.F314]&amp;&quot;,&quot;&amp;[.G314]&amp;&quot;,&quot;&amp;[.H314]" office:value-type="string" office:string-value="selectSetHotcueDeckD3Press,176,4,15,1">
            <text:p>selectSetHotcueDeckD3Press,176,4,15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315]&amp;[.A315]&amp;[.C315]&amp;[.D315]" office:value-type="string" office:string-value="selectSetHotcueDeckD3Release">
            <text:p>selectSetHotcueDeckD3Release</text:p>
          </table:table-cell>
          <table:table-cell table:formula="of:=[.I315]&amp;&quot;,&quot;&amp;&quot;176&quot;&amp;&quot;,&quot;&amp;[.F315]&amp;&quot;,&quot;&amp;[.G315]&amp;&quot;,&quot;&amp;[.H315]" office:value-type="string" office:string-value="selectSetHotcueDeckD3Release,176,4,15,0">
            <text:p>selectSetHotcueDeckD3Release,176,4,15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316]&amp;[.A316]&amp;[.C316]&amp;[.D316]" office:value-type="string" office:string-value="selectSetHotcueDeckD4Press">
            <text:p>selectSetHotcueDeckD4Press</text:p>
          </table:table-cell>
          <table:table-cell table:formula="of:=[.I316]&amp;&quot;,&quot;&amp;&quot;176&quot;&amp;&quot;,&quot;&amp;[.F316]&amp;&quot;,&quot;&amp;[.G316]&amp;&quot;,&quot;&amp;[.H316]" office:value-type="string" office:string-value="selectSetHotcueDeckD4Press,176,4,16,1">
            <text:p>selectSetHotcueDeckD4Press,176,4,16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317]&amp;[.A317]&amp;[.C317]&amp;[.D317]" office:value-type="string" office:string-value="selectSetHotcueDeckD4Release">
            <text:p>selectSetHotcueDeckD4Release</text:p>
          </table:table-cell>
          <table:table-cell table:formula="of:=[.I317]&amp;&quot;,&quot;&amp;&quot;176&quot;&amp;&quot;,&quot;&amp;[.F317]&amp;&quot;,&quot;&amp;[.G317]&amp;&quot;,&quot;&amp;[.H317]" office:value-type="string" office:string-value="selectSetHotcueDeckD4Release,176,4,16,0">
            <text:p>selectSetHotcueDeckD4Release,176,4,16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318]&amp;[.A318]&amp;[.C318]&amp;[.D318]" office:value-type="string" office:string-value="selectSetHotcueDeckD5Press">
            <text:p>selectSetHotcueDeckD5Press</text:p>
          </table:table-cell>
          <table:table-cell table:formula="of:=[.I318]&amp;&quot;,&quot;&amp;&quot;176&quot;&amp;&quot;,&quot;&amp;[.F318]&amp;&quot;,&quot;&amp;[.G318]&amp;&quot;,&quot;&amp;[.H318]" office:value-type="string" office:string-value="selectSetHotcueDeckD5Press,176,4,17,1">
            <text:p>selectSetHotcueDeckD5Press,176,4,17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319]&amp;[.A319]&amp;[.C319]&amp;[.D319]" office:value-type="string" office:string-value="selectSetHotcueDeckD5Release">
            <text:p>selectSetHotcueDeckD5Release</text:p>
          </table:table-cell>
          <table:table-cell table:formula="of:=[.I319]&amp;&quot;,&quot;&amp;&quot;176&quot;&amp;&quot;,&quot;&amp;[.F319]&amp;&quot;,&quot;&amp;[.G319]&amp;&quot;,&quot;&amp;[.H319]" office:value-type="string" office:string-value="selectSetHotcueDeckD5Release,176,4,17,0">
            <text:p>selectSetHotcueDeckD5Release,176,4,17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320]&amp;[.A320]&amp;[.C320]&amp;[.D320]" office:value-type="string" office:string-value="selectSetHotcueDeckD6Press">
            <text:p>selectSetHotcueDeckD6Press</text:p>
          </table:table-cell>
          <table:table-cell table:formula="of:=[.I320]&amp;&quot;,&quot;&amp;&quot;176&quot;&amp;&quot;,&quot;&amp;[.F320]&amp;&quot;,&quot;&amp;[.G320]&amp;&quot;,&quot;&amp;[.H320]" office:value-type="string" office:string-value="selectSetHotcueDeckD6Press,176,4,18,1">
            <text:p>selectSetHotcueDeckD6Press,176,4,18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321]&amp;[.A321]&amp;[.C321]&amp;[.D321]" office:value-type="string" office:string-value="selectSetHotcueDeckD6Release">
            <text:p>selectSetHotcueDeckD6Release</text:p>
          </table:table-cell>
          <table:table-cell table:formula="of:=[.I321]&amp;&quot;,&quot;&amp;&quot;176&quot;&amp;&quot;,&quot;&amp;[.F321]&amp;&quot;,&quot;&amp;[.G321]&amp;&quot;,&quot;&amp;[.H321]" office:value-type="string" office:string-value="selectSetHotcueDeckD6Release,176,4,18,0">
            <text:p>selectSetHotcueDeckD6Release,176,4,18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322]&amp;[.A322]&amp;[.C322]&amp;[.D322]" office:value-type="string" office:string-value="selectSetHotcueDeckD7Press">
            <text:p>selectSetHotcueDeckD7Press</text:p>
          </table:table-cell>
          <table:table-cell table:formula="of:=[.I322]&amp;&quot;,&quot;&amp;&quot;176&quot;&amp;&quot;,&quot;&amp;[.F322]&amp;&quot;,&quot;&amp;[.G322]&amp;&quot;,&quot;&amp;[.H322]" office:value-type="string" office:string-value="selectSetHotcueDeckD7Press,176,4,19,1">
            <text:p>selectSetHotcueDeckD7Press,176,4,19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323]&amp;[.A323]&amp;[.C323]&amp;[.D323]" office:value-type="string" office:string-value="selectSetHotcueDeckD7Release">
            <text:p>selectSetHotcueDeckD7Release</text:p>
          </table:table-cell>
          <table:table-cell table:formula="of:=[.I323]&amp;&quot;,&quot;&amp;&quot;176&quot;&amp;&quot;,&quot;&amp;[.F323]&amp;&quot;,&quot;&amp;[.G323]&amp;&quot;,&quot;&amp;[.H323]" office:value-type="string" office:string-value="selectSetHotcueDeckD7Release,176,4,19,0">
            <text:p>selectSetHotcueDeckD7Release,176,4,19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324]&amp;[.A324]&amp;[.C324]&amp;[.D324]" office:value-type="string" office:string-value="selectSetHotcueDeckD8Press">
            <text:p>selectSetHotcueDeckD8Press</text:p>
          </table:table-cell>
          <table:table-cell table:formula="of:=[.I324]&amp;&quot;,&quot;&amp;&quot;176&quot;&amp;&quot;,&quot;&amp;[.F324]&amp;&quot;,&quot;&amp;[.G324]&amp;&quot;,&quot;&amp;[.H324]" office:value-type="string" office:string-value="selectSetHotcueDeckD8Press,176,4,20,1">
            <text:p>selectSetHotcueDeckD8Press,176,4,20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325]&amp;[.A325]&amp;[.C325]&amp;[.D325]" office:value-type="string" office:string-value="selectSetHotcueDeckD8Release">
            <text:p>selectSetHotcueDeckD8Release</text:p>
          </table:table-cell>
          <table:table-cell table:formula="of:=[.I325]&amp;&quot;,&quot;&amp;&quot;176&quot;&amp;&quot;,&quot;&amp;[.F325]&amp;&quot;,&quot;&amp;[.G325]&amp;&quot;,&quot;&amp;[.H325]" office:value-type="string" office:string-value="selectSetHotcueDeckD8Release,176,4,20,0">
            <text:p>selectSetHotcueDeckD8Release,176,4,20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326]&amp;[.A326]&amp;[.C326]" office:value-type="string" office:string-value="deleteHotcueDeckD1">
            <text:p>deleteHotcueDeckD1</text:p>
          </table:table-cell>
          <table:table-cell table:formula="of:=[.I326]&amp;&quot;,&quot;&amp;&quot;176&quot;&amp;&quot;,&quot;&amp;[.F326]&amp;&quot;,&quot;&amp;[.G326]&amp;&quot;,&quot;&amp;[.H326]" office:value-type="string" office:string-value="deleteHotcueDeckD1,176,4,21,1">
            <text:p>deleteHotcueDeckD1,176,4,21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327]&amp;[.A327]&amp;[.C327]" office:value-type="string" office:string-value="deleteHotcueDeckD2">
            <text:p>deleteHotcueDeckD2</text:p>
          </table:table-cell>
          <table:table-cell table:formula="of:=[.I327]&amp;&quot;,&quot;&amp;&quot;176&quot;&amp;&quot;,&quot;&amp;[.F327]&amp;&quot;,&quot;&amp;[.G327]&amp;&quot;,&quot;&amp;[.H327]" office:value-type="string" office:string-value="deleteHotcueDeckD2,176,4,22,1">
            <text:p>deleteHotcueDeckD2,176,4,22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328]&amp;[.A328]&amp;[.C328]" office:value-type="string" office:string-value="deleteHotcueDeckD3">
            <text:p>deleteHotcueDeckD3</text:p>
          </table:table-cell>
          <table:table-cell table:formula="of:=[.I328]&amp;&quot;,&quot;&amp;&quot;176&quot;&amp;&quot;,&quot;&amp;[.F328]&amp;&quot;,&quot;&amp;[.G328]&amp;&quot;,&quot;&amp;[.H328]" office:value-type="string" office:string-value="deleteHotcueDeckD3,176,4,23,1">
            <text:p>deleteHotcueDeckD3,176,4,23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329]&amp;[.A329]&amp;[.C329]" office:value-type="string" office:string-value="deleteHotcueDeckD4">
            <text:p>deleteHotcueDeckD4</text:p>
          </table:table-cell>
          <table:table-cell table:formula="of:=[.I329]&amp;&quot;,&quot;&amp;&quot;176&quot;&amp;&quot;,&quot;&amp;[.F329]&amp;&quot;,&quot;&amp;[.G329]&amp;&quot;,&quot;&amp;[.H329]" office:value-type="string" office:string-value="deleteHotcueDeckD4,176,4,24,1">
            <text:p>deleteHotcueDeckD4,176,4,24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330]&amp;[.A330]&amp;[.C330]" office:value-type="string" office:string-value="deleteHotcueDeckD5">
            <text:p>deleteHotcueDeckD5</text:p>
          </table:table-cell>
          <table:table-cell table:formula="of:=[.I330]&amp;&quot;,&quot;&amp;&quot;176&quot;&amp;&quot;,&quot;&amp;[.F330]&amp;&quot;,&quot;&amp;[.G330]&amp;&quot;,&quot;&amp;[.H330]" office:value-type="string" office:string-value="deleteHotcueDeckD5,176,4,25,1">
            <text:p>deleteHotcueDeckD5,176,4,25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331]&amp;[.A331]&amp;[.C331]" office:value-type="string" office:string-value="deleteHotcueDeckD6">
            <text:p>deleteHotcueDeckD6</text:p>
          </table:table-cell>
          <table:table-cell table:formula="of:=[.I331]&amp;&quot;,&quot;&amp;&quot;176&quot;&amp;&quot;,&quot;&amp;[.F331]&amp;&quot;,&quot;&amp;[.G331]&amp;&quot;,&quot;&amp;[.H331]" office:value-type="string" office:string-value="deleteHotcueDeckD6,176,4,26,1">
            <text:p>deleteHotcueDeckD6,176,4,26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332]&amp;[.A332]&amp;[.C332]" office:value-type="string" office:string-value="deleteHotcueDeckD7">
            <text:p>deleteHotcueDeckD7</text:p>
          </table:table-cell>
          <table:table-cell table:formula="of:=[.I332]&amp;&quot;,&quot;&amp;&quot;176&quot;&amp;&quot;,&quot;&amp;[.F332]&amp;&quot;,&quot;&amp;[.G332]&amp;&quot;,&quot;&amp;[.H332]" office:value-type="string" office:string-value="deleteHotcueDeckD7,176,4,27,1">
            <text:p>deleteHotcueDeckD7,176,4,27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333]&amp;[.A333]&amp;[.C333]" office:value-type="string" office:string-value="deleteHotcueDeckD8">
            <text:p>deleteHotcueDeckD8</text:p>
          </table:table-cell>
          <table:table-cell table:formula="of:=[.I333]&amp;&quot;,&quot;&amp;&quot;176&quot;&amp;&quot;,&quot;&amp;[.F333]&amp;&quot;,&quot;&amp;[.G333]&amp;&quot;,&quot;&amp;[.H333]" office:value-type="string" office:string-value="deleteHotcueDeckD8,176,4,28,1">
            <text:p>deleteHotcueDeckD8,176,4,28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334]&amp;[.A334]&amp;[.C334]" office:value-type="string" office:string-value="hotcueTypeDeckD1">
            <text:p>hotcueTypeDeckD1</text:p>
          </table:table-cell>
          <table:table-cell table:formula="of:=[.I334]&amp;&quot;,&quot;&amp;&quot;176&quot;&amp;&quot;,&quot;&amp;[.F334]&amp;&quot;,&quot;&amp;[.G334]&amp;&quot;,&quot;&amp;[.H334]" office:value-type="string" office:string-value="hotcueTypeDeckD1,176,4,29,1">
            <text:p>hotcueTypeDeckD1,176,4,29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335]&amp;[.A335]&amp;[.C335]" office:value-type="string" office:string-value="hotcueTypeDeckD2">
            <text:p>hotcueTypeDeckD2</text:p>
          </table:table-cell>
          <table:table-cell table:formula="of:=[.I335]&amp;&quot;,&quot;&amp;&quot;176&quot;&amp;&quot;,&quot;&amp;[.F335]&amp;&quot;,&quot;&amp;[.G335]&amp;&quot;,&quot;&amp;[.H335]" office:value-type="string" office:string-value="hotcueTypeDeckD2,176,4,30,1">
            <text:p>hotcueTypeDeckD2,176,4,30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336]&amp;[.A336]&amp;[.C336]" office:value-type="string" office:string-value="hotcueTypeDeckD3">
            <text:p>hotcueTypeDeckD3</text:p>
          </table:table-cell>
          <table:table-cell table:formula="of:=[.I336]&amp;&quot;,&quot;&amp;&quot;176&quot;&amp;&quot;,&quot;&amp;[.F336]&amp;&quot;,&quot;&amp;[.G336]&amp;&quot;,&quot;&amp;[.H336]" office:value-type="string" office:string-value="hotcueTypeDeckD3,176,4,31,1">
            <text:p>hotcueTypeDeckD3,176,4,31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337]&amp;[.A337]&amp;[.C337]" office:value-type="string" office:string-value="hotcueTypeDeckD4">
            <text:p>hotcueTypeDeckD4</text:p>
          </table:table-cell>
          <table:table-cell table:formula="of:=[.I337]&amp;&quot;,&quot;&amp;&quot;176&quot;&amp;&quot;,&quot;&amp;[.F337]&amp;&quot;,&quot;&amp;[.G337]&amp;&quot;,&quot;&amp;[.H337]" office:value-type="string" office:string-value="hotcueTypeDeckD4,176,4,32,1">
            <text:p>hotcueTypeDeckD4,176,4,32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338]&amp;[.A338]&amp;[.C338]" office:value-type="string" office:string-value="hotcueTypeDeckD5">
            <text:p>hotcueTypeDeckD5</text:p>
          </table:table-cell>
          <table:table-cell table:formula="of:=[.I338]&amp;&quot;,&quot;&amp;&quot;176&quot;&amp;&quot;,&quot;&amp;[.F338]&amp;&quot;,&quot;&amp;[.G338]&amp;&quot;,&quot;&amp;[.H338]" office:value-type="string" office:string-value="hotcueTypeDeckD5,176,4,33,1">
            <text:p>hotcueTypeDeckD5,176,4,33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339]&amp;[.A339]&amp;[.C339]" office:value-type="string" office:string-value="hotcueTypeDeckD6">
            <text:p>hotcueTypeDeckD6</text:p>
          </table:table-cell>
          <table:table-cell table:formula="of:=[.I339]&amp;&quot;,&quot;&amp;&quot;176&quot;&amp;&quot;,&quot;&amp;[.F339]&amp;&quot;,&quot;&amp;[.G339]&amp;&quot;,&quot;&amp;[.H339]" office:value-type="string" office:string-value="hotcueTypeDeckD6,176,4,34,1">
            <text:p>hotcueTypeDeckD6,176,4,34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340]&amp;[.A340]&amp;[.C340]" office:value-type="string" office:string-value="hotcueTypeDeckD7">
            <text:p>hotcueTypeDeckD7</text:p>
          </table:table-cell>
          <table:table-cell table:formula="of:=[.I340]&amp;&quot;,&quot;&amp;&quot;176&quot;&amp;&quot;,&quot;&amp;[.F340]&amp;&quot;,&quot;&amp;[.G340]&amp;&quot;,&quot;&amp;[.H340]" office:value-type="string" office:string-value="hotcueTypeDeckD7,176,4,35,1">
            <text:p>hotcueTypeDeckD7,176,4,35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341]&amp;[.A341]&amp;[.C341]" office:value-type="string" office:string-value="hotcueTypeDeckD8">
            <text:p>hotcueTypeDeckD8</text:p>
          </table:table-cell>
          <table:table-cell table:formula="of:=[.I341]&amp;&quot;,&quot;&amp;&quot;176&quot;&amp;&quot;,&quot;&amp;[.F341]&amp;&quot;,&quot;&amp;[.G341]&amp;&quot;,&quot;&amp;[.H341]" office:value-type="string" office:string-value="hotcueTypeDeckD8,176,4,36,1">
            <text:p>hotcueTypeDeckD8,176,4,36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342]&amp;[.A342]" office:value-type="string" office:string-value="playReturnDeckD">
            <text:p>playReturnDeckD</text:p>
          </table:table-cell>
          <table:table-cell table:formula="of:=[.I342]&amp;&quot;,&quot;&amp;&quot;176&quot;&amp;&quot;,&quot;&amp;[.F342]&amp;&quot;,&quot;&amp;[.G342]&amp;&quot;,&quot;&amp;[.H342]" office:value-type="string" office:string-value="playReturnDeckD,176,4,37,1">
            <text:p>playReturnDeckD,176,4,37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343]&amp;[.A343]&amp;[.C343]&amp;[.D343]" office:value-type="string" office:string-value="jogTurnDeckDFineForward">
            <text:p>jogTurnDeckDFineForward</text:p>
          </table:table-cell>
          <table:table-cell table:formula="of:=[.I343]&amp;&quot;,&quot;&amp;&quot;176&quot;&amp;&quot;,&quot;&amp;[.F343]&amp;&quot;,&quot;&amp;[.G343]&amp;&quot;,&quot;&amp;[.H343]" office:value-type="string" office:string-value="jogTurnDeckDFineForward,176,4,38,1">
            <text:p>jogTurnDeckDFineForward,176,4,38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344]&amp;[.A344]&amp;[.C344]&amp;[.D344]" office:value-type="string" office:string-value="jogTurnDeckDFineBackward">
            <text:p>jogTurnDeckDFineBackward</text:p>
          </table:table-cell>
          <table:table-cell table:formula="of:=[.I344]&amp;&quot;,&quot;&amp;&quot;176&quot;&amp;&quot;,&quot;&amp;[.F344]&amp;&quot;,&quot;&amp;[.G344]&amp;&quot;,&quot;&amp;[.H344]" office:value-type="string" office:string-value="jogTurnDeckDFineBackward,176,4,39,1">
            <text:p>jogTurnDeckDFineBackward,176,4,39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345]&amp;[.A345]&amp;[.C345]&amp;[.D345]" office:value-type="string" office:string-value="jogTurnDeckDCoarseForward">
            <text:p>jogTurnDeckDCoarseForward</text:p>
          </table:table-cell>
          <table:table-cell table:formula="of:=[.I345]&amp;&quot;,&quot;&amp;&quot;176&quot;&amp;&quot;,&quot;&amp;[.F345]&amp;&quot;,&quot;&amp;[.G345]&amp;&quot;,&quot;&amp;[.H345]" office:value-type="string" office:string-value="jogTurnDeckDCoarseForward,176,4,40,1">
            <text:p>jogTurnDeckDCoarseForward,176,4,40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346]&amp;[.A346]&amp;[.C346]&amp;[.D346]" office:value-type="string" office:string-value="jogTurnDeckDCoarseBackward">
            <text:p>jogTurnDeckDCoarseBackward</text:p>
          </table:table-cell>
          <table:table-cell table:formula="of:=[.I346]&amp;&quot;,&quot;&amp;&quot;176&quot;&amp;&quot;,&quot;&amp;[.F346]&amp;&quot;,&quot;&amp;[.G346]&amp;&quot;,&quot;&amp;[.H346]" office:value-type="string" office:string-value="jogTurnDeckDCoarseBackward,176,4,41,1">
            <text:p>jogTurnDeckDCoarseBackward,176,4,41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347]&amp;[.A347]" office:value-type="string" office:string-value="phaseSyncDeckD">
            <text:p>phaseSyncDeckD</text:p>
          </table:table-cell>
          <table:table-cell table:formula="of:=[.I347]&amp;&quot;,&quot;&amp;&quot;176&quot;&amp;&quot;,&quot;&amp;[.F347]&amp;&quot;,&quot;&amp;[.G347]&amp;&quot;,&quot;&amp;[.H347]" office:value-type="string" office:string-value="phaseSyncDeckD,176,4,42,1">
            <text:p>phaseSyncDeckD,176,4,42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yncOn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348]&amp;[.A348]" office:value-type="string" office:string-value="syncOnDeckD">
            <text:p>syncOnDeckD</text:p>
          </table:table-cell>
          <table:table-cell table:formula="of:=[.I348]&amp;&quot;,&quot;&amp;&quot;176&quot;&amp;&quot;,&quot;&amp;[.F348]&amp;&quot;,&quot;&amp;[.G348]&amp;&quot;,&quot;&amp;[.H348]" office:value-type="string" office:string-value="syncOnDeckD,176,4,43,1">
            <text:p>syncOnDeckD,176,4,43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yncOnReturn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349]&amp;[.A349]" office:value-type="string" office:string-value="syncOnReturnDeckD">
            <text:p>syncOnReturnDeckD</text:p>
          </table:table-cell>
          <table:table-cell table:formula="of:=[.I349]&amp;&quot;,&quot;&amp;&quot;176&quot;&amp;&quot;,&quot;&amp;[.F349]&amp;&quot;,&quot;&amp;[.G349]&amp;&quot;,&quot;&amp;[.H349]" office:value-type="string" office:string-value="syncOnReturnDeckD,176,4,44,1">
            <text:p>syncOnReturnDeckD,176,4,44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350]&amp;[.A350]" office:value-type="string" office:string-value="tempoMasterDeckD">
            <text:p>tempoMasterDeckD</text:p>
          </table:table-cell>
          <table:table-cell table:formula="of:=[.I350]&amp;&quot;,&quot;&amp;&quot;176&quot;&amp;&quot;,&quot;&amp;[.F350]&amp;&quot;,&quot;&amp;[.G350]&amp;&quot;,&quot;&amp;[.H350]" office:value-type="string" office:string-value="tempoMasterDeckD,176,4,45,1">
            <text:p>tempoMasterDeckD,176,4,45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351]&amp;[.A351]" office:value-type="string" office:string-value="tempoMasterReturnDeckD">
            <text:p>tempoMasterReturnDeckD</text:p>
          </table:table-cell>
          <table:table-cell table:formula="of:=[.I351]&amp;&quot;,&quot;&amp;&quot;176&quot;&amp;&quot;,&quot;&amp;[.F351]&amp;&quot;,&quot;&amp;[.G351]&amp;&quot;,&quot;&amp;[.H351]" office:value-type="string" office:string-value="tempoMasterReturnDeckD,176,4,46,1">
            <text:p>tempoMasterReturnDeckD,176,4,46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f:=[.B352]&amp;[.E352]&amp;[.C352]&amp;[.A352]" office:value-type="string" office:string-value="slot1VolumeDeckD">
            <text:p>slot1VolumeDeckD</text:p>
          </table:table-cell>
          <table:table-cell table:formula="of:=[.I352]&amp;&quot;,&quot;&amp;&quot;176&quot;&amp;&quot;,&quot;&amp;[.F352]&amp;&quot;,&quot;&amp;[.G352]&amp;&quot;,&quot;&amp;[.H352]" office:value-type="string" office:string-value="slot1VolumeDeckD,176,4,47,1">
            <text:p>slot1VolumeDeckD,176,4,47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table:number-columns-repeated="2"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table:number-columns-repeated="2"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1" table:number-rows-repeated="1048216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8.04.2016</text:date>, <text:time>01:25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8T01:25:17.11</dc:date>
    <meta:editing-duration>P1DT5H49M34S</meta:editing-duration>
    <meta:editing-cycles>27</meta:editing-cycles>
    <meta:generator>OpenOffice/4.1.2$Win32 OpenOffice.org_project/412m3$Build-9782</meta:generator>
    <dc:creator>Sebastian Teister</dc:creator>
    <meta:document-statistic meta:table-count="1" meta:cell-count="2720" meta:object-count="0"/>
  </office:meta>
</office:document-meta>
</file>